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1.448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529cm"/>
    </style:style>
    <style:style style:name="co9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MOD([.$B5];2)))" style:apply-style-name="Безымянный3" style:base-cell-address="Лист3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MOD([.$B68];2)))" style:apply-style-name="Безымянный4" style:base-cell-address="Лист3.C68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fo:background-color="#99ccff" fo:border="0.06pt solid #000000"/>
    </style:style>
    <style:style style:name="ce2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6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й">
      <style:table-cell-properties style:text-align-source="fix" style:repeat-content="false" fo:border="0.06pt solid #000000"/>
      <style:paragraph-properties fo:text-align="center" fo:margin-left="0cm"/>
      <style:map style:condition="is-true-formula(IF(MOD([.$G5];2)))" style:apply-style-name="Безымянный2" style:base-cell-address="Лист3.H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MOD([.$G68];2)))" style:apply-style-name="Безымянный7" style:base-cell-address="Лист3.H68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F(MOD([.$G5];2)))" style:apply-style-name="Безымянный2" style:base-cell-address="Лист3.H5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q</text:p>
          </table:table-cell>
          <table:table-cell table:style-name="ce2" office:value-type="string">
            <text:p>P</text:p>
          </table:table-cell>
          <table:table-cell table:style-name="ce2" office:value-type="string">
            <text:p>формула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8">
            <text:p>8</text:p>
          </table:table-cell>
          <table:table-cell table:formula="of:=RANDBETWEEN(1;[.D3])" office:value-type="float" office:value="6">
            <text:p>6</text:p>
          </table:table-cell>
          <table:table-cell table:formula="of:=1-[.C3]" office:value-type="float" office:value="0.5">
            <text:p>0,5</text:p>
          </table:table-cell>
          <table:table-cell table:style-name="ce4" table:formula="of:=FACT([.D3])/FACT([.E3])/FACT([.D3]-[.E3])*[.C3]^([.E3])*[.F3]^([.D3]-[.E3])" office:value-type="float" office:value="0.109375">
            <text:p>0,1093750</text:p>
          </table:table-cell>
          <table:table-cell table:style-name="ce4" table:formula="of:=BINOMDIST([.E3];[.D3];[.C3];0)" office:value-type="float" office:value="0.109375">
            <text:p>0,109375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ANDBETWEEN(1;9)/10" office:value-type="float" office:value="0.9">
            <text:p>0,9</text:p>
          </table:table-cell>
          <table:table-cell table:formula="of:=RANDBETWEEN(6;10)" office:value-type="float" office:value="7">
            <text:p>7</text:p>
          </table:table-cell>
          <table:table-cell table:formula="of:=RANDBETWEEN(1;[.D4])" office:value-type="float" office:value="2">
            <text:p>2</text:p>
          </table:table-cell>
          <table:table-cell table:formula="of:=1-[.C4]" office:value-type="float" office:value="0.1">
            <text:p>0,1</text:p>
          </table:table-cell>
          <table:table-cell table:style-name="ce4" table:formula="of:=FACT([.D4])/FACT([.E4])/FACT([.D4]-[.E4])*[.C4]^([.E4])*[.F4]^([.D4]-[.E4])" office:value-type="float" office:value="0.0001701">
            <text:p>0,0001701</text:p>
          </table:table-cell>
          <table:table-cell table:style-name="ce4" table:formula="of:=BINOMDIST([.E4];[.D4];[.C4];0)" office:value-type="float" office:value="0.0001701">
            <text:p>0,0001701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ANDBETWEEN(1;9)/10" office:value-type="float" office:value="0.1">
            <text:p>0,1</text:p>
          </table:table-cell>
          <table:table-cell table:formula="of:=RANDBETWEEN(6;10)" office:value-type="float" office:value="9">
            <text:p>9</text:p>
          </table:table-cell>
          <table:table-cell table:formula="of:=RANDBETWEEN(1;[.D5])" office:value-type="float" office:value="2">
            <text:p>2</text:p>
          </table:table-cell>
          <table:table-cell table:formula="of:=1-[.C5]" office:value-type="float" office:value="0.9">
            <text:p>0,9</text:p>
          </table:table-cell>
          <table:table-cell table:style-name="ce4" table:formula="of:=FACT([.D5])/FACT([.E5])/FACT([.D5]-[.E5])*[.C5]^([.E5])*[.F5]^([.D5]-[.E5])" office:value-type="float" office:value="0.172186884">
            <text:p>0,1721869</text:p>
          </table:table-cell>
          <table:table-cell table:style-name="ce4" table:formula="of:=BINOMDIST([.E5];[.D5];[.C5];0)" office:value-type="float" office:value="0.172186884">
            <text:p>0,172186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ANDBETWEEN(1;9)/10" office:value-type="float" office:value="0.9">
            <text:p>0,9</text:p>
          </table:table-cell>
          <table:table-cell table:formula="of:=RANDBETWEEN(6;10)" office:value-type="float" office:value="6">
            <text:p>6</text:p>
          </table:table-cell>
          <table:table-cell table:formula="of:=RANDBETWEEN(1;[.D6])" office:value-type="float" office:value="2">
            <text:p>2</text:p>
          </table:table-cell>
          <table:table-cell table:formula="of:=1-[.C6]" office:value-type="float" office:value="0.1">
            <text:p>0,1</text:p>
          </table:table-cell>
          <table:table-cell table:style-name="ce4" table:formula="of:=FACT([.D6])/FACT([.E6])/FACT([.D6]-[.E6])*[.C6]^([.E6])*[.F6]^([.D6]-[.E6])" office:value-type="float" office:value="0.001215">
            <text:p>0,0012150</text:p>
          </table:table-cell>
          <table:table-cell table:style-name="ce4" table:formula="of:=BINOMDIST([.E6];[.D6];[.C6];0)" office:value-type="float" office:value="0.001215">
            <text:p>0,001215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ANDBETWEEN(1;9)/10" office:value-type="float" office:value="0.2">
            <text:p>0,2</text:p>
          </table:table-cell>
          <table:table-cell table:formula="of:=RANDBETWEEN(6;10)" office:value-type="float" office:value="8">
            <text:p>8</text:p>
          </table:table-cell>
          <table:table-cell table:formula="of:=RANDBETWEEN(1;[.D7])" office:value-type="float" office:value="5">
            <text:p>5</text:p>
          </table:table-cell>
          <table:table-cell table:formula="of:=1-[.C7]" office:value-type="float" office:value="0.8">
            <text:p>0,8</text:p>
          </table:table-cell>
          <table:table-cell table:style-name="ce4" table:formula="of:=FACT([.D7])/FACT([.E7])/FACT([.D7]-[.E7])*[.C7]^([.E7])*[.F7]^([.D7]-[.E7])" office:value-type="float" office:value="0.00917504">
            <text:p>0,0091750</text:p>
          </table:table-cell>
          <table:table-cell table:style-name="ce4" table:formula="of:=BINOMDIST([.E7];[.D7];[.C7];0)" office:value-type="float" office:value="0.00917504">
            <text:p>0,009175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6">
            <text:p>6</text:p>
          </table:table-cell>
          <table:table-cell table:formula="of:=RANDBETWEEN(1;[.D8])" office:value-type="float" office:value="2">
            <text:p>2</text:p>
          </table:table-cell>
          <table:table-cell table:formula="of:=1-[.C8]" office:value-type="float" office:value="0.5">
            <text:p>0,5</text:p>
          </table:table-cell>
          <table:table-cell table:style-name="ce4" table:formula="of:=FACT([.D8])/FACT([.E8])/FACT([.D8]-[.E8])*[.C8]^([.E8])*[.F8]^([.D8]-[.E8])" office:value-type="float" office:value="0.234375">
            <text:p>0,2343750</text:p>
          </table:table-cell>
          <table:table-cell table:style-name="ce4" table:formula="of:=BINOMDIST([.E8];[.D8];[.C8];0)" office:value-type="float" office:value="0.234375">
            <text:p>0,234375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10">
            <text:p>10</text:p>
          </table:table-cell>
          <table:table-cell table:formula="of:=RANDBETWEEN(1;[.D9])" office:value-type="float" office:value="10">
            <text:p>10</text:p>
          </table:table-cell>
          <table:table-cell table:formula="of:=1-[.C9]" office:value-type="float" office:value="0.6">
            <text:p>0,6</text:p>
          </table:table-cell>
          <table:table-cell table:style-name="ce4" table:formula="of:=FACT([.D9])/FACT([.E9])/FACT([.D9]-[.E9])*[.C9]^([.E9])*[.F9]^([.D9]-[.E9])" office:value-type="float" office:value="0.0001048576">
            <text:p>0,0001049</text:p>
          </table:table-cell>
          <table:table-cell table:style-name="ce4" table:formula="of:=BINOMDIST([.E9];[.D9];[.C9];0)" office:value-type="float" office:value="0.0001048576">
            <text:p>0,000104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10">
            <text:p>10</text:p>
          </table:table-cell>
          <table:table-cell table:formula="of:=RANDBETWEEN(1;[.D10])" office:value-type="float" office:value="2">
            <text:p>2</text:p>
          </table:table-cell>
          <table:table-cell table:formula="of:=1-[.C10]" office:value-type="float" office:value="0.6">
            <text:p>0,6</text:p>
          </table:table-cell>
          <table:table-cell table:style-name="ce4" table:formula="of:=FACT([.D10])/FACT([.E10])/FACT([.D10]-[.E10])*[.C10]^([.E10])*[.F10]^([.D10]-[.E10])" office:value-type="float" office:value="0.120932352">
            <text:p>0,1209324</text:p>
          </table:table-cell>
          <table:table-cell table:style-name="ce4" table:formula="of:=BINOMDIST([.E10];[.D10];[.C10];0)" office:value-type="float" office:value="0.120932352">
            <text:p>0,120932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RANDBETWEEN(1;9)/10" office:value-type="float" office:value="0.2">
            <text:p>0,2</text:p>
          </table:table-cell>
          <table:table-cell table:formula="of:=RANDBETWEEN(6;10)" office:value-type="float" office:value="6">
            <text:p>6</text:p>
          </table:table-cell>
          <table:table-cell table:formula="of:=RANDBETWEEN(1;[.D11])" office:value-type="float" office:value="3">
            <text:p>3</text:p>
          </table:table-cell>
          <table:table-cell table:formula="of:=1-[.C11]" office:value-type="float" office:value="0.8">
            <text:p>0,8</text:p>
          </table:table-cell>
          <table:table-cell table:style-name="ce4" table:formula="of:=FACT([.D11])/FACT([.E11])/FACT([.D11]-[.E11])*[.C11]^([.E11])*[.F11]^([.D11]-[.E11])" office:value-type="float" office:value="0.08192">
            <text:p>0,0819200</text:p>
          </table:table-cell>
          <table:table-cell table:style-name="ce4" table:formula="of:=BINOMDIST([.E11];[.D11];[.C11];0)" office:value-type="float" office:value="0.08192">
            <text:p>0,08192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RANDBETWEEN(1;9)/10" office:value-type="float" office:value="0.3">
            <text:p>0,3</text:p>
          </table:table-cell>
          <table:table-cell table:formula="of:=RANDBETWEEN(6;10)" office:value-type="float" office:value="6">
            <text:p>6</text:p>
          </table:table-cell>
          <table:table-cell table:formula="of:=RANDBETWEEN(1;[.D12])" office:value-type="float" office:value="3">
            <text:p>3</text:p>
          </table:table-cell>
          <table:table-cell table:formula="of:=1-[.C12]" office:value-type="float" office:value="0.7">
            <text:p>0,7</text:p>
          </table:table-cell>
          <table:table-cell table:style-name="ce4" table:formula="of:=FACT([.D12])/FACT([.E12])/FACT([.D12]-[.E12])*[.C12]^([.E12])*[.F12]^([.D12]-[.E12])" office:value-type="float" office:value="0.18522">
            <text:p>0,1852200</text:p>
          </table:table-cell>
          <table:table-cell table:style-name="ce4" table:formula="of:=BINOMDIST([.E12];[.D12];[.C12];0)" office:value-type="float" office:value="0.18522">
            <text:p>0,18522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8">
            <text:p>8</text:p>
          </table:table-cell>
          <table:table-cell table:formula="of:=RANDBETWEEN(1;[.D13])" office:value-type="float" office:value="7">
            <text:p>7</text:p>
          </table:table-cell>
          <table:table-cell table:formula="of:=1-[.C13]" office:value-type="float" office:value="0.5">
            <text:p>0,5</text:p>
          </table:table-cell>
          <table:table-cell table:style-name="ce4" table:formula="of:=FACT([.D13])/FACT([.E13])/FACT([.D13]-[.E13])*[.C13]^([.E13])*[.F13]^([.D13]-[.E13])" office:value-type="float" office:value="0.03125">
            <text:p>0,0312500</text:p>
          </table:table-cell>
          <table:table-cell table:style-name="ce4" table:formula="of:=BINOMDIST([.E13];[.D13];[.C13];0)" office:value-type="float" office:value="0.03125">
            <text:p>0,03125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6">
            <text:p>6</text:p>
          </table:table-cell>
          <table:table-cell table:formula="of:=RANDBETWEEN(1;[.D14])" office:value-type="float" office:value="1">
            <text:p>1</text:p>
          </table:table-cell>
          <table:table-cell table:formula="of:=1-[.C14]" office:value-type="float" office:value="0.5">
            <text:p>0,5</text:p>
          </table:table-cell>
          <table:table-cell table:style-name="ce4" table:formula="of:=FACT([.D14])/FACT([.E14])/FACT([.D14]-[.E14])*[.C14]^([.E14])*[.F14]^([.D14]-[.E14])" office:value-type="float" office:value="0.09375">
            <text:p>0,0937500</text:p>
          </table:table-cell>
          <table:table-cell table:style-name="ce4" table:formula="of:=BINOMDIST([.E14];[.D14];[.C14];0)" office:value-type="float" office:value="0.09375">
            <text:p>0,09375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RANDBETWEEN(1;9)/10" office:value-type="float" office:value="0.9">
            <text:p>0,9</text:p>
          </table:table-cell>
          <table:table-cell table:formula="of:=RANDBETWEEN(6;10)" office:value-type="float" office:value="8">
            <text:p>8</text:p>
          </table:table-cell>
          <table:table-cell table:formula="of:=RANDBETWEEN(1;[.D15])" office:value-type="float" office:value="6">
            <text:p>6</text:p>
          </table:table-cell>
          <table:table-cell table:formula="of:=1-[.C15]" office:value-type="float" office:value="0.1">
            <text:p>0,1</text:p>
          </table:table-cell>
          <table:table-cell table:style-name="ce4" table:formula="of:=FACT([.D15])/FACT([.E15])/FACT([.D15]-[.E15])*[.C15]^([.E15])*[.F15]^([.D15]-[.E15])" office:value-type="float" office:value="0.14880348">
            <text:p>0,1488035</text:p>
          </table:table-cell>
          <table:table-cell table:style-name="ce4" table:formula="of:=BINOMDIST([.E15];[.D15];[.C15];0)" office:value-type="float" office:value="0.14880348">
            <text:p>0,148803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7">
            <text:p>7</text:p>
          </table:table-cell>
          <table:table-cell table:formula="of:=RANDBETWEEN(1;[.D16])" office:value-type="float" office:value="6">
            <text:p>6</text:p>
          </table:table-cell>
          <table:table-cell table:formula="of:=1-[.C16]" office:value-type="float" office:value="0.6">
            <text:p>0,6</text:p>
          </table:table-cell>
          <table:table-cell table:style-name="ce4" table:formula="of:=FACT([.D16])/FACT([.E16])/FACT([.D16]-[.E16])*[.C16]^([.E16])*[.F16]^([.D16]-[.E16])" office:value-type="float" office:value="0.0172032">
            <text:p>0,0172032</text:p>
          </table:table-cell>
          <table:table-cell table:style-name="ce4" table:formula="of:=BINOMDIST([.E16];[.D16];[.C16];0)" office:value-type="float" office:value="0.0172032">
            <text:p>0,017203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RANDBETWEEN(1;9)/10" office:value-type="float" office:value="0.7">
            <text:p>0,7</text:p>
          </table:table-cell>
          <table:table-cell table:formula="of:=RANDBETWEEN(6;10)" office:value-type="float" office:value="8">
            <text:p>8</text:p>
          </table:table-cell>
          <table:table-cell table:formula="of:=RANDBETWEEN(1;[.D17])" office:value-type="float" office:value="4">
            <text:p>4</text:p>
          </table:table-cell>
          <table:table-cell table:formula="of:=1-[.C17]" office:value-type="float" office:value="0.3">
            <text:p>0,3</text:p>
          </table:table-cell>
          <table:table-cell table:style-name="ce4" table:formula="of:=FACT([.D17])/FACT([.E17])/FACT([.D17]-[.E17])*[.C17]^([.E17])*[.F17]^([.D17]-[.E17])" office:value-type="float" office:value="0.1361367">
            <text:p>0,1361367</text:p>
          </table:table-cell>
          <table:table-cell table:style-name="ce4" table:formula="of:=BINOMDIST([.E17];[.D17];[.C17];0)" office:value-type="float" office:value="0.1361367">
            <text:p>0,136136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7">
            <text:p>7</text:p>
          </table:table-cell>
          <table:table-cell table:formula="of:=RANDBETWEEN(1;[.D18])" office:value-type="float" office:value="6">
            <text:p>6</text:p>
          </table:table-cell>
          <table:table-cell table:formula="of:=1-[.C18]" office:value-type="float" office:value="0.6">
            <text:p>0,6</text:p>
          </table:table-cell>
          <table:table-cell table:style-name="ce4" table:formula="of:=FACT([.D18])/FACT([.E18])/FACT([.D18]-[.E18])*[.C18]^([.E18])*[.F18]^([.D18]-[.E18])" office:value-type="float" office:value="0.0172032">
            <text:p>0,0172032</text:p>
          </table:table-cell>
          <table:table-cell table:style-name="ce4" table:formula="of:=BINOMDIST([.E18];[.D18];[.C18];0)" office:value-type="float" office:value="0.0172032">
            <text:p>0,017203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6">
            <text:p>6</text:p>
          </table:table-cell>
          <table:table-cell table:formula="of:=RANDBETWEEN(1;[.D19])" office:value-type="float" office:value="2">
            <text:p>2</text:p>
          </table:table-cell>
          <table:table-cell table:formula="of:=1-[.C19]" office:value-type="float" office:value="0.5">
            <text:p>0,5</text:p>
          </table:table-cell>
          <table:table-cell table:style-name="ce4" table:formula="of:=FACT([.D19])/FACT([.E19])/FACT([.D19]-[.E19])*[.C19]^([.E19])*[.F19]^([.D19]-[.E19])" office:value-type="float" office:value="0.234375">
            <text:p>0,2343750</text:p>
          </table:table-cell>
          <table:table-cell table:style-name="ce4" table:formula="of:=BINOMDIST([.E19];[.D19];[.C19];0)" office:value-type="float" office:value="0.234375">
            <text:p>0,234375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RANDBETWEEN(1;9)/10" office:value-type="float" office:value="0.8">
            <text:p>0,8</text:p>
          </table:table-cell>
          <table:table-cell table:formula="of:=RANDBETWEEN(6;10)" office:value-type="float" office:value="9">
            <text:p>9</text:p>
          </table:table-cell>
          <table:table-cell table:formula="of:=RANDBETWEEN(1;[.D20])" office:value-type="float" office:value="7">
            <text:p>7</text:p>
          </table:table-cell>
          <table:table-cell table:formula="of:=1-[.C20]" office:value-type="float" office:value="0.2">
            <text:p>0,2</text:p>
          </table:table-cell>
          <table:table-cell table:style-name="ce4" table:formula="of:=FACT([.D20])/FACT([.E20])/FACT([.D20]-[.E20])*[.C20]^([.E20])*[.F20]^([.D20]-[.E20])" office:value-type="float" office:value="0.301989888">
            <text:p>0,3019899</text:p>
          </table:table-cell>
          <table:table-cell table:style-name="ce4" table:formula="of:=BINOMDIST([.E20];[.D20];[.C20];0)" office:value-type="float" office:value="0.301989888">
            <text:p>0,301989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8">
            <text:p>8</text:p>
          </table:table-cell>
          <table:table-cell table:formula="of:=RANDBETWEEN(1;[.D21])" office:value-type="float" office:value="3">
            <text:p>3</text:p>
          </table:table-cell>
          <table:table-cell table:formula="of:=1-[.C21]" office:value-type="float" office:value="0.6">
            <text:p>0,6</text:p>
          </table:table-cell>
          <table:table-cell table:style-name="ce4" table:formula="of:=FACT([.D21])/FACT([.E21])/FACT([.D21]-[.E21])*[.C21]^([.E21])*[.F21]^([.D21]-[.E21])" office:value-type="float" office:value="0.27869184">
            <text:p>0,2786918</text:p>
          </table:table-cell>
          <table:table-cell table:style-name="ce4" table:formula="of:=BINOMDIST([.E21];[.D21];[.C21];0)" office:value-type="float" office:value="0.27869184">
            <text:p>0,2786918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RANDBETWEEN(1;9)/10" office:value-type="float" office:value="0.2">
            <text:p>0,2</text:p>
          </table:table-cell>
          <table:table-cell table:formula="of:=RANDBETWEEN(6;10)" office:value-type="float" office:value="7">
            <text:p>7</text:p>
          </table:table-cell>
          <table:table-cell table:formula="of:=RANDBETWEEN(1;[.D22])" office:value-type="float" office:value="1">
            <text:p>1</text:p>
          </table:table-cell>
          <table:table-cell table:formula="of:=1-[.C22]" office:value-type="float" office:value="0.8">
            <text:p>0,8</text:p>
          </table:table-cell>
          <table:table-cell table:style-name="ce4" table:formula="of:=FACT([.D22])/FACT([.E22])/FACT([.D22]-[.E22])*[.C22]^([.E22])*[.F22]^([.D22]-[.E22])" office:value-type="float" office:value="0.3670016">
            <text:p>0,3670016</text:p>
          </table:table-cell>
          <table:table-cell table:style-name="ce4" table:formula="of:=BINOMDIST([.E22];[.D22];[.C22];0)" office:value-type="float" office:value="0.3670016">
            <text:p>0,367001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RANDBETWEEN(1;9)/10" office:value-type="float" office:value="0.2">
            <text:p>0,2</text:p>
          </table:table-cell>
          <table:table-cell table:formula="of:=RANDBETWEEN(6;10)" office:value-type="float" office:value="8">
            <text:p>8</text:p>
          </table:table-cell>
          <table:table-cell table:formula="of:=RANDBETWEEN(1;[.D23])" office:value-type="float" office:value="4">
            <text:p>4</text:p>
          </table:table-cell>
          <table:table-cell table:formula="of:=1-[.C23]" office:value-type="float" office:value="0.8">
            <text:p>0,8</text:p>
          </table:table-cell>
          <table:table-cell table:style-name="ce4" table:formula="of:=FACT([.D23])/FACT([.E23])/FACT([.D23]-[.E23])*[.C23]^([.E23])*[.F23]^([.D23]-[.E23])" office:value-type="float" office:value="0.0458752">
            <text:p>0,0458752</text:p>
          </table:table-cell>
          <table:table-cell table:style-name="ce4" table:formula="of:=BINOMDIST([.E23];[.D23];[.C23];0)" office:value-type="float" office:value="0.0458752">
            <text:p>0,0458752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RANDBETWEEN(1;9)/10" office:value-type="float" office:value="0.5">
            <text:p>0,5</text:p>
          </table:table-cell>
          <table:table-cell table:formula="of:=RANDBETWEEN(6;10)" office:value-type="float" office:value="9">
            <text:p>9</text:p>
          </table:table-cell>
          <table:table-cell table:formula="of:=RANDBETWEEN(1;[.D24])" office:value-type="float" office:value="1">
            <text:p>1</text:p>
          </table:table-cell>
          <table:table-cell table:formula="of:=1-[.C24]" office:value-type="float" office:value="0.5">
            <text:p>0,5</text:p>
          </table:table-cell>
          <table:table-cell table:style-name="ce4" table:formula="of:=FACT([.D24])/FACT([.E24])/FACT([.D24]-[.E24])*[.C24]^([.E24])*[.F24]^([.D24]-[.E24])" office:value-type="float" office:value="0.017578125">
            <text:p>0,0175781</text:p>
          </table:table-cell>
          <table:table-cell table:style-name="ce4" table:formula="of:=BINOMDIST([.E24];[.D24];[.C24];0)" office:value-type="float" office:value="0.017578125">
            <text:p>0,0175781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RANDBETWEEN(1;9)/10" office:value-type="float" office:value="0.8">
            <text:p>0,8</text:p>
          </table:table-cell>
          <table:table-cell table:formula="of:=RANDBETWEEN(6;10)" office:value-type="float" office:value="9">
            <text:p>9</text:p>
          </table:table-cell>
          <table:table-cell table:formula="of:=RANDBETWEEN(1;[.D25])" office:value-type="float" office:value="5">
            <text:p>5</text:p>
          </table:table-cell>
          <table:table-cell table:formula="of:=1-[.C25]" office:value-type="float" office:value="0.2">
            <text:p>0,2</text:p>
          </table:table-cell>
          <table:table-cell table:style-name="ce4" table:formula="of:=FACT([.D25])/FACT([.E25])/FACT([.D25]-[.E25])*[.C25]^([.E25])*[.F25]^([.D25]-[.E25])" office:value-type="float" office:value="0.066060288">
            <text:p>0,0660603</text:p>
          </table:table-cell>
          <table:table-cell table:style-name="ce4" table:formula="of:=BINOMDIST([.E25];[.D25];[.C25];0)" office:value-type="float" office:value="0.066060288">
            <text:p>0,0660603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RANDBETWEEN(1;9)/10" office:value-type="float" office:value="0.4">
            <text:p>0,4</text:p>
          </table:table-cell>
          <table:table-cell table:formula="of:=RANDBETWEEN(6;10)" office:value-type="float" office:value="6">
            <text:p>6</text:p>
          </table:table-cell>
          <table:table-cell table:formula="of:=RANDBETWEEN(1;[.D26])" office:value-type="float" office:value="3">
            <text:p>3</text:p>
          </table:table-cell>
          <table:table-cell table:formula="of:=1-[.C26]" office:value-type="float" office:value="0.6">
            <text:p>0,6</text:p>
          </table:table-cell>
          <table:table-cell table:style-name="ce4" table:formula="of:=FACT([.D26])/FACT([.E26])/FACT([.D26]-[.E26])*[.C26]^([.E26])*[.F26]^([.D26]-[.E26])" office:value-type="float" office:value="0.27648">
            <text:p>0,2764800</text:p>
          </table:table-cell>
          <table:table-cell table:style-name="ce4" table:formula="of:=BINOMDIST([.E26];[.D26];[.C26];0)" office:value-type="float" office:value="0.27648">
            <text:p>0,276480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RANDBETWEEN(1;9)/10" office:value-type="float" office:value="0.7">
            <text:p>0,7</text:p>
          </table:table-cell>
          <table:table-cell table:formula="of:=RANDBETWEEN(6;10)" office:value-type="float" office:value="10">
            <text:p>10</text:p>
          </table:table-cell>
          <table:table-cell table:formula="of:=RANDBETWEEN(1;[.D27])" office:value-type="float" office:value="4">
            <text:p>4</text:p>
          </table:table-cell>
          <table:table-cell table:formula="of:=1-[.C27]" office:value-type="float" office:value="0.3">
            <text:p>0,3</text:p>
          </table:table-cell>
          <table:table-cell table:style-name="ce4" table:formula="of:=FACT([.D27])/FACT([.E27])/FACT([.D27]-[.E27])*[.C27]^([.E27])*[.F27]^([.D27]-[.E27])" office:value-type="float" office:value="0.036756909">
            <text:p>0,0367569</text:p>
          </table:table-cell>
          <table:table-cell table:style-name="ce4" table:formula="of:=BINOMDIST([.E27];[.D27];[.C27];0)" office:value-type="float" office:value="0.036756909">
            <text:p>0,0367569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формула</text:p>
          </table:table-cell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ANDBETWEEN(1;10)/1000" office:value-type="float" office:value="0.006">
            <text:p>0,006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31]+[.F$58])/[.F$59])" office:value-type="float" office:value="12">
            <text:p>12</text:p>
          </table:table-cell>
          <table:table-cell table:formula="of:=[.D31]*[.C31]" office:value-type="float" office:value="12">
            <text:p>12</text:p>
          </table:table-cell>
          <table:table-cell table:style-name="ce5" table:formula="of:=[.F31]^[.E31]/FACT([.E31])*EXP(-[.F31])" office:value-type="float" office:value="0.114367915509447">
            <text:p>0,114</text:p>
          </table:table-cell>
          <table:table-cell table:style-name="ce5" table:formula="of:=POISSON([.E31];[.F31];0)" office:value-type="float" office:value="0.114367915509447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ANDBETWEEN(1;10)/1000" office:value-type="float" office:value="0.01">
            <text:p>0,01</text:p>
          </table:table-cell>
          <table:table-cell table:formula="of:=RANDBETWEEN(1;8)*500" office:value-type="float" office:value="1000">
            <text:p>1000</text:p>
          </table:table-cell>
          <table:table-cell table:formula="of:=ROUND((([.F$59]-1)*[.F32]+[.F$58])/[.F$59])" office:value-type="float" office:value="11">
            <text:p>11</text:p>
          </table:table-cell>
          <table:table-cell table:formula="of:=[.D32]*[.C32]" office:value-type="float" office:value="10">
            <text:p>10</text:p>
          </table:table-cell>
          <table:table-cell table:style-name="ce5" table:formula="of:=[.F32]^[.E32]/FACT([.E32])*EXP(-[.F32])" office:value-type="float" office:value="0.113736396110121">
            <text:p>0,114</text:p>
          </table:table-cell>
          <table:table-cell table:style-name="ce5" table:formula="of:=POISSON([.E32];[.F32];0)" office:value-type="float" office:value="0.113736396110121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ANDBETWEEN(1;10)/1000" office:value-type="float" office:value="0.008">
            <text:p>0,008</text:p>
          </table:table-cell>
          <table:table-cell table:formula="of:=RANDBETWEEN(1;8)*500" office:value-type="float" office:value="2500">
            <text:p>2500</text:p>
          </table:table-cell>
          <table:table-cell table:formula="of:=ROUND((([.F$59]-1)*[.F33]+[.F$58])/[.F$59])" office:value-type="float" office:value="18">
            <text:p>18</text:p>
          </table:table-cell>
          <table:table-cell table:formula="of:=[.D33]*[.C33]" office:value-type="float" office:value="20">
            <text:p>20</text:p>
          </table:table-cell>
          <table:table-cell table:style-name="ce5" table:formula="of:=[.F33]^[.E33]/FACT([.E33])*EXP(-[.F33])" office:value-type="float" office:value="0.084393551522481">
            <text:p>0,084</text:p>
          </table:table-cell>
          <table:table-cell table:style-name="ce5" table:formula="of:=POISSON([.E33];[.F33];0)" office:value-type="float" office:value="0.084393551522481">
            <text:p>0,08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1500">
            <text:p>1500</text:p>
          </table:table-cell>
          <table:table-cell table:formula="of:=ROUND((([.F$59]-1)*[.F34]+[.F$58])/[.F$59])" office:value-type="float" office:value="7">
            <text:p>7</text:p>
          </table:table-cell>
          <table:table-cell table:formula="of:=[.D34]*[.C34]" office:value-type="float" office:value="4.5">
            <text:p>4,5</text:p>
          </table:table-cell>
          <table:table-cell table:style-name="ce5" table:formula="of:=[.F34]^[.E34]/FACT([.E34])*EXP(-[.F34])" office:value-type="float" office:value="0.0823629496272326">
            <text:p>0,082</text:p>
          </table:table-cell>
          <table:table-cell table:style-name="ce5" table:formula="of:=POISSON([.E34];[.F34];0)" office:value-type="float" office:value="0.0823629496272326">
            <text:p>0,08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ANDBETWEEN(1;10)/1000" office:value-type="float" office:value="0.002">
            <text:p>0,002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35]+[.F$58])/[.F$59])" office:value-type="float" office:value="7">
            <text:p>7</text:p>
          </table:table-cell>
          <table:table-cell table:formula="of:=[.D35]*[.C35]" office:value-type="float" office:value="4">
            <text:p>4</text:p>
          </table:table-cell>
          <table:table-cell table:style-name="ce5" table:formula="of:=[.F35]^[.E35]/FACT([.E35])*EXP(-[.F35])" office:value-type="float" office:value="0.0595403626097263">
            <text:p>0,060</text:p>
          </table:table-cell>
          <table:table-cell table:style-name="ce5" table:formula="of:=POISSON([.E35];[.F35];0)" office:value-type="float" office:value="0.0595403626097263">
            <text:p>0,060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36]+[.F$58])/[.F$59])" office:value-type="float" office:value="11">
            <text:p>11</text:p>
          </table:table-cell>
          <table:table-cell table:formula="of:=[.D36]*[.C36]" office:value-type="float" office:value="10.5">
            <text:p>10,5</text:p>
          </table:table-cell>
          <table:table-cell table:style-name="ce5" table:formula="of:=[.F36]^[.E36]/FACT([.E36])*EXP(-[.F36])" office:value-type="float" office:value="0.117987095923644">
            <text:p>0,118</text:p>
          </table:table-cell>
          <table:table-cell table:style-name="ce5" table:formula="of:=POISSON([.E36];[.F36];0)" office:value-type="float" office:value="0.117987095923644">
            <text:p>0,11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RANDBETWEEN(1;10)/1000" office:value-type="float" office:value="0.008">
            <text:p>0,008</text:p>
          </table:table-cell>
          <table:table-cell table:formula="of:=RANDBETWEEN(1;8)*500" office:value-type="float" office:value="3000">
            <text:p>3000</text:p>
          </table:table-cell>
          <table:table-cell table:formula="of:=ROUND((([.F$59]-1)*[.F37]+[.F$58])/[.F$59])" office:value-type="float" office:value="20">
            <text:p>20</text:p>
          </table:table-cell>
          <table:table-cell table:formula="of:=[.D37]*[.C37]" office:value-type="float" office:value="24">
            <text:p>24</text:p>
          </table:table-cell>
          <table:table-cell table:style-name="ce5" table:formula="of:=[.F37]^[.E37]/FACT([.E37])*EXP(-[.F37])" office:value-type="float" office:value="0.0623781731665637">
            <text:p>0,062</text:p>
          </table:table-cell>
          <table:table-cell table:style-name="ce5" table:formula="of:=POISSON([.E37];[.F37];0)" office:value-type="float" office:value="0.0623781731665637">
            <text:p>0,06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RANDBETWEEN(1;10)/1000" office:value-type="float" office:value="0.002">
            <text:p>0,002</text:p>
          </table:table-cell>
          <table:table-cell table:formula="of:=RANDBETWEEN(1;8)*500" office:value-type="float" office:value="3000">
            <text:p>3000</text:p>
          </table:table-cell>
          <table:table-cell table:formula="of:=ROUND((([.F$59]-1)*[.F38]+[.F$58])/[.F$59])" office:value-type="float" office:value="8">
            <text:p>8</text:p>
          </table:table-cell>
          <table:table-cell table:formula="of:=[.D38]*[.C38]" office:value-type="float" office:value="6">
            <text:p>6</text:p>
          </table:table-cell>
          <table:table-cell table:style-name="ce5" table:formula="of:=[.F38]^[.E38]/FACT([.E38])*EXP(-[.F38])" office:value-type="float" office:value="0.103257733530844">
            <text:p>0,103</text:p>
          </table:table-cell>
          <table:table-cell table:style-name="ce5" table:formula="of:=POISSON([.E38];[.F38];0)" office:value-type="float" office:value="0.103257733530844">
            <text:p>0,10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39]+[.F$58])/[.F$59])" office:value-type="float" office:value="8">
            <text:p>8</text:p>
          </table:table-cell>
          <table:table-cell table:formula="of:=[.D39]*[.C39]" office:value-type="float" office:value="6">
            <text:p>6</text:p>
          </table:table-cell>
          <table:table-cell table:style-name="ce5" table:formula="of:=[.F39]^[.E39]/FACT([.E39])*EXP(-[.F39])" office:value-type="float" office:value="0.103257733530844">
            <text:p>0,103</text:p>
          </table:table-cell>
          <table:table-cell table:style-name="ce5" table:formula="of:=POISSON([.E39];[.F39];0)" office:value-type="float" office:value="0.103257733530844">
            <text:p>0,10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RANDBETWEEN(1;10)/1000" office:value-type="float" office:value="0.007">
            <text:p>0,007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40]+[.F$58])/[.F$59])" office:value-type="float" office:value="21">
            <text:p>21</text:p>
          </table:table-cell>
          <table:table-cell table:formula="of:=[.D40]*[.C40]" office:value-type="float" office:value="24.5">
            <text:p>24,5</text:p>
          </table:table-cell>
          <table:table-cell table:style-name="ce5" table:formula="of:=[.F40]^[.E40]/FACT([.E40])*EXP(-[.F40])" office:value-type="float" office:value="0.0666697848188932">
            <text:p>0,067</text:p>
          </table:table-cell>
          <table:table-cell table:style-name="ce5" table:formula="of:=POISSON([.E40];[.F40];0)" office:value-type="float" office:value="0.0666697848188932">
            <text:p>0,067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1500">
            <text:p>1500</text:p>
          </table:table-cell>
          <table:table-cell table:formula="of:=ROUND((([.F$59]-1)*[.F41]+[.F$58])/[.F$59])" office:value-type="float" office:value="7">
            <text:p>7</text:p>
          </table:table-cell>
          <table:table-cell table:formula="of:=[.D41]*[.C41]" office:value-type="float" office:value="4.5">
            <text:p>4,5</text:p>
          </table:table-cell>
          <table:table-cell table:style-name="ce5" table:formula="of:=[.F41]^[.E41]/FACT([.E41])*EXP(-[.F41])" office:value-type="float" office:value="0.0823629496272326">
            <text:p>0,082</text:p>
          </table:table-cell>
          <table:table-cell table:style-name="ce5" table:formula="of:=POISSON([.E41];[.F41];0)" office:value-type="float" office:value="0.0823629496272326">
            <text:p>0,08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RANDBETWEEN(1;10)/1000" office:value-type="float" office:value="0.008">
            <text:p>0,008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42]+[.F$58])/[.F$59])" office:value-type="float" office:value="15">
            <text:p>15</text:p>
          </table:table-cell>
          <table:table-cell table:formula="of:=[.D42]*[.C42]" office:value-type="float" office:value="16">
            <text:p>16</text:p>
          </table:table-cell>
          <table:table-cell table:style-name="ce5" table:formula="of:=[.F42]^[.E42]/FACT([.E42])*EXP(-[.F42])" office:value-type="float" office:value="0.0992175316221558">
            <text:p>0,099</text:p>
          </table:table-cell>
          <table:table-cell table:style-name="ce5" table:formula="of:=POISSON([.E42];[.F42];0)" office:value-type="float" office:value="0.0992175316221558">
            <text:p>0,099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RANDBETWEEN(1;10)/1000" office:value-type="float" office:value="0.001">
            <text:p>0,001</text:p>
          </table:table-cell>
          <table:table-cell table:formula="of:=RANDBETWEEN(1;8)*500" office:value-type="float" office:value="3000">
            <text:p>3000</text:p>
          </table:table-cell>
          <table:table-cell table:formula="of:=ROUND((([.F$59]-1)*[.F43]+[.F$58])/[.F$59])" office:value-type="float" office:value="6">
            <text:p>6</text:p>
          </table:table-cell>
          <table:table-cell table:formula="of:=[.D43]*[.C43]" office:value-type="float" office:value="3">
            <text:p>3</text:p>
          </table:table-cell>
          <table:table-cell table:style-name="ce5" table:formula="of:=[.F43]^[.E43]/FACT([.E43])*EXP(-[.F43])" office:value-type="float" office:value="0.0504094067224622">
            <text:p>0,050</text:p>
          </table:table-cell>
          <table:table-cell table:style-name="ce5" table:formula="of:=POISSON([.E43];[.F43];0)" office:value-type="float" office:value="0.0504094067224622">
            <text:p>0,050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RANDBETWEEN(1;10)/1000" office:value-type="float" office:value="0.007">
            <text:p>0,007</text:p>
          </table:table-cell>
          <table:table-cell table:formula="of:=RANDBETWEEN(1;8)*500" office:value-type="float" office:value="1500">
            <text:p>1500</text:p>
          </table:table-cell>
          <table:table-cell table:formula="of:=ROUND((([.F$59]-1)*[.F44]+[.F$58])/[.F$59])" office:value-type="float" office:value="11">
            <text:p>11</text:p>
          </table:table-cell>
          <table:table-cell table:formula="of:=[.D44]*[.C44]" office:value-type="float" office:value="10.5">
            <text:p>10,5</text:p>
          </table:table-cell>
          <table:table-cell table:style-name="ce5" table:formula="of:=[.F44]^[.E44]/FACT([.E44])*EXP(-[.F44])" office:value-type="float" office:value="0.117987095923644">
            <text:p>0,118</text:p>
          </table:table-cell>
          <table:table-cell table:style-name="ce5" table:formula="of:=POISSON([.E44];[.F44];0)" office:value-type="float" office:value="0.117987095923644">
            <text:p>0,11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RANDBETWEEN(1;10)/1000" office:value-type="float" office:value="0.01">
            <text:p>0,01</text:p>
          </table:table-cell>
          <table:table-cell table:formula="of:=RANDBETWEEN(1;8)*500" office:value-type="float" office:value="3000">
            <text:p>3000</text:p>
          </table:table-cell>
          <table:table-cell table:formula="of:=ROUND((([.F$59]-1)*[.F45]+[.F$58])/[.F$59])" office:value-type="float" office:value="24">
            <text:p>24</text:p>
          </table:table-cell>
          <table:table-cell table:formula="of:=[.D45]*[.C45]" office:value-type="float" office:value="30">
            <text:p>30</text:p>
          </table:table-cell>
          <table:table-cell table:style-name="ce5" table:formula="of:=[.F45]^[.E45]/FACT([.E45])*EXP(-[.F45])" office:value-type="float" office:value="0.0425961145241178">
            <text:p>0,043</text:p>
          </table:table-cell>
          <table:table-cell table:style-name="ce5" table:formula="of:=POISSON([.E45];[.F45];0)" office:value-type="float" office:value="0.0425961145241178">
            <text:p>0,04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46]+[.F$58])/[.F$59])" office:value-type="float" office:value="11">
            <text:p>11</text:p>
          </table:table-cell>
          <table:table-cell table:formula="of:=[.D46]*[.C46]" office:value-type="float" office:value="10.5">
            <text:p>10,5</text:p>
          </table:table-cell>
          <table:table-cell table:style-name="ce5" table:formula="of:=[.F46]^[.E46]/FACT([.E46])*EXP(-[.F46])" office:value-type="float" office:value="0.117987095923644">
            <text:p>0,118</text:p>
          </table:table-cell>
          <table:table-cell table:style-name="ce5" table:formula="of:=POISSON([.E46];[.F46];0)" office:value-type="float" office:value="0.117987095923644">
            <text:p>0,11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RANDBETWEEN(1;10)/1000" office:value-type="float" office:value="0.002">
            <text:p>0,002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47]+[.F$58])/[.F$59])" office:value-type="float" office:value="9">
            <text:p>9</text:p>
          </table:table-cell>
          <table:table-cell table:formula="of:=[.D47]*[.C47]" office:value-type="float" office:value="7">
            <text:p>7</text:p>
          </table:table-cell>
          <table:table-cell table:style-name="ce5" table:formula="of:=[.F47]^[.E47]/FACT([.E47])*EXP(-[.F47])" office:value-type="float" office:value="0.101404669500591">
            <text:p>0,101</text:p>
          </table:table-cell>
          <table:table-cell table:style-name="ce5" table:formula="of:=POISSON([.E47];[.F47];0)" office:value-type="float" office:value="0.101404669500591">
            <text:p>0,101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RANDBETWEEN(1;10)/1000" office:value-type="float" office:value="0.01">
            <text:p>0,01</text:p>
          </table:table-cell>
          <table:table-cell table:formula="of:=RANDBETWEEN(1;8)*500" office:value-type="float" office:value="500">
            <text:p>500</text:p>
          </table:table-cell>
          <table:table-cell table:formula="of:=ROUND((([.F$59]-1)*[.F48]+[.F$58])/[.F$59])" office:value-type="float" office:value="8">
            <text:p>8</text:p>
          </table:table-cell>
          <table:table-cell table:formula="of:=[.D48]*[.C48]" office:value-type="float" office:value="5">
            <text:p>5</text:p>
          </table:table-cell>
          <table:table-cell table:style-name="ce5" table:formula="of:=[.F48]^[.E48]/FACT([.E48])*EXP(-[.F48])" office:value-type="float" office:value="0.0652780393481588">
            <text:p>0,065</text:p>
          </table:table-cell>
          <table:table-cell table:style-name="ce5" table:formula="of:=POISSON([.E48];[.F48];0)" office:value-type="float" office:value="0.0652780393481588">
            <text:p>0,065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RANDBETWEEN(1;10)/1000" office:value-type="float" office:value="0.007">
            <text:p>0,007</text:p>
          </table:table-cell>
          <table:table-cell table:formula="of:=RANDBETWEEN(1;8)*500" office:value-type="float" office:value="2500">
            <text:p>2500</text:p>
          </table:table-cell>
          <table:table-cell table:formula="of:=ROUND((([.F$59]-1)*[.F49]+[.F$58])/[.F$59])" office:value-type="float" office:value="16">
            <text:p>16</text:p>
          </table:table-cell>
          <table:table-cell table:formula="of:=[.D49]*[.C49]" office:value-type="float" office:value="17.5">
            <text:p>17,5</text:p>
          </table:table-cell>
          <table:table-cell table:style-name="ce5" table:formula="of:=[.F49]^[.E49]/FACT([.E49])*EXP(-[.F49])" office:value-type="float" office:value="0.0928615122542382">
            <text:p>0,093</text:p>
          </table:table-cell>
          <table:table-cell table:style-name="ce5" table:formula="of:=POISSON([.E49];[.F49];0)" office:value-type="float" office:value="0.0928615122542382">
            <text:p>0,09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RANDBETWEEN(1;10)/1000" office:value-type="float" office:value="0.009">
            <text:p>0,009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50]+[.F$58])/[.F$59])" office:value-type="float" office:value="16">
            <text:p>16</text:p>
          </table:table-cell>
          <table:table-cell table:formula="of:=[.D50]*[.C50]" office:value-type="float" office:value="18">
            <text:p>18</text:p>
          </table:table-cell>
          <table:table-cell table:style-name="ce5" table:formula="of:=[.F50]^[.E50]/FACT([.E50])*EXP(-[.F50])" office:value-type="float" office:value="0.0883974655726624">
            <text:p>0,088</text:p>
          </table:table-cell>
          <table:table-cell table:style-name="ce5" table:formula="of:=POISSON([.E50];[.F50];0)" office:value-type="float" office:value="0.0883974655726624">
            <text:p>0,08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1000">
            <text:p>1000</text:p>
          </table:table-cell>
          <table:table-cell table:formula="of:=ROUND((([.F$59]-1)*[.F51]+[.F$58])/[.F$59])" office:value-type="float" office:value="6">
            <text:p>6</text:p>
          </table:table-cell>
          <table:table-cell table:formula="of:=[.D51]*[.C51]" office:value-type="float" office:value="3">
            <text:p>3</text:p>
          </table:table-cell>
          <table:table-cell table:style-name="ce5" table:formula="of:=[.F51]^[.E51]/FACT([.E51])*EXP(-[.F51])" office:value-type="float" office:value="0.0504094067224622">
            <text:p>0,050</text:p>
          </table:table-cell>
          <table:table-cell table:style-name="ce5" table:formula="of:=POISSON([.E51];[.F51];0)" office:value-type="float" office:value="0.0504094067224622">
            <text:p>0,050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RANDBETWEEN(1;10)/1000" office:value-type="float" office:value="0.006">
            <text:p>0,006</text:p>
          </table:table-cell>
          <table:table-cell table:formula="of:=RANDBETWEEN(1;8)*500" office:value-type="float" office:value="2000">
            <text:p>2000</text:p>
          </table:table-cell>
          <table:table-cell table:formula="of:=ROUND((([.F$59]-1)*[.F52]+[.F$58])/[.F$59])" office:value-type="float" office:value="12">
            <text:p>12</text:p>
          </table:table-cell>
          <table:table-cell table:formula="of:=[.D52]*[.C52]" office:value-type="float" office:value="12">
            <text:p>12</text:p>
          </table:table-cell>
          <table:table-cell table:style-name="ce5" table:formula="of:=[.F52]^[.E52]/FACT([.E52])*EXP(-[.F52])" office:value-type="float" office:value="0.114367915509447">
            <text:p>0,114</text:p>
          </table:table-cell>
          <table:table-cell table:style-name="ce5" table:formula="of:=POISSON([.E52];[.F52];0)" office:value-type="float" office:value="0.114367915509447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RANDBETWEEN(1;10)/1000" office:value-type="float" office:value="0.008">
            <text:p>0,008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53]+[.F$58])/[.F$59])" office:value-type="float" office:value="23">
            <text:p>23</text:p>
          </table:table-cell>
          <table:table-cell table:formula="of:=[.D53]*[.C53]" office:value-type="float" office:value="28">
            <text:p>28</text:p>
          </table:table-cell>
          <table:table-cell table:style-name="ce5" table:formula="of:=[.F53]^[.E53]/FACT([.E53])*EXP(-[.F53])" office:value-type="float" office:value="0.0515103853822613">
            <text:p>0,052</text:p>
          </table:table-cell>
          <table:table-cell table:style-name="ce5" table:formula="of:=POISSON([.E53];[.F53];0)" office:value-type="float" office:value="0.0515103853822613">
            <text:p>0,05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RANDBETWEEN(1;10)/1000" office:value-type="float" office:value="0.005">
            <text:p>0,005</text:p>
          </table:table-cell>
          <table:table-cell table:formula="of:=RANDBETWEEN(1;8)*500" office:value-type="float" office:value="3500">
            <text:p>3500</text:p>
          </table:table-cell>
          <table:table-cell table:formula="of:=ROUND((([.F$59]-1)*[.F54]+[.F$58])/[.F$59])" office:value-type="float" office:value="16">
            <text:p>16</text:p>
          </table:table-cell>
          <table:table-cell table:formula="of:=[.D54]*[.C54]" office:value-type="float" office:value="17.5">
            <text:p>17,5</text:p>
          </table:table-cell>
          <table:table-cell table:style-name="ce5" table:formula="of:=[.F54]^[.E54]/FACT([.E54])*EXP(-[.F54])" office:value-type="float" office:value="0.0928615122542382">
            <text:p>0,093</text:p>
          </table:table-cell>
          <table:table-cell table:style-name="ce5" table:formula="of:=POISSON([.E54];[.F54];0)" office:value-type="float" office:value="0.0928615122542382">
            <text:p>0,093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RANDBETWEEN(1;10)/1000" office:value-type="float" office:value="0.003">
            <text:p>0,003</text:p>
          </table:table-cell>
          <table:table-cell table:formula="of:=RANDBETWEEN(1;8)*500" office:value-type="float" office:value="4000">
            <text:p>4000</text:p>
          </table:table-cell>
          <table:table-cell table:formula="of:=ROUND((([.F$59]-1)*[.F55]+[.F$58])/[.F$59])" office:value-type="float" office:value="12">
            <text:p>12</text:p>
          </table:table-cell>
          <table:table-cell table:formula="of:=[.D55]*[.C55]" office:value-type="float" office:value="12">
            <text:p>12</text:p>
          </table:table-cell>
          <table:table-cell table:style-name="ce5" table:formula="of:=[.F55]^[.E55]/FACT([.E55])*EXP(-[.F55])" office:value-type="float" office:value="0.114367915509447">
            <text:p>0,114</text:p>
          </table:table-cell>
          <table:table-cell table:style-name="ce5" table:formula="of:=POISSON([.E55];[.F55];0)" office:value-type="float" office:value="0.114367915509447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среднее</text:p>
          </table:table-cell>
          <table:covered-table-cell table:number-columns-repeated="2" table:style-name="Default"/>
          <table:table-cell table:style-name="Default" table:formula="of:=ROUND(SUM([.F31:.F57])/25)" office:value-type="float" office:value="13">
            <text:p>13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фактор дополнительного разброса</text:p>
          </table:table-cell>
          <table:covered-table-cell table:number-columns-repeated="2" table:style-name="Default"/>
          <table:table-cell table:style-name="Default"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/>
          <table:table-cell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table:number-columns-repeated="2"/>
          <table:table-cell table:number-columns-repeated="2"/>
          <table:table-cell office:value-type="string">
            <text:p>n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sigma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</text:p>
          </table:table-cell>
          <table:table-cell table:style-name="ce1" office:value-type="string">
            <text:p>формула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500">
            <text:p>500</text:p>
          </table:table-cell>
          <table:table-cell table:formula="of:=ROUND([.J63]+(0.5-[.C63]+[.H$90])*RAND()*[.D63]/[.H$89])" office:value-type="float" office:value="66">
            <text:p>66</text:p>
          </table:table-cell>
          <table:table-cell/>
          <table:table-cell table:style-name="ce1"/>
          <table:table-cell table:number-columns-repeated="2"/>
          <table:table-cell table:formula="of:=[.D63]*[.C63]" office:value-type="float" office:value="50">
            <text:p>50</text:p>
          </table:table-cell>
          <table:table-cell table:style-name="ce1" table:formula="of:=1-[.C63]" office:value-type="float" office:value="0.9">
            <text:p>0,9</text:p>
          </table:table-cell>
          <table:table-cell table:style-name="ce6" table:formula="of:=SQRT([.J63]*[.K63])" office:value-type="float" office:value="6.70820393249937">
            <text:p>6,71</text:p>
          </table:table-cell>
          <table:table-cell table:style-name="ce7" table:formula="of:=ABS(([.E63]-[.J63])/[.L63])" office:value-type="float" office:value="2.38513917599978">
            <text:p>2,38514</text:p>
          </table:table-cell>
          <table:table-cell table:style-name="ce8" table:formula="of:=EXP(-1/2*[.M63]^2)/SQRT(2*PI())/[.L63]" office:value-type="float" office:value="0.00345921282668586">
            <text:p>0,0035</text:p>
          </table:table-cell>
          <table:table-cell table:style-name="ce8" table:formula="of:=NORMDIST([.E63];[.J63];[.L63];0)" office:value-type="float" office:value="0.00345921282668586">
            <text:p>0,003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table:formula="of:=RANDBETWEEN(1;8)/10" office:value-type="float" office:value="0.5">
            <text:p>0,5</text:p>
          </table:table-cell>
          <table:table-cell table:formula="of:=RANDBETWEEN(4;8)*100" office:value-type="float" office:value="400">
            <text:p>400</text:p>
          </table:table-cell>
          <table:table-cell table:formula="of:=ROUND([.J64]+(0.5-[.C64]+[.H$90])*RAND()*[.D64]/[.H$89])" office:value-type="float" office:value="203">
            <text:p>203</text:p>
          </table:table-cell>
          <table:table-cell/>
          <table:table-cell table:style-name="ce1"/>
          <table:table-cell table:number-columns-repeated="2"/>
          <table:table-cell table:formula="of:=[.D64]*[.C64]" office:value-type="float" office:value="200">
            <text:p>200</text:p>
          </table:table-cell>
          <table:table-cell table:style-name="ce1" table:formula="of:=1-[.C64]" office:value-type="float" office:value="0.5">
            <text:p>0,5</text:p>
          </table:table-cell>
          <table:table-cell table:style-name="ce6" table:formula="of:=SQRT([.J64]*[.K64])" office:value-type="float" office:value="10">
            <text:p>10,00</text:p>
          </table:table-cell>
          <table:table-cell table:style-name="ce7" table:formula="of:=ABS(([.E64]-[.J64])/[.L64])" office:value-type="float" office:value="0.3">
            <text:p>0,30000</text:p>
          </table:table-cell>
          <table:table-cell table:style-name="ce8" table:formula="of:=EXP(-1/2*[.M64]^2)/SQRT(2*PI())/[.L64]" office:value-type="float" office:value="0.0381387815460524">
            <text:p>0,0381</text:p>
          </table:table-cell>
          <table:table-cell table:style-name="ce8" table:formula="of:=NORMDIST([.E64];[.J64];[.L64];0)" office:value-type="float" office:value="0.0381387815460524">
            <text:p>0,038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>
            <text:p>3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400">
            <text:p>400</text:p>
          </table:table-cell>
          <table:table-cell table:formula="of:=ROUND([.J65]+(0.5-[.C65]+[.H$90])*RAND()*[.D65]/[.H$89])" office:value-type="float" office:value="240">
            <text:p>240</text:p>
          </table:table-cell>
          <table:table-cell/>
          <table:table-cell table:style-name="ce1"/>
          <table:table-cell table:number-columns-repeated="2"/>
          <table:table-cell table:formula="of:=[.D65]*[.C65]" office:value-type="float" office:value="240">
            <text:p>240</text:p>
          </table:table-cell>
          <table:table-cell table:style-name="ce1" table:formula="of:=1-[.C65]" office:value-type="float" office:value="0.4">
            <text:p>0,4</text:p>
          </table:table-cell>
          <table:table-cell table:style-name="ce6" table:formula="of:=SQRT([.J65]*[.K65])" office:value-type="float" office:value="9.79795897113271">
            <text:p>9,80</text:p>
          </table:table-cell>
          <table:table-cell table:style-name="ce7" table:formula="of:=ABS(([.E65]-[.J65])/[.L65])" office:value-type="float" office:value="0">
            <text:p>0,00000</text:p>
          </table:table-cell>
          <table:table-cell table:style-name="ce8" table:formula="of:=EXP(-1/2*[.M65]^2)/SQRT(2*PI())/[.L65]" office:value-type="float" office:value="0.04071687599191">
            <text:p>0,0407</text:p>
          </table:table-cell>
          <table:table-cell table:style-name="ce8" table:formula="of:=NORMDIST([.E65];[.J65];[.L65];0)" office:value-type="float" office:value="0.04071687599191">
            <text:p>0,040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700">
            <text:p>700</text:p>
          </table:table-cell>
          <table:table-cell table:formula="of:=ROUND([.J66]+(0.5-[.C66]+[.H$90])*RAND()*[.D66]/[.H$89])" office:value-type="float" office:value="286">
            <text:p>286</text:p>
          </table:table-cell>
          <table:table-cell/>
          <table:table-cell table:style-name="ce1"/>
          <table:table-cell table:number-columns-repeated="2"/>
          <table:table-cell table:formula="of:=[.D66]*[.C66]" office:value-type="float" office:value="280">
            <text:p>280</text:p>
          </table:table-cell>
          <table:table-cell table:style-name="ce1" table:formula="of:=1-[.C66]" office:value-type="float" office:value="0.6">
            <text:p>0,6</text:p>
          </table:table-cell>
          <table:table-cell table:style-name="ce6" table:formula="of:=SQRT([.J66]*[.K66])" office:value-type="float" office:value="12.9614813968157">
            <text:p>12,96</text:p>
          </table:table-cell>
          <table:table-cell table:style-name="ce7" table:formula="of:=ABS(([.E66]-[.J66])/[.L66])" office:value-type="float" office:value="0.462910049886276">
            <text:p>0,46291</text:p>
          </table:table-cell>
          <table:table-cell table:style-name="ce8" table:formula="of:=EXP(-1/2*[.M66]^2)/SQRT(2*PI())/[.L66]" office:value-type="float" office:value="0.0276518296877076">
            <text:p>0,0277</text:p>
          </table:table-cell>
          <table:table-cell table:style-name="ce8" table:formula="of:=NORMDIST([.E66];[.J66];[.L66];0)" office:value-type="float" office:value="0.0276518296877076">
            <text:p>0,027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400">
            <text:p>400</text:p>
          </table:table-cell>
          <table:table-cell table:formula="of:=ROUND([.J67]+(0.5-[.C67]+[.H$90])*RAND()*[.D67]/[.H$89])" office:value-type="float" office:value="125">
            <text:p>125</text:p>
          </table:table-cell>
          <table:table-cell/>
          <table:table-cell table:style-name="ce1"/>
          <table:table-cell table:number-columns-repeated="2"/>
          <table:table-cell table:formula="of:=[.D67]*[.C67]" office:value-type="float" office:value="120">
            <text:p>120</text:p>
          </table:table-cell>
          <table:table-cell table:style-name="ce1" table:formula="of:=1-[.C67]" office:value-type="float" office:value="0.7">
            <text:p>0,7</text:p>
          </table:table-cell>
          <table:table-cell table:style-name="ce6" table:formula="of:=SQRT([.J67]*[.K67])" office:value-type="float" office:value="9.16515138991168">
            <text:p>9,17</text:p>
          </table:table-cell>
          <table:table-cell table:style-name="ce7" table:formula="of:=ABS(([.E67]-[.J67])/[.L67])" office:value-type="float" office:value="0.545544725589981">
            <text:p>0,54554</text:p>
          </table:table-cell>
          <table:table-cell table:style-name="ce8" table:formula="of:=EXP(-1/2*[.M67]^2)/SQRT(2*PI())/[.L67]" office:value-type="float" office:value="0.037509672105986">
            <text:p>0,0375</text:p>
          </table:table-cell>
          <table:table-cell table:style-name="ce8" table:formula="of:=NORMDIST([.E67];[.J67];[.L67];0)" office:value-type="float" office:value="0.037509672105986">
            <text:p>0,037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500">
            <text:p>500</text:p>
          </table:table-cell>
          <table:table-cell table:formula="of:=ROUND([.J68]+(0.5-[.C68]+[.H$90])*RAND()*[.D68]/[.H$89])" office:value-type="float" office:value="209">
            <text:p>209</text:p>
          </table:table-cell>
          <table:table-cell/>
          <table:table-cell table:style-name="ce1"/>
          <table:table-cell table:number-columns-repeated="2"/>
          <table:table-cell table:formula="of:=[.D68]*[.C68]" office:value-type="float" office:value="200">
            <text:p>200</text:p>
          </table:table-cell>
          <table:table-cell table:style-name="ce1" table:formula="of:=1-[.C68]" office:value-type="float" office:value="0.6">
            <text:p>0,6</text:p>
          </table:table-cell>
          <table:table-cell table:style-name="ce6" table:formula="of:=SQRT([.J68]*[.K68])" office:value-type="float" office:value="10.9544511501033">
            <text:p>10,95</text:p>
          </table:table-cell>
          <table:table-cell table:style-name="ce7" table:formula="of:=ABS(([.E68]-[.J68])/[.L68])" office:value-type="float" office:value="0.821583836257749">
            <text:p>0,82158</text:p>
          </table:table-cell>
          <table:table-cell table:style-name="ce8" table:formula="of:=EXP(-1/2*[.M68]^2)/SQRT(2*PI())/[.L68]" office:value-type="float" office:value="0.0259863363370489">
            <text:p>0,0260</text:p>
          </table:table-cell>
          <table:table-cell table:style-name="ce8" table:formula="of:=NORMDIST([.E68];[.J68];[.L68];0)" office:value-type="float" office:value="0.0259863363370489">
            <text:p>0,0260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7">
            <text:p>7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500">
            <text:p>500</text:p>
          </table:table-cell>
          <table:table-cell table:formula="of:=ROUND([.J69]+(0.5-[.C69]+[.H$90])*RAND()*[.D69]/[.H$89])" office:value-type="float" office:value="204">
            <text:p>204</text:p>
          </table:table-cell>
          <table:table-cell/>
          <table:table-cell table:style-name="ce1"/>
          <table:table-cell table:number-columns-repeated="2"/>
          <table:table-cell table:formula="of:=[.D69]*[.C69]" office:value-type="float" office:value="200">
            <text:p>200</text:p>
          </table:table-cell>
          <table:table-cell table:style-name="ce1" table:formula="of:=1-[.C69]" office:value-type="float" office:value="0.6">
            <text:p>0,6</text:p>
          </table:table-cell>
          <table:table-cell table:style-name="ce6" table:formula="of:=SQRT([.J69]*[.K69])" office:value-type="float" office:value="10.9544511501033">
            <text:p>10,95</text:p>
          </table:table-cell>
          <table:table-cell table:style-name="ce7" table:formula="of:=ABS(([.E69]-[.J69])/[.L69])" office:value-type="float" office:value="0.365148371670111">
            <text:p>0,36515</text:p>
          </table:table-cell>
          <table:table-cell table:style-name="ce8" table:formula="of:=EXP(-1/2*[.M69]^2)/SQRT(2*PI())/[.L69]" office:value-type="float" office:value="0.0340695562768074">
            <text:p>0,0341</text:p>
          </table:table-cell>
          <table:table-cell table:style-name="ce8" table:formula="of:=NORMDIST([.E69];[.J69];[.L69];0)" office:value-type="float" office:value="0.0340695562768074">
            <text:p>0,034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700">
            <text:p>700</text:p>
          </table:table-cell>
          <table:table-cell table:formula="of:=ROUND([.J70]+(0.5-[.C70]+[.H$90])*RAND()*[.D70]/[.H$89])" office:value-type="float" office:value="548">
            <text:p>548</text:p>
          </table:table-cell>
          <table:table-cell/>
          <table:table-cell table:style-name="ce1"/>
          <table:table-cell table:number-columns-repeated="2"/>
          <table:table-cell table:formula="of:=[.D70]*[.C70]" office:value-type="float" office:value="560">
            <text:p>560</text:p>
          </table:table-cell>
          <table:table-cell table:style-name="ce1" table:formula="of:=1-[.C70]" office:value-type="float" office:value="0.2">
            <text:p>0,2</text:p>
          </table:table-cell>
          <table:table-cell table:style-name="ce6" table:formula="of:=SQRT([.J70]*[.K70])" office:value-type="float" office:value="10.5830052442584">
            <text:p>10,58</text:p>
          </table:table-cell>
          <table:table-cell table:style-name="ce7" table:formula="of:=ABS(([.E70]-[.J70])/[.L70])" office:value-type="float" office:value="1.13389341902768">
            <text:p>1,13389</text:p>
          </table:table-cell>
          <table:table-cell table:style-name="ce8" table:formula="of:=EXP(-1/2*[.M70]^2)/SQRT(2*PI())/[.L70]" office:value-type="float" office:value="0.0198203694159545">
            <text:p>0,0198</text:p>
          </table:table-cell>
          <table:table-cell table:style-name="ce8" table:formula="of:=NORMDIST([.E70];[.J70];[.L70];0)" office:value-type="float" office:value="0.0198203694159545">
            <text:p>0,019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9">
            <text:p>9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700">
            <text:p>700</text:p>
          </table:table-cell>
          <table:table-cell table:formula="of:=ROUND([.J71]+(0.5-[.C71]+[.H$90])*RAND()*[.D71]/[.H$89])" office:value-type="float" office:value="281">
            <text:p>281</text:p>
          </table:table-cell>
          <table:table-cell/>
          <table:table-cell table:style-name="ce1"/>
          <table:table-cell table:number-columns-repeated="2"/>
          <table:table-cell table:formula="of:=[.D71]*[.C71]" office:value-type="float" office:value="280">
            <text:p>280</text:p>
          </table:table-cell>
          <table:table-cell table:style-name="ce1" table:formula="of:=1-[.C71]" office:value-type="float" office:value="0.6">
            <text:p>0,6</text:p>
          </table:table-cell>
          <table:table-cell table:style-name="ce6" table:formula="of:=SQRT([.J71]*[.K71])" office:value-type="float" office:value="12.9614813968157">
            <text:p>12,96</text:p>
          </table:table-cell>
          <table:table-cell table:style-name="ce7" table:formula="of:=ABS(([.E71]-[.J71])/[.L71])" office:value-type="float" office:value="0.077151674981046">
            <text:p>0,07715</text:p>
          </table:table-cell>
          <table:table-cell table:style-name="ce8" table:formula="of:=EXP(-1/2*[.M71]^2)/SQRT(2*PI())/[.L71]" office:value-type="float" office:value="0.0306875969740312">
            <text:p>0,0307</text:p>
          </table:table-cell>
          <table:table-cell table:style-name="ce8" table:formula="of:=NORMDIST([.E71];[.J71];[.L71];0)" office:value-type="float" office:value="0.0306875969740312">
            <text:p>0,030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400">
            <text:p>400</text:p>
          </table:table-cell>
          <table:table-cell table:formula="of:=ROUND([.J72]+(0.5-[.C72]+[.H$90])*RAND()*[.D72]/[.H$89])" office:value-type="float" office:value="314">
            <text:p>314</text:p>
          </table:table-cell>
          <table:table-cell/>
          <table:table-cell table:style-name="ce1"/>
          <table:table-cell table:number-columns-repeated="2"/>
          <table:table-cell table:formula="of:=[.D72]*[.C72]" office:value-type="float" office:value="320">
            <text:p>320</text:p>
          </table:table-cell>
          <table:table-cell table:style-name="ce1" table:formula="of:=1-[.C72]" office:value-type="float" office:value="0.2">
            <text:p>0,2</text:p>
          </table:table-cell>
          <table:table-cell table:style-name="ce6" table:formula="of:=SQRT([.J72]*[.K72])" office:value-type="float" office:value="8">
            <text:p>8,00</text:p>
          </table:table-cell>
          <table:table-cell table:style-name="ce7" table:formula="of:=ABS(([.E72]-[.J72])/[.L72])" office:value-type="float" office:value="0.75">
            <text:p>0,75000</text:p>
          </table:table-cell>
          <table:table-cell table:style-name="ce8" table:formula="of:=EXP(-1/2*[.M72]^2)/SQRT(2*PI())/[.L72]" office:value-type="float" office:value="0.0376421790193506">
            <text:p>0,0376</text:p>
          </table:table-cell>
          <table:table-cell table:style-name="ce8" table:formula="of:=NORMDIST([.E72];[.J72];[.L72];0)" office:value-type="float" office:value="0.0376421790193506">
            <text:p>0,037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1">
            <text:p>11</text:p>
          </table:table-cell>
          <table:table-cell table:formula="of:=RANDBETWEEN(1;8)/10" office:value-type="float" office:value="0.5">
            <text:p>0,5</text:p>
          </table:table-cell>
          <table:table-cell table:formula="of:=RANDBETWEEN(4;8)*100" office:value-type="float" office:value="400">
            <text:p>400</text:p>
          </table:table-cell>
          <table:table-cell table:formula="of:=ROUND([.J73]+(0.5-[.C73]+[.H$90])*RAND()*[.D73]/[.H$89])" office:value-type="float" office:value="202">
            <text:p>202</text:p>
          </table:table-cell>
          <table:table-cell/>
          <table:table-cell table:style-name="ce1"/>
          <table:table-cell table:number-columns-repeated="2"/>
          <table:table-cell table:formula="of:=[.D73]*[.C73]" office:value-type="float" office:value="200">
            <text:p>200</text:p>
          </table:table-cell>
          <table:table-cell table:style-name="ce1" table:formula="of:=1-[.C73]" office:value-type="float" office:value="0.5">
            <text:p>0,5</text:p>
          </table:table-cell>
          <table:table-cell table:style-name="ce6" table:formula="of:=SQRT([.J73]*[.K73])" office:value-type="float" office:value="10">
            <text:p>10,00</text:p>
          </table:table-cell>
          <table:table-cell table:style-name="ce7" table:formula="of:=ABS(([.E73]-[.J73])/[.L73])" office:value-type="float" office:value="0.2">
            <text:p>0,20000</text:p>
          </table:table-cell>
          <table:table-cell table:style-name="ce8" table:formula="of:=EXP(-1/2*[.M73]^2)/SQRT(2*PI())/[.L73]" office:value-type="float" office:value="0.0391042693975456">
            <text:p>0,0391</text:p>
          </table:table-cell>
          <table:table-cell table:style-name="ce8" table:formula="of:=NORMDIST([.E73];[.J73];[.L73];0)" office:value-type="float" office:value="0.0391042693975456">
            <text:p>0,039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2">
            <text:p>12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700">
            <text:p>700</text:p>
          </table:table-cell>
          <table:table-cell table:formula="of:=ROUND([.J74]+(0.5-[.C74]+[.H$90])*RAND()*[.D74]/[.H$89])" office:value-type="float" office:value="554">
            <text:p>554</text:p>
          </table:table-cell>
          <table:table-cell/>
          <table:table-cell table:style-name="ce1"/>
          <table:table-cell table:number-columns-repeated="2"/>
          <table:table-cell table:formula="of:=[.D74]*[.C74]" office:value-type="float" office:value="560">
            <text:p>560</text:p>
          </table:table-cell>
          <table:table-cell table:style-name="ce1" table:formula="of:=1-[.C74]" office:value-type="float" office:value="0.2">
            <text:p>0,2</text:p>
          </table:table-cell>
          <table:table-cell table:style-name="ce6" table:formula="of:=SQRT([.J74]*[.K74])" office:value-type="float" office:value="10.5830052442584">
            <text:p>10,58</text:p>
          </table:table-cell>
          <table:table-cell table:style-name="ce7" table:formula="of:=ABS(([.E74]-[.J74])/[.L74])" office:value-type="float" office:value="0.566946709513841">
            <text:p>0,56695</text:p>
          </table:table-cell>
          <table:table-cell table:style-name="ce8" table:formula="of:=EXP(-1/2*[.M74]^2)/SQRT(2*PI())/[.L74]" office:value-type="float" office:value="0.0320999035165221">
            <text:p>0,0321</text:p>
          </table:table-cell>
          <table:table-cell table:style-name="ce8" table:formula="of:=NORMDIST([.E74];[.J74];[.L74];0)" office:value-type="float" office:value="0.0320999035165221">
            <text:p>0,032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3">
            <text:p>13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500">
            <text:p>500</text:p>
          </table:table-cell>
          <table:table-cell table:formula="of:=ROUND([.J75]+(0.5-[.C75]+[.H$90])*RAND()*[.D75]/[.H$89])" office:value-type="float" office:value="399">
            <text:p>399</text:p>
          </table:table-cell>
          <table:table-cell/>
          <table:table-cell table:style-name="ce1"/>
          <table:table-cell table:number-columns-repeated="2"/>
          <table:table-cell table:formula="of:=[.D75]*[.C75]" office:value-type="float" office:value="400">
            <text:p>400</text:p>
          </table:table-cell>
          <table:table-cell table:style-name="ce1" table:formula="of:=1-[.C75]" office:value-type="float" office:value="0.2">
            <text:p>0,2</text:p>
          </table:table-cell>
          <table:table-cell table:style-name="ce6" table:formula="of:=SQRT([.J75]*[.K75])" office:value-type="float" office:value="8.94427190999916">
            <text:p>8,94</text:p>
          </table:table-cell>
          <table:table-cell table:style-name="ce7" table:formula="of:=ABS(([.E75]-[.J75])/[.L75])" office:value-type="float" office:value="0.11180339887499">
            <text:p>0,11180</text:p>
          </table:table-cell>
          <table:table-cell table:style-name="ce8" table:formula="of:=EXP(-1/2*[.M75]^2)/SQRT(2*PI())/[.L75]" office:value-type="float" office:value="0.0443252028529513">
            <text:p>0,0443</text:p>
          </table:table-cell>
          <table:table-cell table:style-name="ce8" table:formula="of:=NORMDIST([.E75];[.J75];[.L75];0)" office:value-type="float" office:value="0.0443252028529513">
            <text:p>0,044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4">
            <text:p>14</text:p>
          </table:table-cell>
          <table:table-cell table:formula="of:=RANDBETWEEN(1;8)/10" office:value-type="float" office:value="0.5">
            <text:p>0,5</text:p>
          </table:table-cell>
          <table:table-cell table:formula="of:=RANDBETWEEN(4;8)*100" office:value-type="float" office:value="700">
            <text:p>700</text:p>
          </table:table-cell>
          <table:table-cell table:formula="of:=ROUND([.J76]+(0.5-[.C76]+[.H$90])*RAND()*[.D76]/[.H$89])" office:value-type="float" office:value="351">
            <text:p>351</text:p>
          </table:table-cell>
          <table:table-cell/>
          <table:table-cell table:style-name="ce1"/>
          <table:table-cell table:number-columns-repeated="2"/>
          <table:table-cell table:formula="of:=[.D76]*[.C76]" office:value-type="float" office:value="350">
            <text:p>350</text:p>
          </table:table-cell>
          <table:table-cell table:style-name="ce1" table:formula="of:=1-[.C76]" office:value-type="float" office:value="0.5">
            <text:p>0,5</text:p>
          </table:table-cell>
          <table:table-cell table:style-name="ce6" table:formula="of:=SQRT([.J76]*[.K76])" office:value-type="float" office:value="13.228756555323">
            <text:p>13,23</text:p>
          </table:table-cell>
          <table:table-cell table:style-name="ce7" table:formula="of:=ABS(([.E76]-[.J76])/[.L76])" office:value-type="float" office:value="0.0755928946018454">
            <text:p>0,07559</text:p>
          </table:table-cell>
          <table:table-cell table:style-name="ce8" table:formula="of:=EXP(-1/2*[.M76]^2)/SQRT(2*PI())/[.L76]" office:value-type="float" office:value="0.0300711612944947">
            <text:p>0,0301</text:p>
          </table:table-cell>
          <table:table-cell table:style-name="ce8" table:formula="of:=NORMDIST([.E76];[.J76];[.L76];0)" office:value-type="float" office:value="0.0300711612944947">
            <text:p>0,030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5">
            <text:p>15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400">
            <text:p>400</text:p>
          </table:table-cell>
          <table:table-cell table:formula="of:=ROUND([.J77]+(0.5-[.C77]+[.H$90])*RAND()*[.D77]/[.H$89])" office:value-type="float" office:value="44">
            <text:p>44</text:p>
          </table:table-cell>
          <table:table-cell/>
          <table:table-cell table:style-name="ce1"/>
          <table:table-cell table:number-columns-repeated="2"/>
          <table:table-cell table:formula="of:=[.D77]*[.C77]" office:value-type="float" office:value="40">
            <text:p>40</text:p>
          </table:table-cell>
          <table:table-cell table:style-name="ce1" table:formula="of:=1-[.C77]" office:value-type="float" office:value="0.9">
            <text:p>0,9</text:p>
          </table:table-cell>
          <table:table-cell table:style-name="ce6" table:formula="of:=SQRT([.J77]*[.K77])" office:value-type="float" office:value="6">
            <text:p>6,00</text:p>
          </table:table-cell>
          <table:table-cell table:style-name="ce7" table:formula="of:=ABS(([.E77]-[.J77])/[.L77])" office:value-type="float" office:value="0.666666666666667">
            <text:p>0,66667</text:p>
          </table:table-cell>
          <table:table-cell table:style-name="ce8" table:formula="of:=EXP(-1/2*[.M77]^2)/SQRT(2*PI())/[.L77]" office:value-type="float" office:value="0.0532413342537254">
            <text:p>0,0532</text:p>
          </table:table-cell>
          <table:table-cell table:style-name="ce8" table:formula="of:=NORMDIST([.E77];[.J77];[.L77];0)" office:value-type="float" office:value="0.0532413342537254">
            <text:p>0,0532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6">
            <text:p>16</text:p>
          </table:table-cell>
          <table:table-cell table:formula="of:=RANDBETWEEN(1;8)/10" office:value-type="float" office:value="0.2">
            <text:p>0,2</text:p>
          </table:table-cell>
          <table:table-cell table:formula="of:=RANDBETWEEN(4;8)*100" office:value-type="float" office:value="600">
            <text:p>600</text:p>
          </table:table-cell>
          <table:table-cell table:formula="of:=ROUND([.J78]+(0.5-[.C78]+[.H$90])*RAND()*[.D78]/[.H$89])" office:value-type="float" office:value="126">
            <text:p>126</text:p>
          </table:table-cell>
          <table:table-cell/>
          <table:table-cell table:style-name="ce1"/>
          <table:table-cell table:number-columns-repeated="2"/>
          <table:table-cell table:formula="of:=[.D78]*[.C78]" office:value-type="float" office:value="120">
            <text:p>120</text:p>
          </table:table-cell>
          <table:table-cell table:style-name="ce1" table:formula="of:=1-[.C78]" office:value-type="float" office:value="0.8">
            <text:p>0,8</text:p>
          </table:table-cell>
          <table:table-cell table:style-name="ce6" table:formula="of:=SQRT([.J78]*[.K78])" office:value-type="float" office:value="9.79795897113271">
            <text:p>9,80</text:p>
          </table:table-cell>
          <table:table-cell table:style-name="ce7" table:formula="of:=ABS(([.E78]-[.J78])/[.L78])" office:value-type="float" office:value="0.612372435695795">
            <text:p>0,61237</text:p>
          </table:table-cell>
          <table:table-cell table:style-name="ce8" table:formula="of:=EXP(-1/2*[.M78]^2)/SQRT(2*PI())/[.L78]" office:value-type="float" office:value="0.0337554757986339">
            <text:p>0,0338</text:p>
          </table:table-cell>
          <table:table-cell table:style-name="ce8" table:formula="of:=NORMDIST([.E78];[.J78];[.L78];0)" office:value-type="float" office:value="0.0337554757986339">
            <text:p>0,033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7">
            <text:p>17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400">
            <text:p>400</text:p>
          </table:table-cell>
          <table:table-cell table:formula="of:=ROUND([.J79]+(0.5-[.C79]+[.H$90])*RAND()*[.D79]/[.H$89])" office:value-type="float" office:value="240">
            <text:p>240</text:p>
          </table:table-cell>
          <table:table-cell/>
          <table:table-cell table:style-name="ce1"/>
          <table:table-cell table:number-columns-repeated="2"/>
          <table:table-cell table:formula="of:=[.D79]*[.C79]" office:value-type="float" office:value="240">
            <text:p>240</text:p>
          </table:table-cell>
          <table:table-cell table:style-name="ce1" table:formula="of:=1-[.C79]" office:value-type="float" office:value="0.4">
            <text:p>0,4</text:p>
          </table:table-cell>
          <table:table-cell table:style-name="ce6" table:formula="of:=SQRT([.J79]*[.K79])" office:value-type="float" office:value="9.79795897113271">
            <text:p>9,80</text:p>
          </table:table-cell>
          <table:table-cell table:style-name="ce7" table:formula="of:=ABS(([.E79]-[.J79])/[.L79])" office:value-type="float" office:value="0">
            <text:p>0,00000</text:p>
          </table:table-cell>
          <table:table-cell table:style-name="ce8" table:formula="of:=EXP(-1/2*[.M79]^2)/SQRT(2*PI())/[.L79]" office:value-type="float" office:value="0.04071687599191">
            <text:p>0,0407</text:p>
          </table:table-cell>
          <table:table-cell table:style-name="ce8" table:formula="of:=NORMDIST([.E79];[.J79];[.L79];0)" office:value-type="float" office:value="0.04071687599191">
            <text:p>0,040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8">
            <text:p>18</text:p>
          </table:table-cell>
          <table:table-cell table:formula="of:=RANDBETWEEN(1;8)/10" office:value-type="float" office:value="0.5">
            <text:p>0,5</text:p>
          </table:table-cell>
          <table:table-cell table:formula="of:=RANDBETWEEN(4;8)*100" office:value-type="float" office:value="800">
            <text:p>800</text:p>
          </table:table-cell>
          <table:table-cell table:formula="of:=ROUND([.J80]+(0.5-[.C80]+[.H$90])*RAND()*[.D80]/[.H$89])" office:value-type="float" office:value="407">
            <text:p>407</text:p>
          </table:table-cell>
          <table:table-cell/>
          <table:table-cell table:style-name="ce1"/>
          <table:table-cell table:number-columns-repeated="2"/>
          <table:table-cell table:formula="of:=[.D80]*[.C80]" office:value-type="float" office:value="400">
            <text:p>400</text:p>
          </table:table-cell>
          <table:table-cell table:style-name="ce1" table:formula="of:=1-[.C80]" office:value-type="float" office:value="0.5">
            <text:p>0,5</text:p>
          </table:table-cell>
          <table:table-cell table:style-name="ce6" table:formula="of:=SQRT([.J80]*[.K80])" office:value-type="float" office:value="14.142135623731">
            <text:p>14,14</text:p>
          </table:table-cell>
          <table:table-cell table:style-name="ce7" table:formula="of:=ABS(([.E80]-[.J80])/[.L80])" office:value-type="float" office:value="0.494974746830583">
            <text:p>0,49497</text:p>
          </table:table-cell>
          <table:table-cell table:style-name="ce8" table:formula="of:=EXP(-1/2*[.M80]^2)/SQRT(2*PI())/[.L80]" office:value-type="float" office:value="0.0249570928036152">
            <text:p>0,0250</text:p>
          </table:table-cell>
          <table:table-cell table:style-name="ce8" table:formula="of:=NORMDIST([.E80];[.J80];[.L80];0)" office:value-type="float" office:value="0.0249570928036152">
            <text:p>0,0250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9">
            <text:p>19</text:p>
          </table:table-cell>
          <table:table-cell table:formula="of:=RANDBETWEEN(1;8)/10" office:value-type="float" office:value="0.2">
            <text:p>0,2</text:p>
          </table:table-cell>
          <table:table-cell table:formula="of:=RANDBETWEEN(4;8)*100" office:value-type="float" office:value="600">
            <text:p>600</text:p>
          </table:table-cell>
          <table:table-cell table:formula="of:=ROUND([.J81]+(0.5-[.C81]+[.H$90])*RAND()*[.D81]/[.H$89])" office:value-type="float" office:value="127">
            <text:p>127</text:p>
          </table:table-cell>
          <table:table-cell/>
          <table:table-cell table:style-name="ce1"/>
          <table:table-cell table:number-columns-repeated="2"/>
          <table:table-cell table:formula="of:=[.D81]*[.C81]" office:value-type="float" office:value="120">
            <text:p>120</text:p>
          </table:table-cell>
          <table:table-cell table:style-name="ce1" table:formula="of:=1-[.C81]" office:value-type="float" office:value="0.8">
            <text:p>0,8</text:p>
          </table:table-cell>
          <table:table-cell table:style-name="ce6" table:formula="of:=SQRT([.J81]*[.K81])" office:value-type="float" office:value="9.79795897113271">
            <text:p>9,80</text:p>
          </table:table-cell>
          <table:table-cell table:style-name="ce7" table:formula="of:=ABS(([.E81]-[.J81])/[.L81])" office:value-type="float" office:value="0.71443450831176">
            <text:p>0,71443</text:p>
          </table:table-cell>
          <table:table-cell table:style-name="ce8" table:formula="of:=EXP(-1/2*[.M81]^2)/SQRT(2*PI())/[.L81]" office:value-type="float" office:value="0.0315456062656302">
            <text:p>0,0315</text:p>
          </table:table-cell>
          <table:table-cell table:style-name="ce8" table:formula="of:=NORMDIST([.E81];[.J81];[.L81];0)" office:value-type="float" office:value="0.0315456062656302">
            <text:p>0,031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0">
            <text:p>20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500">
            <text:p>500</text:p>
          </table:table-cell>
          <table:table-cell table:formula="of:=ROUND([.J82]+(0.5-[.C82]+[.H$90])*RAND()*[.D82]/[.H$89])" office:value-type="float" office:value="157">
            <text:p>157</text:p>
          </table:table-cell>
          <table:table-cell/>
          <table:table-cell table:style-name="ce1"/>
          <table:table-cell table:number-columns-repeated="2"/>
          <table:table-cell table:formula="of:=[.D82]*[.C82]" office:value-type="float" office:value="150">
            <text:p>150</text:p>
          </table:table-cell>
          <table:table-cell table:style-name="ce1" table:formula="of:=1-[.C82]" office:value-type="float" office:value="0.7">
            <text:p>0,7</text:p>
          </table:table-cell>
          <table:table-cell table:style-name="ce6" table:formula="of:=SQRT([.J82]*[.K82])" office:value-type="float" office:value="10.2469507659596">
            <text:p>10,25</text:p>
          </table:table-cell>
          <table:table-cell table:style-name="ce7" table:formula="of:=ABS(([.E82]-[.J82])/[.L82])" office:value-type="float" office:value="0.683130051063973">
            <text:p>0,68313</text:p>
          </table:table-cell>
          <table:table-cell table:style-name="ce8" table:formula="of:=EXP(-1/2*[.M82]^2)/SQRT(2*PI())/[.L82]" office:value-type="float" office:value="0.0308304623137235">
            <text:p>0,0308</text:p>
          </table:table-cell>
          <table:table-cell table:style-name="ce8" table:formula="of:=NORMDIST([.E82];[.J82];[.L82];0)" office:value-type="float" office:value="0.0308304623137235">
            <text:p>0,030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1">
            <text:p>21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800">
            <text:p>800</text:p>
          </table:table-cell>
          <table:table-cell table:formula="of:=ROUND([.J83]+(0.5-[.C83]+[.H$90])*RAND()*[.D83]/[.H$89])" office:value-type="float" office:value="480">
            <text:p>480</text:p>
          </table:table-cell>
          <table:table-cell/>
          <table:table-cell table:style-name="ce1"/>
          <table:table-cell table:number-columns-repeated="2"/>
          <table:table-cell table:formula="of:=[.D83]*[.C83]" office:value-type="float" office:value="480">
            <text:p>480</text:p>
          </table:table-cell>
          <table:table-cell table:style-name="ce1" table:formula="of:=1-[.C83]" office:value-type="float" office:value="0.4">
            <text:p>0,4</text:p>
          </table:table-cell>
          <table:table-cell table:style-name="ce6" table:formula="of:=SQRT([.J83]*[.K83])" office:value-type="float" office:value="13.856406460551">
            <text:p>13,86</text:p>
          </table:table-cell>
          <table:table-cell table:style-name="ce7" table:formula="of:=ABS(([.E83]-[.J83])/[.L83])" office:value-type="float" office:value="0">
            <text:p>0,00000</text:p>
          </table:table-cell>
          <table:table-cell table:style-name="ce8" table:formula="of:=EXP(-1/2*[.M83]^2)/SQRT(2*PI())/[.L83]" office:value-type="float" office:value="0.0287911791226113">
            <text:p>0,0288</text:p>
          </table:table-cell>
          <table:table-cell table:style-name="ce8" table:formula="of:=NORMDIST([.E83];[.J83];[.L83];0)" office:value-type="float" office:value="0.0287911791226113">
            <text:p>0,028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2">
            <text:p>22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800">
            <text:p>800</text:p>
          </table:table-cell>
          <table:table-cell table:formula="of:=ROUND([.J84]+(0.5-[.C84]+[.H$90])*RAND()*[.D84]/[.H$89])" office:value-type="float" office:value="326">
            <text:p>326</text:p>
          </table:table-cell>
          <table:table-cell/>
          <table:table-cell table:style-name="ce1"/>
          <table:table-cell table:number-columns-repeated="2"/>
          <table:table-cell table:formula="of:=[.D84]*[.C84]" office:value-type="float" office:value="320">
            <text:p>320</text:p>
          </table:table-cell>
          <table:table-cell table:style-name="ce1" table:formula="of:=1-[.C84]" office:value-type="float" office:value="0.6">
            <text:p>0,6</text:p>
          </table:table-cell>
          <table:table-cell table:style-name="ce6" table:formula="of:=SQRT([.J84]*[.K84])" office:value-type="float" office:value="13.856406460551">
            <text:p>13,86</text:p>
          </table:table-cell>
          <table:table-cell table:style-name="ce7" table:formula="of:=ABS(([.E84]-[.J84])/[.L84])" office:value-type="float" office:value="0.433012701892219">
            <text:p>0,43301</text:p>
          </table:table-cell>
          <table:table-cell table:style-name="ce8" table:formula="of:=EXP(-1/2*[.M84]^2)/SQRT(2*PI())/[.L84]" office:value-type="float" office:value="0.0262146669074861">
            <text:p>0,0262</text:p>
          </table:table-cell>
          <table:table-cell table:style-name="ce8" table:formula="of:=NORMDIST([.E84];[.J84];[.L84];0)" office:value-type="float" office:value="0.0262146669074861">
            <text:p>0,0262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3">
            <text:p>23</text:p>
          </table:table-cell>
          <table:table-cell table:formula="of:=RANDBETWEEN(1;8)/10" office:value-type="float" office:value="0.2">
            <text:p>0,2</text:p>
          </table:table-cell>
          <table:table-cell table:formula="of:=RANDBETWEEN(4;8)*100" office:value-type="float" office:value="800">
            <text:p>800</text:p>
          </table:table-cell>
          <table:table-cell table:formula="of:=ROUND([.J85]+(0.5-[.C85]+[.H$90])*RAND()*[.D85]/[.H$89])" office:value-type="float" office:value="176">
            <text:p>176</text:p>
          </table:table-cell>
          <table:table-cell/>
          <table:table-cell table:style-name="ce1"/>
          <table:table-cell table:number-columns-repeated="2"/>
          <table:table-cell table:formula="of:=[.D85]*[.C85]" office:value-type="float" office:value="160">
            <text:p>160</text:p>
          </table:table-cell>
          <table:table-cell table:style-name="ce1" table:formula="of:=1-[.C85]" office:value-type="float" office:value="0.8">
            <text:p>0,8</text:p>
          </table:table-cell>
          <table:table-cell table:style-name="ce6" table:formula="of:=SQRT([.J85]*[.K85])" office:value-type="float" office:value="11.3137084989848">
            <text:p>11,31</text:p>
          </table:table-cell>
          <table:table-cell table:style-name="ce7" table:formula="of:=ABS(([.E85]-[.J85])/[.L85])" office:value-type="float" office:value="1.4142135623731">
            <text:p>1,41421</text:p>
          </table:table-cell>
          <table:table-cell table:style-name="ce8" table:formula="of:=EXP(-1/2*[.M85]^2)/SQRT(2*PI())/[.L85]" office:value-type="float" office:value="0.0129721092943936">
            <text:p>0,0130</text:p>
          </table:table-cell>
          <table:table-cell table:style-name="ce8" table:formula="of:=NORMDIST([.E85];[.J85];[.L85];0)" office:value-type="float" office:value="0.0129721092943936">
            <text:p>0,0130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4">
            <text:p>24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500">
            <text:p>500</text:p>
          </table:table-cell>
          <table:table-cell table:formula="of:=ROUND([.J86]+(0.5-[.C86]+[.H$90])*RAND()*[.D86]/[.H$89])" office:value-type="float" office:value="392">
            <text:p>392</text:p>
          </table:table-cell>
          <table:table-cell/>
          <table:table-cell table:style-name="ce1"/>
          <table:table-cell table:number-columns-repeated="2"/>
          <table:table-cell table:formula="of:=[.D86]*[.C86]" office:value-type="float" office:value="400">
            <text:p>400</text:p>
          </table:table-cell>
          <table:table-cell table:style-name="ce1" table:formula="of:=1-[.C86]" office:value-type="float" office:value="0.2">
            <text:p>0,2</text:p>
          </table:table-cell>
          <table:table-cell table:style-name="ce6" table:formula="of:=SQRT([.J86]*[.K86])" office:value-type="float" office:value="8.94427190999916">
            <text:p>8,94</text:p>
          </table:table-cell>
          <table:table-cell table:style-name="ce7" table:formula="of:=ABS(([.E86]-[.J86])/[.L86])" office:value-type="float" office:value="0.894427190999916">
            <text:p>0,89443</text:p>
          </table:table-cell>
          <table:table-cell table:style-name="ce8" table:formula="of:=EXP(-1/2*[.M86]^2)/SQRT(2*PI())/[.L86]" office:value-type="float" office:value="0.0298983539918205">
            <text:p>0,0299</text:p>
          </table:table-cell>
          <table:table-cell table:style-name="ce8" table:formula="of:=NORMDIST([.E86];[.J86];[.L86];0)" office:value-type="float" office:value="0.0298983539918205">
            <text:p>0,029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5">
            <text:p>25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600">
            <text:p>600</text:p>
          </table:table-cell>
          <table:table-cell table:formula="of:=ROUND([.J87]+(0.5-[.C87]+[.H$90])*RAND()*[.D87]/[.H$89])" office:value-type="float" office:value="243">
            <text:p>243</text:p>
          </table:table-cell>
          <table:table-cell/>
          <table:table-cell table:style-name="ce1"/>
          <table:table-cell table:number-columns-repeated="2"/>
          <table:table-cell table:formula="of:=[.D87]*[.C87]" office:value-type="float" office:value="240">
            <text:p>240</text:p>
          </table:table-cell>
          <table:table-cell table:style-name="ce1" table:formula="of:=1-[.C87]" office:value-type="float" office:value="0.6">
            <text:p>0,6</text:p>
          </table:table-cell>
          <table:table-cell table:style-name="ce6" table:formula="of:=SQRT([.J87]*[.K87])" office:value-type="float" office:value="12">
            <text:p>12,00</text:p>
          </table:table-cell>
          <table:table-cell table:style-name="ce7" table:formula="of:=ABS(([.E87]-[.J87])/[.L87])" office:value-type="float" office:value="0.25">
            <text:p>0,25000</text:p>
          </table:table-cell>
          <table:table-cell table:style-name="ce8" table:formula="of:=EXP(-1/2*[.M87]^2)/SQRT(2*PI())/[.L87]" office:value-type="float" office:value="0.0322223430669041">
            <text:p>0,0322</text:p>
          </table:table-cell>
          <table:table-cell table:style-name="ce8" table:formula="of:=NORMDIST([.E87];[.J87];[.L87];0)" office:value-type="float" office:value="0.0322223430669041">
            <text:p>0,032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делитель диапазона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смещение серединки</text:p>
          </table:table-cell>
          <table:table-cell/>
          <table:table-cell table:style-name="Default" office:value-type="float" office:value="0.1">
            <text:p>0,1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1</text:p>
          </table:table-cell>
          <table:table-cell table:style-name="ce2" office:value-type="string">
            <text:p>k2</text:p>
          </table:table-cell>
          <table:table-cell table:number-columns-repeated="3"/>
          <table:table-cell office:value-type="string">
            <text:p>n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sigma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ф2 табл.</text:p>
          </table:table-cell>
          <table:table-cell office:value-type="string">
            <text:p>ф1 табл.</text:p>
          </table:table-cell>
          <table:table-cell office:value-type="string">
            <text:p>Р табл.</text:p>
          </table:table-cell>
          <table:table-cell/>
          <table:table-cell office:value-type="string">
            <text:p>x1 abs</text:p>
          </table:table-cell>
          <table:table-cell table:number-columns-repeated="2"/>
          <table:table-cell office:value-type="string">
            <text:p>формула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RANDBETWEEN(1;8)/10" office:value-type="float" office:value="0.7">
            <text:p>0,7</text:p>
          </table:table-cell>
          <table:table-cell table:formula="of:=RANDBETWEEN(4;8)*100" office:value-type="float" office:value="700">
            <text:p>700</text:p>
          </table:table-cell>
          <table:table-cell table:formula="of:=[.$J95]-[.$J95]/[.$H$121]" office:value-type="float" office:value="441">
            <text:p>441</text:p>
          </table:table-cell>
          <table:table-cell table:formula="of:=([.$D95]-[.$J95])/[.$H$121]+[.$J95]" office:value-type="float" office:value="511">
            <text:p>511</text:p>
          </table:table-cell>
          <table:table-cell table:number-columns-repeated="3"/>
          <table:table-cell table:formula="of:=[.D95]*[.C95]" office:value-type="float" office:value="490">
            <text:p>490</text:p>
          </table:table-cell>
          <table:table-cell table:style-name="ce1" table:formula="of:=1-[.C95]" office:value-type="float" office:value="0.3">
            <text:p>0,3</text:p>
          </table:table-cell>
          <table:table-cell table:style-name="ce6" table:formula="of:=SQRT([.J95]*[.K95])" office:value-type="float" office:value="12.1243556529821">
            <text:p>12,12</text:p>
          </table:table-cell>
          <table:table-cell table:style-name="ce7" table:formula="of:=([.E95]-[.$J95])/[.$L95]" office:value-type="float" office:value="-4.04145188432738">
            <text:p>-4,04145</text:p>
          </table:table-cell>
          <table:table-cell table:style-name="ce7" table:formula="of:=([.F95]-[.$J95])/[.$L95]" office:value-type="float" office:value="1.73205080756888">
            <text:p>1,73205</text:p>
          </table:table-cell>
          <table:table-cell table:style-name="ce8" office:value-type="float" office:value="0.4678">
            <text:p>0,4678</text:p>
          </table:table-cell>
          <table:table-cell office:value-type="float" office:value="0.49998">
            <text:p>0,49998</text:p>
          </table:table-cell>
          <table:table-cell table:formula="of:=[.P95]+[.O95]" office:value-type="float" office:value="0.96778">
            <text:p>0,96778</text:p>
          </table:table-cell>
          <table:table-cell table:formula="of:=LEGACY.NORMSDIST([.N95])" office:value-type="float" office:value="0.958367741668225">
            <text:p>0,9583677417</text:p>
          </table:table-cell>
          <table:table-cell table:formula="of:=ABS([.M95])" office:value-type="float" office:value="4.04145188432738">
            <text:p>4,0414518843</text:p>
          </table:table-cell>
          <table:table-cell table:formula="of:=LEGACY.NORMSDIST([.M95])" office:value-type="float" office:value="0.0000265606407970586">
            <text:p>2,65606407970586E-005</text:p>
          </table:table-cell>
          <table:table-cell table:formula="of:=NORMDIST([.F95];[.J95];[.L95];1)" office:value-type="float" office:value="0.958367741668225">
            <text:p>0,9583677417</text:p>
          </table:table-cell>
          <table:table-cell table:style-name="ce7" table:formula="of:=[.U95]-[.T95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600">
            <text:p>600</text:p>
          </table:table-cell>
          <table:table-cell table:formula="of:=[.$J96]-[.$J96]/[.$H$121]" office:value-type="float" office:value="324">
            <text:p>324</text:p>
          </table:table-cell>
          <table:table-cell table:formula="of:=([.$D96]-[.$J96])/[.$H$121]+[.$J96]" office:value-type="float" office:value="384">
            <text:p>384</text:p>
          </table:table-cell>
          <table:table-cell table:number-columns-repeated="3"/>
          <table:table-cell table:formula="of:=[.D96]*[.C96]" office:value-type="float" office:value="360">
            <text:p>360</text:p>
          </table:table-cell>
          <table:table-cell table:style-name="ce1" table:formula="of:=1-[.C96]" office:value-type="float" office:value="0.4">
            <text:p>0,4</text:p>
          </table:table-cell>
          <table:table-cell table:style-name="ce6" table:formula="of:=SQRT([.J96]*[.K96])" office:value-type="float" office:value="12">
            <text:p>12,00</text:p>
          </table:table-cell>
          <table:table-cell table:style-name="ce7" table:formula="of:=([.E96]-[.$J96])/[.$L96]" office:value-type="float" office:value="-3">
            <text:p>-3,00000</text:p>
          </table:table-cell>
          <table:table-cell table:style-name="ce7" table:formula="of:=([.F96]-[.$J96])/[.$L96]" office:value-type="float" office:value="2">
            <text:p>2,00000</text:p>
          </table:table-cell>
          <table:table-cell table:style-name="ce8" office:value-type="float" office:value="0.3883">
            <text:p>0,3883</text:p>
          </table:table-cell>
          <table:table-cell office:value-type="float" office:value="0.49999">
            <text:p>0,49999</text:p>
          </table:table-cell>
          <table:table-cell table:formula="of:=[.P96]+[.O96]" office:value-type="float" office:value="0.88829">
            <text:p>0,88829</text:p>
          </table:table-cell>
          <table:table-cell table:formula="of:=LEGACY.NORMSDIST([.N96])" office:value-type="float" office:value="0.977249868051821">
            <text:p>0,9772498681</text:p>
          </table:table-cell>
          <table:table-cell table:formula="of:=ABS([.M96])" office:value-type="float" office:value="3">
            <text:p>3</text:p>
          </table:table-cell>
          <table:table-cell table:formula="of:=LEGACY.NORMSDIST([.M96])" office:value-type="float" office:value="0.0013498980316301">
            <text:p>0,001349898</text:p>
          </table:table-cell>
          <table:table-cell table:formula="of:=NORMDIST([.F96];[.J96];[.L96];1)" office:value-type="float" office:value="0.977249868051821">
            <text:p>0,9772498681</text:p>
          </table:table-cell>
          <table:table-cell table:style-name="ce7" table:formula="of:=[.U96]-[.T96]" office:value-type="float" office:value="0.975899970020191">
            <text:p>0,9759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RANDBETWEEN(1;8)/10" office:value-type="float" office:value="0.2">
            <text:p>0,2</text:p>
          </table:table-cell>
          <table:table-cell table:formula="of:=RANDBETWEEN(4;8)*100" office:value-type="float" office:value="700">
            <text:p>700</text:p>
          </table:table-cell>
          <table:table-cell table:formula="of:=[.$J97]-[.$J97]/[.$H$121]" office:value-type="float" office:value="126">
            <text:p>126</text:p>
          </table:table-cell>
          <table:table-cell table:formula="of:=([.$D97]-[.$J97])/[.$H$121]+[.$J97]" office:value-type="float" office:value="196">
            <text:p>196</text:p>
          </table:table-cell>
          <table:table-cell table:number-columns-repeated="3"/>
          <table:table-cell table:formula="of:=[.D97]*[.C97]" office:value-type="float" office:value="140">
            <text:p>140</text:p>
          </table:table-cell>
          <table:table-cell table:style-name="ce1" table:formula="of:=1-[.C97]" office:value-type="float" office:value="0.8">
            <text:p>0,8</text:p>
          </table:table-cell>
          <table:table-cell table:style-name="ce6" table:formula="of:=SQRT([.J97]*[.K97])" office:value-type="float" office:value="10.5830052442584">
            <text:p>10,58</text:p>
          </table:table-cell>
          <table:table-cell table:style-name="ce7" table:formula="of:=([.E97]-[.$J97])/[.$L97]" office:value-type="float" office:value="-1.3228756555323">
            <text:p>-1,32288</text:p>
          </table:table-cell>
          <table:table-cell table:style-name="ce7" table:formula="of:=([.F97]-[.$J97])/[.$L97]" office:value-type="float" office:value="5.29150262212918">
            <text:p>5,29150</text:p>
          </table:table-cell>
          <table:table-cell table:style-name="ce8"/>
          <table:table-cell/>
          <table:table-cell table:formula="of:=[.P97]+[.O97]" office:value-type="float" office:value="0">
            <text:p>0</text:p>
          </table:table-cell>
          <table:table-cell table:formula="of:=LEGACY.NORMSDIST([.N97])" office:value-type="float" office:value="0.999999939342275">
            <text:p>0,9999999393</text:p>
          </table:table-cell>
          <table:table-cell table:formula="of:=ABS([.M97])" office:value-type="float" office:value="1.3228756555323">
            <text:p>1,3228756555</text:p>
          </table:table-cell>
          <table:table-cell table:formula="of:=LEGACY.NORMSDIST([.M97])" office:value-type="float" office:value="0.092938366182938">
            <text:p>0,0929383662</text:p>
          </table:table-cell>
          <table:table-cell table:formula="of:=NORMDIST([.F97];[.J97];[.L97];1)" office:value-type="float" office:value="0.999999939342275">
            <text:p>0,9999999393</text:p>
          </table:table-cell>
          <table:table-cell table:style-name="ce7" table:formula="of:=[.U97]-[.T97]" office:value-type="float" office:value="0.907061573159337">
            <text:p>0,9070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400">
            <text:p>400</text:p>
          </table:table-cell>
          <table:table-cell table:formula="of:=[.$J98]-[.$J98]/[.$H$121]" office:value-type="float" office:value="216">
            <text:p>216</text:p>
          </table:table-cell>
          <table:table-cell table:formula="of:=([.$D98]-[.$J98])/[.$H$121]+[.$J98]" office:value-type="float" office:value="256">
            <text:p>256</text:p>
          </table:table-cell>
          <table:table-cell table:number-columns-repeated="3"/>
          <table:table-cell table:formula="of:=[.D98]*[.C98]" office:value-type="float" office:value="240">
            <text:p>240</text:p>
          </table:table-cell>
          <table:table-cell table:style-name="ce1" table:formula="of:=1-[.C98]" office:value-type="float" office:value="0.4">
            <text:p>0,4</text:p>
          </table:table-cell>
          <table:table-cell table:style-name="ce6" table:formula="of:=SQRT([.J98]*[.K98])" office:value-type="float" office:value="9.79795897113271">
            <text:p>9,80</text:p>
          </table:table-cell>
          <table:table-cell table:style-name="ce7" table:formula="of:=([.E98]-[.$J98])/[.$L98]" office:value-type="float" office:value="-2.44948974278318">
            <text:p>-2,44949</text:p>
          </table:table-cell>
          <table:table-cell table:style-name="ce7" table:formula="of:=([.F98]-[.$J98])/[.$L98]" office:value-type="float" office:value="1.63299316185545">
            <text:p>1,63299</text:p>
          </table:table-cell>
          <table:table-cell table:style-name="ce8" office:value-type="float" office:value="0.4994">
            <text:p>0,4994</text:p>
          </table:table-cell>
          <table:table-cell office:value-type="float" office:value="0.4846">
            <text:p>0,4846</text:p>
          </table:table-cell>
          <table:table-cell table:formula="of:=[.P98]+[.O98]" office:value-type="float" office:value="0.984">
            <text:p>0,984</text:p>
          </table:table-cell>
          <table:table-cell table:formula="of:=LEGACY.NORMSDIST([.N98])" office:value-type="float" office:value="0.948764782570125">
            <text:p>0,9487647826</text:p>
          </table:table-cell>
          <table:table-cell table:formula="of:=ABS([.M98])" office:value-type="float" office:value="2.44948974278318">
            <text:p>2,4494897428</text:p>
          </table:table-cell>
          <table:table-cell table:formula="of:=LEGACY.NORMSDIST([.M98])" office:value-type="float" office:value="0.00715293921771482">
            <text:p>0,0071529392</text:p>
          </table:table-cell>
          <table:table-cell table:formula="of:=NORMDIST([.F98];[.J98];[.L98];1)" office:value-type="float" office:value="0.948764782570125">
            <text:p>0,9487647826</text:p>
          </table:table-cell>
          <table:table-cell table:style-name="ce7" table:formula="of:=[.U98]-[.T98]" office:value-type="float" office:value="0.94161184335241">
            <text:p>0,941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RANDBETWEEN(1;8)/10" office:value-type="float" office:value="0.7">
            <text:p>0,7</text:p>
          </table:table-cell>
          <table:table-cell table:formula="of:=RANDBETWEEN(4;8)*100" office:value-type="float" office:value="700">
            <text:p>700</text:p>
          </table:table-cell>
          <table:table-cell table:formula="of:=[.$J99]-[.$J99]/[.$H$121]" office:value-type="float" office:value="441">
            <text:p>441</text:p>
          </table:table-cell>
          <table:table-cell table:formula="of:=([.$D99]-[.$J99])/[.$H$121]+[.$J99]" office:value-type="float" office:value="511">
            <text:p>511</text:p>
          </table:table-cell>
          <table:table-cell table:number-columns-repeated="3"/>
          <table:table-cell table:formula="of:=[.D99]*[.C99]" office:value-type="float" office:value="490">
            <text:p>490</text:p>
          </table:table-cell>
          <table:table-cell table:style-name="ce1" table:formula="of:=1-[.C99]" office:value-type="float" office:value="0.3">
            <text:p>0,3</text:p>
          </table:table-cell>
          <table:table-cell table:style-name="ce6" table:formula="of:=SQRT([.J99]*[.K99])" office:value-type="float" office:value="12.1243556529821">
            <text:p>12,12</text:p>
          </table:table-cell>
          <table:table-cell table:style-name="ce7" table:formula="of:=([.E99]-[.$J99])/[.$L99]" office:value-type="float" office:value="-4.04145188432738">
            <text:p>-4,04145</text:p>
          </table:table-cell>
          <table:table-cell table:style-name="ce7" table:formula="of:=([.F99]-[.$J99])/[.$L99]" office:value-type="float" office:value="1.73205080756888">
            <text:p>1,73205</text:p>
          </table:table-cell>
          <table:table-cell table:style-name="ce8" office:value-type="float" office:value="0.3686">
            <text:p>0,3686</text:p>
          </table:table-cell>
          <table:table-cell office:value-type="float" office:value="0.499997">
            <text:p>0,499997</text:p>
          </table:table-cell>
          <table:table-cell table:formula="of:=[.P99]+[.O99]" office:value-type="float" office:value="0.868597">
            <text:p>0,868597</text:p>
          </table:table-cell>
          <table:table-cell table:formula="of:=LEGACY.NORMSDIST([.N99])" office:value-type="float" office:value="0.958367741668225">
            <text:p>0,9583677417</text:p>
          </table:table-cell>
          <table:table-cell table:formula="of:=ABS([.M99])" office:value-type="float" office:value="4.04145188432738">
            <text:p>4,0414518843</text:p>
          </table:table-cell>
          <table:table-cell table:formula="of:=LEGACY.NORMSDIST([.M99])" office:value-type="float" office:value="0.0000265606407970586">
            <text:p>2,65606407970586E-005</text:p>
          </table:table-cell>
          <table:table-cell table:formula="of:=NORMDIST([.F99];[.J99];[.L99];1)" office:value-type="float" office:value="0.958367741668225">
            <text:p>0,9583677417</text:p>
          </table:table-cell>
          <table:table-cell table:style-name="ce7" table:formula="of:=[.U99]-[.T99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700">
            <text:p>700</text:p>
          </table:table-cell>
          <table:table-cell table:formula="of:=[.$J100]-[.$J100]/[.$H$121]" office:value-type="float" office:value="63">
            <text:p>63</text:p>
          </table:table-cell>
          <table:table-cell table:formula="of:=([.$D100]-[.$J100])/[.$H$121]+[.$J100]" office:value-type="float" office:value="133">
            <text:p>133</text:p>
          </table:table-cell>
          <table:table-cell table:number-columns-repeated="3"/>
          <table:table-cell table:formula="of:=[.D100]*[.C100]" office:value-type="float" office:value="70">
            <text:p>70</text:p>
          </table:table-cell>
          <table:table-cell table:style-name="ce1" table:formula="of:=1-[.C100]" office:value-type="float" office:value="0.9">
            <text:p>0,9</text:p>
          </table:table-cell>
          <table:table-cell table:style-name="ce6" table:formula="of:=SQRT([.J100]*[.K100])" office:value-type="float" office:value="7.93725393319377">
            <text:p>7,94</text:p>
          </table:table-cell>
          <table:table-cell table:style-name="ce7" table:formula="of:=([.E100]-[.$J100])/[.$L100]" office:value-type="float" office:value="-0.881917103688197">
            <text:p>-0,88192</text:p>
          </table:table-cell>
          <table:table-cell table:style-name="ce7" table:formula="of:=([.F100]-[.$J100])/[.$L100]" office:value-type="float" office:value="7.93725393319377">
            <text:p>7,93725</text:p>
          </table:table-cell>
          <table:table-cell table:style-name="ce8"/>
          <table:table-cell/>
          <table:table-cell table:formula="of:=[.P100]+[.O100]" office:value-type="float" office:value="0">
            <text:p>0</text:p>
          </table:table-cell>
          <table:table-cell table:formula="of:=LEGACY.NORMSDIST([.N100])" office:value-type="float" office:value="0.999999999999999">
            <text:p>1</text:p>
          </table:table-cell>
          <table:table-cell table:formula="of:=ABS([.M100])" office:value-type="float" office:value="0.881917103688197">
            <text:p>0,8819171037</text:p>
          </table:table-cell>
          <table:table-cell table:formula="of:=LEGACY.NORMSDIST([.M100])" office:value-type="float" office:value="0.188910818550032">
            <text:p>0,1889108186</text:p>
          </table:table-cell>
          <table:table-cell table:formula="of:=NORMDIST([.F100];[.J100];[.L100];1)" office:value-type="float" office:value="0.999999999999999">
            <text:p>1</text:p>
          </table:table-cell>
          <table:table-cell table:style-name="ce7" table:formula="of:=[.U100]-[.T100]" office:value-type="float" office:value="0.811089181449967">
            <text:p>0,8110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RANDBETWEEN(1;8)/10" office:value-type="float" office:value="0.2">
            <text:p>0,2</text:p>
          </table:table-cell>
          <table:table-cell table:formula="of:=RANDBETWEEN(4;8)*100" office:value-type="float" office:value="500">
            <text:p>500</text:p>
          </table:table-cell>
          <table:table-cell table:formula="of:=[.$J101]-[.$J101]/[.$H$121]" office:value-type="float" office:value="90">
            <text:p>90</text:p>
          </table:table-cell>
          <table:table-cell table:formula="of:=([.$D101]-[.$J101])/[.$H$121]+[.$J101]" office:value-type="float" office:value="140">
            <text:p>140</text:p>
          </table:table-cell>
          <table:table-cell table:number-columns-repeated="3"/>
          <table:table-cell table:formula="of:=[.D101]*[.C101]" office:value-type="float" office:value="100">
            <text:p>100</text:p>
          </table:table-cell>
          <table:table-cell table:style-name="ce1" table:formula="of:=1-[.C101]" office:value-type="float" office:value="0.8">
            <text:p>0,8</text:p>
          </table:table-cell>
          <table:table-cell table:style-name="ce6" table:formula="of:=SQRT([.J101]*[.K101])" office:value-type="float" office:value="8.94427190999916">
            <text:p>8,94</text:p>
          </table:table-cell>
          <table:table-cell table:style-name="ce7" table:formula="of:=([.E101]-[.$J101])/[.$L101]" office:value-type="float" office:value="-1.1180339887499">
            <text:p>-1,11803</text:p>
          </table:table-cell>
          <table:table-cell table:style-name="ce7" table:formula="of:=([.F101]-[.$J101])/[.$L101]" office:value-type="float" office:value="4.47213595499958">
            <text:p>4,47214</text:p>
          </table:table-cell>
          <table:table-cell table:style-name="ce8" office:value-type="float" office:value="0.3413">
            <text:p>0,3413</text:p>
          </table:table-cell>
          <table:table-cell office:value-type="float" office:value="0.499968">
            <text:p>0,499968</text:p>
          </table:table-cell>
          <table:table-cell table:formula="of:=[.P101]+[.O101]" office:value-type="float" office:value="0.841268">
            <text:p>0,841268</text:p>
          </table:table-cell>
          <table:table-cell table:formula="of:=LEGACY.NORMSDIST([.N101])" office:value-type="float" office:value="0.999996127891784">
            <text:p>0,9999961279</text:p>
          </table:table-cell>
          <table:table-cell table:formula="of:=ABS([.M101])" office:value-type="float" office:value="1.1180339887499">
            <text:p>1,1180339887</text:p>
          </table:table-cell>
          <table:table-cell table:formula="of:=LEGACY.NORMSDIST([.M101])" office:value-type="float" office:value="0.131776238641486">
            <text:p>0,1317762386</text:p>
          </table:table-cell>
          <table:table-cell table:formula="of:=NORMDIST([.F101];[.J101];[.L101];1)" office:value-type="float" office:value="0.999996127891784">
            <text:p>0,9999961279</text:p>
          </table:table-cell>
          <table:table-cell table:style-name="ce7" table:formula="of:=[.U101]-[.T101]" office:value-type="float" office:value="0.868219889250298">
            <text:p>0,8682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500">
            <text:p>500</text:p>
          </table:table-cell>
          <table:table-cell table:formula="of:=[.$J102]-[.$J102]/[.$H$121]" office:value-type="float" office:value="135">
            <text:p>135</text:p>
          </table:table-cell>
          <table:table-cell table:formula="of:=([.$D102]-[.$J102])/[.$H$121]+[.$J102]" office:value-type="float" office:value="185">
            <text:p>185</text:p>
          </table:table-cell>
          <table:table-cell table:number-columns-repeated="3"/>
          <table:table-cell table:formula="of:=[.D102]*[.C102]" office:value-type="float" office:value="150">
            <text:p>150</text:p>
          </table:table-cell>
          <table:table-cell table:style-name="ce1" table:formula="of:=1-[.C102]" office:value-type="float" office:value="0.7">
            <text:p>0,7</text:p>
          </table:table-cell>
          <table:table-cell table:style-name="ce6" table:formula="of:=SQRT([.J102]*[.K102])" office:value-type="float" office:value="10.2469507659596">
            <text:p>10,25</text:p>
          </table:table-cell>
          <table:table-cell table:style-name="ce7" table:formula="of:=([.E102]-[.$J102])/[.$L102]" office:value-type="float" office:value="-1.4638501094228">
            <text:p>-1,46385</text:p>
          </table:table-cell>
          <table:table-cell table:style-name="ce7" table:formula="of:=([.F102]-[.$J102])/[.$L102]" office:value-type="float" office:value="3.41565025531987">
            <text:p>3,41565</text:p>
          </table:table-cell>
          <table:table-cell table:style-name="ce8"/>
          <table:table-cell/>
          <table:table-cell table:formula="of:=[.P102]+[.O102]" office:value-type="float" office:value="0">
            <text:p>0</text:p>
          </table:table-cell>
          <table:table-cell table:formula="of:=LEGACY.NORMSDIST([.N102])" office:value-type="float" office:value="0.99968185042938">
            <text:p>0,9996818504</text:p>
          </table:table-cell>
          <table:table-cell table:formula="of:=ABS([.M102])" office:value-type="float" office:value="1.4638501094228">
            <text:p>1,4638501094</text:p>
          </table:table-cell>
          <table:table-cell table:formula="of:=LEGACY.NORMSDIST([.M102])" office:value-type="float" office:value="0.0716174537623348">
            <text:p>0,0716174538</text:p>
          </table:table-cell>
          <table:table-cell table:formula="of:=NORMDIST([.F102];[.J102];[.L102];1)" office:value-type="float" office:value="0.99968185042938">
            <text:p>0,9996818504</text:p>
          </table:table-cell>
          <table:table-cell table:style-name="ce7" table:formula="of:=[.U102]-[.T102]" office:value-type="float" office:value="0.928064396667045">
            <text:p>0,9280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700">
            <text:p>700</text:p>
          </table:table-cell>
          <table:table-cell table:formula="of:=[.$J103]-[.$J103]/[.$H$121]" office:value-type="float" office:value="63">
            <text:p>63</text:p>
          </table:table-cell>
          <table:table-cell table:formula="of:=([.$D103]-[.$J103])/[.$H$121]+[.$J103]" office:value-type="float" office:value="133">
            <text:p>133</text:p>
          </table:table-cell>
          <table:table-cell table:number-columns-repeated="3"/>
          <table:table-cell table:formula="of:=[.D103]*[.C103]" office:value-type="float" office:value="70">
            <text:p>70</text:p>
          </table:table-cell>
          <table:table-cell table:style-name="ce1" table:formula="of:=1-[.C103]" office:value-type="float" office:value="0.9">
            <text:p>0,9</text:p>
          </table:table-cell>
          <table:table-cell table:style-name="ce6" table:formula="of:=SQRT([.J103]*[.K103])" office:value-type="float" office:value="7.93725393319377">
            <text:p>7,94</text:p>
          </table:table-cell>
          <table:table-cell table:style-name="ce7" table:formula="of:=([.E103]-[.$J103])/[.$L103]" office:value-type="float" office:value="-0.881917103688197">
            <text:p>-0,88192</text:p>
          </table:table-cell>
          <table:table-cell table:style-name="ce7" table:formula="of:=([.F103]-[.$J103])/[.$L103]" office:value-type="float" office:value="7.93725393319377">
            <text:p>7,93725</text:p>
          </table:table-cell>
          <table:table-cell table:style-name="ce8"/>
          <table:table-cell/>
          <table:table-cell table:formula="of:=[.P103]+[.O103]" office:value-type="float" office:value="0">
            <text:p>0</text:p>
          </table:table-cell>
          <table:table-cell table:formula="of:=LEGACY.NORMSDIST([.N103])" office:value-type="float" office:value="0.999999999999999">
            <text:p>1</text:p>
          </table:table-cell>
          <table:table-cell table:formula="of:=ABS([.M103])" office:value-type="float" office:value="0.881917103688197">
            <text:p>0,8819171037</text:p>
          </table:table-cell>
          <table:table-cell table:formula="of:=LEGACY.NORMSDIST([.M103])" office:value-type="float" office:value="0.188910818550032">
            <text:p>0,1889108186</text:p>
          </table:table-cell>
          <table:table-cell table:formula="of:=NORMDIST([.F103];[.J103];[.L103];1)" office:value-type="float" office:value="0.999999999999999">
            <text:p>1</text:p>
          </table:table-cell>
          <table:table-cell table:style-name="ce7" table:formula="of:=[.U103]-[.T103]" office:value-type="float" office:value="0.811089181449967">
            <text:p>0,8110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800">
            <text:p>800</text:p>
          </table:table-cell>
          <table:table-cell table:formula="of:=[.$J104]-[.$J104]/[.$H$121]" office:value-type="float" office:value="576">
            <text:p>576</text:p>
          </table:table-cell>
          <table:table-cell table:formula="of:=([.$D104]-[.$J104])/[.$H$121]+[.$J104]" office:value-type="float" office:value="656">
            <text:p>656</text:p>
          </table:table-cell>
          <table:table-cell table:number-columns-repeated="3"/>
          <table:table-cell table:formula="of:=[.D104]*[.C104]" office:value-type="float" office:value="640">
            <text:p>640</text:p>
          </table:table-cell>
          <table:table-cell table:style-name="ce1" table:formula="of:=1-[.C104]" office:value-type="float" office:value="0.2">
            <text:p>0,2</text:p>
          </table:table-cell>
          <table:table-cell table:style-name="ce6" table:formula="of:=SQRT([.J104]*[.K104])" office:value-type="float" office:value="11.3137084989848">
            <text:p>11,31</text:p>
          </table:table-cell>
          <table:table-cell table:style-name="ce7" table:formula="of:=([.E104]-[.$J104])/[.$L104]" office:value-type="float" office:value="-5.65685424949238">
            <text:p>-5,65685</text:p>
          </table:table-cell>
          <table:table-cell table:style-name="ce7" table:formula="of:=([.F104]-[.$J104])/[.$L104]" office:value-type="float" office:value="1.4142135623731">
            <text:p>1,41421</text:p>
          </table:table-cell>
          <table:table-cell table:style-name="ce8"/>
          <table:table-cell/>
          <table:table-cell table:formula="of:=[.P104]+[.O104]" office:value-type="float" office:value="0">
            <text:p>0</text:p>
          </table:table-cell>
          <table:table-cell table:formula="of:=LEGACY.NORMSDIST([.N104])" office:value-type="float" office:value="0.921350396474857">
            <text:p>0,9213503965</text:p>
          </table:table-cell>
          <table:table-cell table:formula="of:=ABS([.M104])" office:value-type="float" office:value="5.65685424949238">
            <text:p>5,6568542495</text:p>
          </table:table-cell>
          <table:table-cell table:formula="of:=LEGACY.NORMSDIST([.M104])" office:value-type="float" office:value="0.00000000770862895014001">
            <text:p>7,70862895014001E-009</text:p>
          </table:table-cell>
          <table:table-cell table:formula="of:=NORMDIST([.F104];[.J104];[.L104];1)" office:value-type="float" office:value="0.921350396474857">
            <text:p>0,9213503965</text:p>
          </table:table-cell>
          <table:table-cell table:style-name="ce7" table:formula="of:=[.U104]-[.T104]" office:value-type="float" office:value="0.921350388766228">
            <text:p>0,9213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600">
            <text:p>600</text:p>
          </table:table-cell>
          <table:table-cell table:formula="of:=[.$J105]-[.$J105]/[.$H$121]" office:value-type="float" office:value="216">
            <text:p>216</text:p>
          </table:table-cell>
          <table:table-cell table:formula="of:=([.$D105]-[.$J105])/[.$H$121]+[.$J105]" office:value-type="float" office:value="276">
            <text:p>276</text:p>
          </table:table-cell>
          <table:table-cell table:number-columns-repeated="3"/>
          <table:table-cell table:formula="of:=[.D105]*[.C105]" office:value-type="float" office:value="240">
            <text:p>240</text:p>
          </table:table-cell>
          <table:table-cell table:style-name="ce1" table:formula="of:=1-[.C105]" office:value-type="float" office:value="0.6">
            <text:p>0,6</text:p>
          </table:table-cell>
          <table:table-cell table:style-name="ce6" table:formula="of:=SQRT([.J105]*[.K105])" office:value-type="float" office:value="12">
            <text:p>12,00</text:p>
          </table:table-cell>
          <table:table-cell table:style-name="ce7" table:formula="of:=([.E105]-[.$J105])/[.$L105]" office:value-type="float" office:value="-2">
            <text:p>-2,00000</text:p>
          </table:table-cell>
          <table:table-cell table:style-name="ce7" table:formula="of:=([.F105]-[.$J105])/[.$L105]" office:value-type="float" office:value="3">
            <text:p>3,00000</text:p>
          </table:table-cell>
          <table:table-cell table:style-name="ce8"/>
          <table:table-cell/>
          <table:table-cell table:formula="of:=[.P105]+[.O105]" office:value-type="float" office:value="0">
            <text:p>0</text:p>
          </table:table-cell>
          <table:table-cell table:formula="of:=LEGACY.NORMSDIST([.N105])" office:value-type="float" office:value="0.99865010196837">
            <text:p>0,998650102</text:p>
          </table:table-cell>
          <table:table-cell table:formula="of:=ABS([.M105])" office:value-type="float" office:value="2">
            <text:p>2</text:p>
          </table:table-cell>
          <table:table-cell table:formula="of:=LEGACY.NORMSDIST([.M105])" office:value-type="float" office:value="0.0227501319481792">
            <text:p>0,0227501319</text:p>
          </table:table-cell>
          <table:table-cell table:formula="of:=NORMDIST([.F105];[.J105];[.L105];1)" office:value-type="float" office:value="0.99865010196837">
            <text:p>0,998650102</text:p>
          </table:table-cell>
          <table:table-cell table:style-name="ce7" table:formula="of:=[.U105]-[.T105]" office:value-type="float" office:value="0.975899970020191">
            <text:p>0,9759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700">
            <text:p>700</text:p>
          </table:table-cell>
          <table:table-cell table:formula="of:=[.$J106]-[.$J106]/[.$H$121]" office:value-type="float" office:value="189">
            <text:p>189</text:p>
          </table:table-cell>
          <table:table-cell table:formula="of:=([.$D106]-[.$J106])/[.$H$121]+[.$J106]" office:value-type="float" office:value="259">
            <text:p>259</text:p>
          </table:table-cell>
          <table:table-cell table:number-columns-repeated="3"/>
          <table:table-cell table:formula="of:=[.D106]*[.C106]" office:value-type="float" office:value="210">
            <text:p>210</text:p>
          </table:table-cell>
          <table:table-cell table:style-name="ce1" table:formula="of:=1-[.C106]" office:value-type="float" office:value="0.7">
            <text:p>0,7</text:p>
          </table:table-cell>
          <table:table-cell table:style-name="ce6" table:formula="of:=SQRT([.J106]*[.K106])" office:value-type="float" office:value="12.1243556529821">
            <text:p>12,12</text:p>
          </table:table-cell>
          <table:table-cell table:style-name="ce7" table:formula="of:=([.E106]-[.$J106])/[.$L106]" office:value-type="float" office:value="-1.73205080756888">
            <text:p>-1,73205</text:p>
          </table:table-cell>
          <table:table-cell table:style-name="ce7" table:formula="of:=([.F106]-[.$J106])/[.$L106]" office:value-type="float" office:value="4.04145188432738">
            <text:p>4,04145</text:p>
          </table:table-cell>
          <table:table-cell table:style-name="ce8"/>
          <table:table-cell/>
          <table:table-cell table:formula="of:=[.P106]+[.O106]" office:value-type="float" office:value="0">
            <text:p>0</text:p>
          </table:table-cell>
          <table:table-cell table:formula="of:=LEGACY.NORMSDIST([.N106])" office:value-type="float" office:value="0.999973439359203">
            <text:p>0,9999734394</text:p>
          </table:table-cell>
          <table:table-cell table:formula="of:=ABS([.M106])" office:value-type="float" office:value="1.73205080756888">
            <text:p>1,7320508076</text:p>
          </table:table-cell>
          <table:table-cell table:formula="of:=LEGACY.NORMSDIST([.M106])" office:value-type="float" office:value="0.0416322583317752">
            <text:p>0,0416322583</text:p>
          </table:table-cell>
          <table:table-cell table:formula="of:=NORMDIST([.F106];[.J106];[.L106];1)" office:value-type="float" office:value="0.999973439359203">
            <text:p>0,9999734394</text:p>
          </table:table-cell>
          <table:table-cell table:style-name="ce7" table:formula="of:=[.U106]-[.T106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700">
            <text:p>700</text:p>
          </table:table-cell>
          <table:table-cell table:formula="of:=[.$J107]-[.$J107]/[.$H$121]" office:value-type="float" office:value="189">
            <text:p>189</text:p>
          </table:table-cell>
          <table:table-cell table:formula="of:=([.$D107]-[.$J107])/[.$H$121]+[.$J107]" office:value-type="float" office:value="259">
            <text:p>259</text:p>
          </table:table-cell>
          <table:table-cell table:number-columns-repeated="3"/>
          <table:table-cell table:formula="of:=[.D107]*[.C107]" office:value-type="float" office:value="210">
            <text:p>210</text:p>
          </table:table-cell>
          <table:table-cell table:style-name="ce1" table:formula="of:=1-[.C107]" office:value-type="float" office:value="0.7">
            <text:p>0,7</text:p>
          </table:table-cell>
          <table:table-cell table:style-name="ce6" table:formula="of:=SQRT([.J107]*[.K107])" office:value-type="float" office:value="12.1243556529821">
            <text:p>12,12</text:p>
          </table:table-cell>
          <table:table-cell table:style-name="ce7" table:formula="of:=([.E107]-[.$J107])/[.$L107]" office:value-type="float" office:value="-1.73205080756888">
            <text:p>-1,73205</text:p>
          </table:table-cell>
          <table:table-cell table:style-name="ce7" table:formula="of:=([.F107]-[.$J107])/[.$L107]" office:value-type="float" office:value="4.04145188432738">
            <text:p>4,04145</text:p>
          </table:table-cell>
          <table:table-cell table:style-name="ce8"/>
          <table:table-cell/>
          <table:table-cell table:formula="of:=[.P107]+[.O107]" office:value-type="float" office:value="0">
            <text:p>0</text:p>
          </table:table-cell>
          <table:table-cell table:formula="of:=LEGACY.NORMSDIST([.N107])" office:value-type="float" office:value="0.999973439359203">
            <text:p>0,9999734394</text:p>
          </table:table-cell>
          <table:table-cell table:formula="of:=ABS([.M107])" office:value-type="float" office:value="1.73205080756888">
            <text:p>1,7320508076</text:p>
          </table:table-cell>
          <table:table-cell table:formula="of:=LEGACY.NORMSDIST([.M107])" office:value-type="float" office:value="0.0416322583317752">
            <text:p>0,0416322583</text:p>
          </table:table-cell>
          <table:table-cell table:formula="of:=NORMDIST([.F107];[.J107];[.L107];1)" office:value-type="float" office:value="0.999973439359203">
            <text:p>0,9999734394</text:p>
          </table:table-cell>
          <table:table-cell table:style-name="ce7" table:formula="of:=[.U107]-[.T107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RANDBETWEEN(1;8)/10" office:value-type="float" office:value="0.5">
            <text:p>0,5</text:p>
          </table:table-cell>
          <table:table-cell table:formula="of:=RANDBETWEEN(4;8)*100" office:value-type="float" office:value="700">
            <text:p>700</text:p>
          </table:table-cell>
          <table:table-cell table:formula="of:=[.$J108]-[.$J108]/[.$H$121]" office:value-type="float" office:value="315">
            <text:p>315</text:p>
          </table:table-cell>
          <table:table-cell table:formula="of:=([.$D108]-[.$J108])/[.$H$121]+[.$J108]" office:value-type="float" office:value="385">
            <text:p>385</text:p>
          </table:table-cell>
          <table:table-cell table:number-columns-repeated="3"/>
          <table:table-cell table:formula="of:=[.D108]*[.C108]" office:value-type="float" office:value="350">
            <text:p>350</text:p>
          </table:table-cell>
          <table:table-cell table:style-name="ce1" table:formula="of:=1-[.C108]" office:value-type="float" office:value="0.5">
            <text:p>0,5</text:p>
          </table:table-cell>
          <table:table-cell table:style-name="ce6" table:formula="of:=SQRT([.J108]*[.K108])" office:value-type="float" office:value="13.228756555323">
            <text:p>13,23</text:p>
          </table:table-cell>
          <table:table-cell table:style-name="ce7" table:formula="of:=([.E108]-[.$J108])/[.$L108]" office:value-type="float" office:value="-2.64575131106459">
            <text:p>-2,64575</text:p>
          </table:table-cell>
          <table:table-cell table:style-name="ce7" table:formula="of:=([.F108]-[.$J108])/[.$L108]" office:value-type="float" office:value="2.64575131106459">
            <text:p>2,64575</text:p>
          </table:table-cell>
          <table:table-cell table:style-name="ce8"/>
          <table:table-cell/>
          <table:table-cell table:formula="of:=[.P108]+[.O108]" office:value-type="float" office:value="0">
            <text:p>0</text:p>
          </table:table-cell>
          <table:table-cell table:formula="of:=LEGACY.NORMSDIST([.N108])" office:value-type="float" office:value="0.995924514203249">
            <text:p>0,9959245142</text:p>
          </table:table-cell>
          <table:table-cell table:formula="of:=ABS([.M108])" office:value-type="float" office:value="2.64575131106459">
            <text:p>2,6457513111</text:p>
          </table:table-cell>
          <table:table-cell table:formula="of:=LEGACY.NORMSDIST([.M108])" office:value-type="float" office:value="0.00407548579675135">
            <text:p>0,0040754858</text:p>
          </table:table-cell>
          <table:table-cell table:formula="of:=NORMDIST([.F108];[.J108];[.L108];1)" office:value-type="float" office:value="0.995924514203249">
            <text:p>0,9959245142</text:p>
          </table:table-cell>
          <table:table-cell table:style-name="ce7" table:formula="of:=[.U108]-[.T108]" office:value-type="float" office:value="0.991849028406497">
            <text:p>0,9918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400">
            <text:p>400</text:p>
          </table:table-cell>
          <table:table-cell table:formula="of:=[.$J109]-[.$J109]/[.$H$121]" office:value-type="float" office:value="216">
            <text:p>216</text:p>
          </table:table-cell>
          <table:table-cell table:formula="of:=([.$D109]-[.$J109])/[.$H$121]+[.$J109]" office:value-type="float" office:value="256">
            <text:p>256</text:p>
          </table:table-cell>
          <table:table-cell table:number-columns-repeated="3"/>
          <table:table-cell table:formula="of:=[.D109]*[.C109]" office:value-type="float" office:value="240">
            <text:p>240</text:p>
          </table:table-cell>
          <table:table-cell table:style-name="ce1" table:formula="of:=1-[.C109]" office:value-type="float" office:value="0.4">
            <text:p>0,4</text:p>
          </table:table-cell>
          <table:table-cell table:style-name="ce6" table:formula="of:=SQRT([.J109]*[.K109])" office:value-type="float" office:value="9.79795897113271">
            <text:p>9,80</text:p>
          </table:table-cell>
          <table:table-cell table:style-name="ce7" table:formula="of:=([.E109]-[.$J109])/[.$L109]" office:value-type="float" office:value="-2.44948974278318">
            <text:p>-2,44949</text:p>
          </table:table-cell>
          <table:table-cell table:style-name="ce7" table:formula="of:=([.F109]-[.$J109])/[.$L109]" office:value-type="float" office:value="1.63299316185545">
            <text:p>1,63299</text:p>
          </table:table-cell>
          <table:table-cell table:style-name="ce8"/>
          <table:table-cell/>
          <table:table-cell table:formula="of:=[.P109]+[.O109]" office:value-type="float" office:value="0">
            <text:p>0</text:p>
          </table:table-cell>
          <table:table-cell table:formula="of:=LEGACY.NORMSDIST([.N109])" office:value-type="float" office:value="0.948764782570125">
            <text:p>0,9487647826</text:p>
          </table:table-cell>
          <table:table-cell table:formula="of:=ABS([.M109])" office:value-type="float" office:value="2.44948974278318">
            <text:p>2,4494897428</text:p>
          </table:table-cell>
          <table:table-cell table:formula="of:=LEGACY.NORMSDIST([.M109])" office:value-type="float" office:value="0.00715293921771482">
            <text:p>0,0071529392</text:p>
          </table:table-cell>
          <table:table-cell table:formula="of:=NORMDIST([.F109];[.J109];[.L109];1)" office:value-type="float" office:value="0.948764782570125">
            <text:p>0,9487647826</text:p>
          </table:table-cell>
          <table:table-cell table:style-name="ce7" table:formula="of:=[.U109]-[.T109]" office:value-type="float" office:value="0.94161184335241">
            <text:p>0,9416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600">
            <text:p>600</text:p>
          </table:table-cell>
          <table:table-cell table:formula="of:=[.$J110]-[.$J110]/[.$H$121]" office:value-type="float" office:value="54">
            <text:p>54</text:p>
          </table:table-cell>
          <table:table-cell table:formula="of:=([.$D110]-[.$J110])/[.$H$121]+[.$J110]" office:value-type="float" office:value="114">
            <text:p>114</text:p>
          </table:table-cell>
          <table:table-cell table:number-columns-repeated="3"/>
          <table:table-cell table:formula="of:=[.D110]*[.C110]" office:value-type="float" office:value="60">
            <text:p>60</text:p>
          </table:table-cell>
          <table:table-cell table:style-name="ce1" table:formula="of:=1-[.C110]" office:value-type="float" office:value="0.9">
            <text:p>0,9</text:p>
          </table:table-cell>
          <table:table-cell table:style-name="ce6" table:formula="of:=SQRT([.J110]*[.K110])" office:value-type="float" office:value="7.34846922834953">
            <text:p>7,35</text:p>
          </table:table-cell>
          <table:table-cell table:style-name="ce7" table:formula="of:=([.E110]-[.$J110])/[.$L110]" office:value-type="float" office:value="-0.816496580927726">
            <text:p>-0,81650</text:p>
          </table:table-cell>
          <table:table-cell table:style-name="ce7" table:formula="of:=([.F110]-[.$J110])/[.$L110]" office:value-type="float" office:value="7.34846922834953">
            <text:p>7,34847</text:p>
          </table:table-cell>
          <table:table-cell table:style-name="ce8"/>
          <table:table-cell/>
          <table:table-cell table:formula="of:=[.P110]+[.O110]" office:value-type="float" office:value="0">
            <text:p>0</text:p>
          </table:table-cell>
          <table:table-cell table:formula="of:=LEGACY.NORMSDIST([.N110])" office:value-type="float" office:value="0.9999999999999">
            <text:p>1</text:p>
          </table:table-cell>
          <table:table-cell table:formula="of:=ABS([.M110])" office:value-type="float" office:value="0.816496580927726">
            <text:p>0,8164965809</text:p>
          </table:table-cell>
          <table:table-cell table:formula="of:=LEGACY.NORMSDIST([.M110])" office:value-type="float" office:value="0.207108089121263">
            <text:p>0,2071080891</text:p>
          </table:table-cell>
          <table:table-cell table:formula="of:=NORMDIST([.F110];[.J110];[.L110];1)" office:value-type="float" office:value="0.9999999999999">
            <text:p>1</text:p>
          </table:table-cell>
          <table:table-cell table:style-name="ce7" table:formula="of:=[.U110]-[.T110]" office:value-type="float" office:value="0.792891910878637">
            <text:p>0,7928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RANDBETWEEN(1;8)/10" office:value-type="float" office:value="0.7">
            <text:p>0,7</text:p>
          </table:table-cell>
          <table:table-cell table:formula="of:=RANDBETWEEN(4;8)*100" office:value-type="float" office:value="700">
            <text:p>700</text:p>
          </table:table-cell>
          <table:table-cell table:formula="of:=[.$J111]-[.$J111]/[.$H$121]" office:value-type="float" office:value="441">
            <text:p>441</text:p>
          </table:table-cell>
          <table:table-cell table:formula="of:=([.$D111]-[.$J111])/[.$H$121]+[.$J111]" office:value-type="float" office:value="511">
            <text:p>511</text:p>
          </table:table-cell>
          <table:table-cell table:number-columns-repeated="3"/>
          <table:table-cell table:formula="of:=[.D111]*[.C111]" office:value-type="float" office:value="490">
            <text:p>490</text:p>
          </table:table-cell>
          <table:table-cell table:style-name="ce1" table:formula="of:=1-[.C111]" office:value-type="float" office:value="0.3">
            <text:p>0,3</text:p>
          </table:table-cell>
          <table:table-cell table:style-name="ce6" table:formula="of:=SQRT([.J111]*[.K111])" office:value-type="float" office:value="12.1243556529821">
            <text:p>12,12</text:p>
          </table:table-cell>
          <table:table-cell table:style-name="ce7" table:formula="of:=([.E111]-[.$J111])/[.$L111]" office:value-type="float" office:value="-4.04145188432738">
            <text:p>-4,04145</text:p>
          </table:table-cell>
          <table:table-cell table:style-name="ce7" table:formula="of:=([.F111]-[.$J111])/[.$L111]" office:value-type="float" office:value="1.73205080756888">
            <text:p>1,73205</text:p>
          </table:table-cell>
          <table:table-cell table:style-name="ce8"/>
          <table:table-cell/>
          <table:table-cell table:formula="of:=[.P111]+[.O111]" office:value-type="float" office:value="0">
            <text:p>0</text:p>
          </table:table-cell>
          <table:table-cell table:formula="of:=LEGACY.NORMSDIST([.N111])" office:value-type="float" office:value="0.958367741668225">
            <text:p>0,9583677417</text:p>
          </table:table-cell>
          <table:table-cell table:formula="of:=ABS([.M111])" office:value-type="float" office:value="4.04145188432738">
            <text:p>4,0414518843</text:p>
          </table:table-cell>
          <table:table-cell table:formula="of:=LEGACY.NORMSDIST([.M111])" office:value-type="float" office:value="0.0000265606407970586">
            <text:p>2,65606407970586E-005</text:p>
          </table:table-cell>
          <table:table-cell table:formula="of:=NORMDIST([.F111];[.J111];[.L111];1)" office:value-type="float" office:value="0.958367741668225">
            <text:p>0,9583677417</text:p>
          </table:table-cell>
          <table:table-cell table:style-name="ce7" table:formula="of:=[.U111]-[.T111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RANDBETWEEN(1;8)/10" office:value-type="float" office:value="0.8">
            <text:p>0,8</text:p>
          </table:table-cell>
          <table:table-cell table:formula="of:=RANDBETWEEN(4;8)*100" office:value-type="float" office:value="800">
            <text:p>800</text:p>
          </table:table-cell>
          <table:table-cell table:formula="of:=[.$J112]-[.$J112]/[.$H$121]" office:value-type="float" office:value="576">
            <text:p>576</text:p>
          </table:table-cell>
          <table:table-cell table:formula="of:=([.$D112]-[.$J112])/[.$H$121]+[.$J112]" office:value-type="float" office:value="656">
            <text:p>656</text:p>
          </table:table-cell>
          <table:table-cell table:number-columns-repeated="3"/>
          <table:table-cell table:formula="of:=[.D112]*[.C112]" office:value-type="float" office:value="640">
            <text:p>640</text:p>
          </table:table-cell>
          <table:table-cell table:style-name="ce1" table:formula="of:=1-[.C112]" office:value-type="float" office:value="0.2">
            <text:p>0,2</text:p>
          </table:table-cell>
          <table:table-cell table:style-name="ce6" table:formula="of:=SQRT([.J112]*[.K112])" office:value-type="float" office:value="11.3137084989848">
            <text:p>11,31</text:p>
          </table:table-cell>
          <table:table-cell table:style-name="ce7" table:formula="of:=([.E112]-[.$J112])/[.$L112]" office:value-type="float" office:value="-5.65685424949238">
            <text:p>-5,65685</text:p>
          </table:table-cell>
          <table:table-cell table:style-name="ce7" table:formula="of:=([.F112]-[.$J112])/[.$L112]" office:value-type="float" office:value="1.4142135623731">
            <text:p>1,41421</text:p>
          </table:table-cell>
          <table:table-cell table:style-name="ce8"/>
          <table:table-cell/>
          <table:table-cell table:formula="of:=[.P112]+[.O112]" office:value-type="float" office:value="0">
            <text:p>0</text:p>
          </table:table-cell>
          <table:table-cell table:formula="of:=LEGACY.NORMSDIST([.N112])" office:value-type="float" office:value="0.921350396474857">
            <text:p>0,9213503965</text:p>
          </table:table-cell>
          <table:table-cell table:formula="of:=ABS([.M112])" office:value-type="float" office:value="5.65685424949238">
            <text:p>5,6568542495</text:p>
          </table:table-cell>
          <table:table-cell table:formula="of:=LEGACY.NORMSDIST([.M112])" office:value-type="float" office:value="0.00000000770862895014001">
            <text:p>7,70862895014001E-009</text:p>
          </table:table-cell>
          <table:table-cell table:formula="of:=NORMDIST([.F112];[.J112];[.L112];1)" office:value-type="float" office:value="0.921350396474857">
            <text:p>0,9213503965</text:p>
          </table:table-cell>
          <table:table-cell table:style-name="ce7" table:formula="of:=[.U112]-[.T112]" office:value-type="float" office:value="0.921350388766228">
            <text:p>0,9213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700">
            <text:p>700</text:p>
          </table:table-cell>
          <table:table-cell table:formula="of:=[.$J113]-[.$J113]/[.$H$121]" office:value-type="float" office:value="189">
            <text:p>189</text:p>
          </table:table-cell>
          <table:table-cell table:formula="of:=([.$D113]-[.$J113])/[.$H$121]+[.$J113]" office:value-type="float" office:value="259">
            <text:p>259</text:p>
          </table:table-cell>
          <table:table-cell table:number-columns-repeated="3"/>
          <table:table-cell table:formula="of:=[.D113]*[.C113]" office:value-type="float" office:value="210">
            <text:p>210</text:p>
          </table:table-cell>
          <table:table-cell table:style-name="ce1" table:formula="of:=1-[.C113]" office:value-type="float" office:value="0.7">
            <text:p>0,7</text:p>
          </table:table-cell>
          <table:table-cell table:style-name="ce6" table:formula="of:=SQRT([.J113]*[.K113])" office:value-type="float" office:value="12.1243556529821">
            <text:p>12,12</text:p>
          </table:table-cell>
          <table:table-cell table:style-name="ce7" table:formula="of:=([.E113]-[.$J113])/[.$L113]" office:value-type="float" office:value="-1.73205080756888">
            <text:p>-1,73205</text:p>
          </table:table-cell>
          <table:table-cell table:style-name="ce7" table:formula="of:=([.F113]-[.$J113])/[.$L113]" office:value-type="float" office:value="4.04145188432738">
            <text:p>4,04145</text:p>
          </table:table-cell>
          <table:table-cell table:style-name="ce8" office:value-type="float" office:value="0.496">
            <text:p>0,4960</text:p>
          </table:table-cell>
          <table:table-cell office:value-type="float" office:value="0.496">
            <text:p>0,496</text:p>
          </table:table-cell>
          <table:table-cell table:formula="of:=[.P113]+[.O113]" office:value-type="float" office:value="0.992">
            <text:p>0,992</text:p>
          </table:table-cell>
          <table:table-cell table:formula="of:=LEGACY.NORMSDIST([.N113])" office:value-type="float" office:value="0.999973439359203">
            <text:p>0,9999734394</text:p>
          </table:table-cell>
          <table:table-cell table:formula="of:=ABS([.M113])" office:value-type="float" office:value="1.73205080756888">
            <text:p>1,7320508076</text:p>
          </table:table-cell>
          <table:table-cell table:formula="of:=LEGACY.NORMSDIST([.M113])" office:value-type="float" office:value="0.0416322583317752">
            <text:p>0,0416322583</text:p>
          </table:table-cell>
          <table:table-cell table:formula="of:=NORMDIST([.F113];[.J113];[.L113];1)" office:value-type="float" office:value="0.999973439359203">
            <text:p>0,9999734394</text:p>
          </table:table-cell>
          <table:table-cell table:style-name="ce7" table:formula="of:=[.U113]-[.T113]" office:value-type="float" office:value="0.958341181027428">
            <text:p>0,9583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500">
            <text:p>500</text:p>
          </table:table-cell>
          <table:table-cell table:formula="of:=[.$J114]-[.$J114]/[.$H$121]" office:value-type="float" office:value="45">
            <text:p>45</text:p>
          </table:table-cell>
          <table:table-cell table:formula="of:=([.$D114]-[.$J114])/[.$H$121]+[.$J114]" office:value-type="float" office:value="95">
            <text:p>95</text:p>
          </table:table-cell>
          <table:table-cell table:number-columns-repeated="3"/>
          <table:table-cell table:formula="of:=[.D114]*[.C114]" office:value-type="float" office:value="50">
            <text:p>50</text:p>
          </table:table-cell>
          <table:table-cell table:style-name="ce1" table:formula="of:=1-[.C114]" office:value-type="float" office:value="0.9">
            <text:p>0,9</text:p>
          </table:table-cell>
          <table:table-cell table:style-name="ce6" table:formula="of:=SQRT([.J114]*[.K114])" office:value-type="float" office:value="6.70820393249937">
            <text:p>6,71</text:p>
          </table:table-cell>
          <table:table-cell table:style-name="ce7" table:formula="of:=([.E114]-[.$J114])/[.$L114]" office:value-type="float" office:value="-0.74535599249993">
            <text:p>-0,74536</text:p>
          </table:table-cell>
          <table:table-cell table:style-name="ce7" table:formula="of:=([.F114]-[.$J114])/[.$L114]" office:value-type="float" office:value="6.70820393249937">
            <text:p>6,70820</text:p>
          </table:table-cell>
          <table:table-cell table:style-name="ce8"/>
          <table:table-cell/>
          <table:table-cell table:formula="of:=[.P114]+[.O114]" office:value-type="float" office:value="0">
            <text:p>0</text:p>
          </table:table-cell>
          <table:table-cell table:formula="of:=LEGACY.NORMSDIST([.N114])" office:value-type="float" office:value="0.999999999990148">
            <text:p>1</text:p>
          </table:table-cell>
          <table:table-cell table:formula="of:=ABS([.M114])" office:value-type="float" office:value="0.74535599249993">
            <text:p>0,7453559925</text:p>
          </table:table-cell>
          <table:table-cell table:formula="of:=LEGACY.NORMSDIST([.M114])" office:value-type="float" office:value="0.228028270125128">
            <text:p>0,2280282701</text:p>
          </table:table-cell>
          <table:table-cell table:formula="of:=NORMDIST([.F114];[.J114];[.L114];1)" office:value-type="float" office:value="0.999999999990148">
            <text:p>1</text:p>
          </table:table-cell>
          <table:table-cell table:style-name="ce7" table:formula="of:=[.U114]-[.T114]" office:value-type="float" office:value="0.77197172986502">
            <text:p>0,7719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RANDBETWEEN(1;8)/10" office:value-type="float" office:value="0.3">
            <text:p>0,3</text:p>
          </table:table-cell>
          <table:table-cell table:formula="of:=RANDBETWEEN(4;8)*100" office:value-type="float" office:value="400">
            <text:p>400</text:p>
          </table:table-cell>
          <table:table-cell table:formula="of:=[.$J115]-[.$J115]/[.$H$121]" office:value-type="float" office:value="108">
            <text:p>108</text:p>
          </table:table-cell>
          <table:table-cell table:formula="of:=([.$D115]-[.$J115])/[.$H$121]+[.$J115]" office:value-type="float" office:value="148">
            <text:p>148</text:p>
          </table:table-cell>
          <table:table-cell table:number-columns-repeated="3"/>
          <table:table-cell table:formula="of:=[.D115]*[.C115]" office:value-type="float" office:value="120">
            <text:p>120</text:p>
          </table:table-cell>
          <table:table-cell table:style-name="ce1" table:formula="of:=1-[.C115]" office:value-type="float" office:value="0.7">
            <text:p>0,7</text:p>
          </table:table-cell>
          <table:table-cell table:style-name="ce6" table:formula="of:=SQRT([.J115]*[.K115])" office:value-type="float" office:value="9.16515138991168">
            <text:p>9,17</text:p>
          </table:table-cell>
          <table:table-cell table:style-name="ce7" table:formula="of:=([.E115]-[.$J115])/[.$L115]" office:value-type="float" office:value="-1.30930734141595">
            <text:p>-1,30931</text:p>
          </table:table-cell>
          <table:table-cell table:style-name="ce7" table:formula="of:=([.F115]-[.$J115])/[.$L115]" office:value-type="float" office:value="3.05505046330389">
            <text:p>3,05505</text:p>
          </table:table-cell>
          <table:table-cell table:style-name="ce8"/>
          <table:table-cell/>
          <table:table-cell table:formula="of:=[.P115]+[.O115]" office:value-type="float" office:value="0">
            <text:p>0</text:p>
          </table:table-cell>
          <table:table-cell table:formula="of:=LEGACY.NORMSDIST([.N115])" office:value-type="float" office:value="0.998874886715957">
            <text:p>0,9988748867</text:p>
          </table:table-cell>
          <table:table-cell table:formula="of:=ABS([.M115])" office:value-type="float" office:value="1.30930734141595">
            <text:p>1,3093073414</text:p>
          </table:table-cell>
          <table:table-cell table:formula="of:=LEGACY.NORMSDIST([.M115])" office:value-type="float" office:value="0.0952151319127621">
            <text:p>0,0952151319</text:p>
          </table:table-cell>
          <table:table-cell table:formula="of:=NORMDIST([.F115];[.J115];[.L115];1)" office:value-type="float" office:value="0.998874886715957">
            <text:p>0,9988748867</text:p>
          </table:table-cell>
          <table:table-cell table:style-name="ce7" table:formula="of:=[.U115]-[.T115]" office:value-type="float" office:value="0.903659754803195">
            <text:p>0,9036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600">
            <text:p>600</text:p>
          </table:table-cell>
          <table:table-cell table:formula="of:=[.$J116]-[.$J116]/[.$H$121]" office:value-type="float" office:value="54">
            <text:p>54</text:p>
          </table:table-cell>
          <table:table-cell table:formula="of:=([.$D116]-[.$J116])/[.$H$121]+[.$J116]" office:value-type="float" office:value="114">
            <text:p>114</text:p>
          </table:table-cell>
          <table:table-cell table:number-columns-repeated="3"/>
          <table:table-cell table:formula="of:=[.D116]*[.C116]" office:value-type="float" office:value="60">
            <text:p>60</text:p>
          </table:table-cell>
          <table:table-cell table:style-name="ce1" table:formula="of:=1-[.C116]" office:value-type="float" office:value="0.9">
            <text:p>0,9</text:p>
          </table:table-cell>
          <table:table-cell table:style-name="ce6" table:formula="of:=SQRT([.J116]*[.K116])" office:value-type="float" office:value="7.34846922834953">
            <text:p>7,35</text:p>
          </table:table-cell>
          <table:table-cell table:style-name="ce7" table:formula="of:=([.E116]-[.$J116])/[.$L116]" office:value-type="float" office:value="-0.816496580927726">
            <text:p>-0,81650</text:p>
          </table:table-cell>
          <table:table-cell table:style-name="ce7" table:formula="of:=([.F116]-[.$J116])/[.$L116]" office:value-type="float" office:value="7.34846922834953">
            <text:p>7,34847</text:p>
          </table:table-cell>
          <table:table-cell table:style-name="ce8" office:value-type="float" office:value="0.4772">
            <text:p>0,4772</text:p>
          </table:table-cell>
          <table:table-cell office:value-type="float" office:value="0.49865">
            <text:p>0,49865</text:p>
          </table:table-cell>
          <table:table-cell table:formula="of:=[.P116]+[.O116]" office:value-type="float" office:value="0.97585">
            <text:p>0,97585</text:p>
          </table:table-cell>
          <table:table-cell table:formula="of:=LEGACY.NORMSDIST([.N116])" office:value-type="float" office:value="0.9999999999999">
            <text:p>1</text:p>
          </table:table-cell>
          <table:table-cell table:formula="of:=ABS([.M116])" office:value-type="float" office:value="0.816496580927726">
            <text:p>0,8164965809</text:p>
          </table:table-cell>
          <table:table-cell table:formula="of:=LEGACY.NORMSDIST([.M116])" office:value-type="float" office:value="0.207108089121263">
            <text:p>0,2071080891</text:p>
          </table:table-cell>
          <table:table-cell table:formula="of:=NORMDIST([.F116];[.J116];[.L116];1)" office:value-type="float" office:value="0.9999999999999">
            <text:p>1</text:p>
          </table:table-cell>
          <table:table-cell table:style-name="ce7" table:formula="of:=[.U116]-[.T116]" office:value-type="float" office:value="0.792891910878637">
            <text:p>0,7928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RANDBETWEEN(1;8)/10" office:value-type="float" office:value="0.4">
            <text:p>0,4</text:p>
          </table:table-cell>
          <table:table-cell table:formula="of:=RANDBETWEEN(4;8)*100" office:value-type="float" office:value="500">
            <text:p>500</text:p>
          </table:table-cell>
          <table:table-cell table:formula="of:=[.$J117]-[.$J117]/[.$H$121]" office:value-type="float" office:value="180">
            <text:p>180</text:p>
          </table:table-cell>
          <table:table-cell table:formula="of:=([.$D117]-[.$J117])/[.$H$121]+[.$J117]" office:value-type="float" office:value="230">
            <text:p>230</text:p>
          </table:table-cell>
          <table:table-cell table:number-columns-repeated="3"/>
          <table:table-cell table:formula="of:=[.D117]*[.C117]" office:value-type="float" office:value="200">
            <text:p>200</text:p>
          </table:table-cell>
          <table:table-cell table:style-name="ce1" table:formula="of:=1-[.C117]" office:value-type="float" office:value="0.6">
            <text:p>0,6</text:p>
          </table:table-cell>
          <table:table-cell table:style-name="ce6" table:formula="of:=SQRT([.J117]*[.K117])" office:value-type="float" office:value="10.9544511501033">
            <text:p>10,95</text:p>
          </table:table-cell>
          <table:table-cell table:style-name="ce7" table:formula="of:=([.E117]-[.$J117])/[.$L117]" office:value-type="float" office:value="-1.82574185835055">
            <text:p>-1,82574</text:p>
          </table:table-cell>
          <table:table-cell table:style-name="ce7" table:formula="of:=([.F117]-[.$J117])/[.$L117]" office:value-type="float" office:value="2.73861278752583">
            <text:p>2,73861</text:p>
          </table:table-cell>
          <table:table-cell table:style-name="ce8"/>
          <table:table-cell/>
          <table:table-cell table:formula="of:=[.P117]+[.O117]" office:value-type="float" office:value="0">
            <text:p>0</text:p>
          </table:table-cell>
          <table:table-cell table:formula="of:=LEGACY.NORMSDIST([.N117])" office:value-type="float" office:value="0.996915050339728">
            <text:p>0,9969150503</text:p>
          </table:table-cell>
          <table:table-cell table:formula="of:=ABS([.M117])" office:value-type="float" office:value="1.82574185835055">
            <text:p>1,8257418584</text:p>
          </table:table-cell>
          <table:table-cell table:formula="of:=LEGACY.NORMSDIST([.M117])" office:value-type="float" office:value="0.0339445774309145">
            <text:p>0,0339445774</text:p>
          </table:table-cell>
          <table:table-cell table:formula="of:=NORMDIST([.F117];[.J117];[.L117];1)" office:value-type="float" office:value="0.996915050339728">
            <text:p>0,9969150503</text:p>
          </table:table-cell>
          <table:table-cell table:style-name="ce7" table:formula="of:=[.U117]-[.T117]" office:value-type="float" office:value="0.962970472908813">
            <text:p>0,9629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RANDBETWEEN(1;8)/10" office:value-type="float" office:value="0.6">
            <text:p>0,6</text:p>
          </table:table-cell>
          <table:table-cell table:formula="of:=RANDBETWEEN(4;8)*100" office:value-type="float" office:value="600">
            <text:p>600</text:p>
          </table:table-cell>
          <table:table-cell table:formula="of:=[.$J118]-[.$J118]/[.$H$121]" office:value-type="float" office:value="324">
            <text:p>324</text:p>
          </table:table-cell>
          <table:table-cell table:formula="of:=([.$D118]-[.$J118])/[.$H$121]+[.$J118]" office:value-type="float" office:value="384">
            <text:p>384</text:p>
          </table:table-cell>
          <table:table-cell table:number-columns-repeated="3"/>
          <table:table-cell table:formula="of:=[.D118]*[.C118]" office:value-type="float" office:value="360">
            <text:p>360</text:p>
          </table:table-cell>
          <table:table-cell table:style-name="ce1" table:formula="of:=1-[.C118]" office:value-type="float" office:value="0.4">
            <text:p>0,4</text:p>
          </table:table-cell>
          <table:table-cell table:style-name="ce6" table:formula="of:=SQRT([.J118]*[.K118])" office:value-type="float" office:value="12">
            <text:p>12,00</text:p>
          </table:table-cell>
          <table:table-cell table:style-name="ce7" table:formula="of:=([.E118]-[.$J118])/[.$L118]" office:value-type="float" office:value="-3">
            <text:p>-3,00000</text:p>
          </table:table-cell>
          <table:table-cell table:style-name="ce7" table:formula="of:=([.F118]-[.$J118])/[.$L118]" office:value-type="float" office:value="2">
            <text:p>2,00000</text:p>
          </table:table-cell>
          <table:table-cell table:style-name="ce8"/>
          <table:table-cell/>
          <table:table-cell table:formula="of:=[.P118]+[.O118]" office:value-type="float" office:value="0">
            <text:p>0</text:p>
          </table:table-cell>
          <table:table-cell table:formula="of:=LEGACY.NORMSDIST([.N118])" office:value-type="float" office:value="0.977249868051821">
            <text:p>0,9772498681</text:p>
          </table:table-cell>
          <table:table-cell table:formula="of:=ABS([.M118])" office:value-type="float" office:value="3">
            <text:p>3</text:p>
          </table:table-cell>
          <table:table-cell table:formula="of:=LEGACY.NORMSDIST([.M118])" office:value-type="float" office:value="0.0013498980316301">
            <text:p>0,001349898</text:p>
          </table:table-cell>
          <table:table-cell table:formula="of:=NORMDIST([.F118];[.J118];[.L118];1)" office:value-type="float" office:value="0.977249868051821">
            <text:p>0,9772498681</text:p>
          </table:table-cell>
          <table:table-cell table:style-name="ce7" table:formula="of:=[.U118]-[.T118]" office:value-type="float" office:value="0.975899970020191">
            <text:p>0,9759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RANDBETWEEN(1;8)/10" office:value-type="float" office:value="0.1">
            <text:p>0,1</text:p>
          </table:table-cell>
          <table:table-cell table:formula="of:=RANDBETWEEN(4;8)*100" office:value-type="float" office:value="700">
            <text:p>700</text:p>
          </table:table-cell>
          <table:table-cell table:formula="of:=[.$J119]-[.$J119]/[.$H$121]" office:value-type="float" office:value="63">
            <text:p>63</text:p>
          </table:table-cell>
          <table:table-cell table:formula="of:=([.$D119]-[.$J119])/[.$H$121]+[.$J119]" office:value-type="float" office:value="133">
            <text:p>133</text:p>
          </table:table-cell>
          <table:table-cell table:number-columns-repeated="3"/>
          <table:table-cell table:formula="of:=[.D119]*[.C119]" office:value-type="float" office:value="70">
            <text:p>70</text:p>
          </table:table-cell>
          <table:table-cell table:style-name="ce1" table:formula="of:=1-[.C119]" office:value-type="float" office:value="0.9">
            <text:p>0,9</text:p>
          </table:table-cell>
          <table:table-cell table:style-name="ce6" table:formula="of:=SQRT([.J119]*[.K119])" office:value-type="float" office:value="7.93725393319377">
            <text:p>7,94</text:p>
          </table:table-cell>
          <table:table-cell table:style-name="ce7" table:formula="of:=([.E119]-[.$J119])/[.$L119]" office:value-type="float" office:value="-0.881917103688197">
            <text:p>-0,88192</text:p>
          </table:table-cell>
          <table:table-cell table:style-name="ce7" table:formula="of:=([.F119]-[.$J119])/[.$L119]" office:value-type="float" office:value="7.93725393319377">
            <text:p>7,93725</text:p>
          </table:table-cell>
          <table:table-cell table:style-name="ce8"/>
          <table:table-cell/>
          <table:table-cell table:formula="of:=[.P119]+[.O119]" office:value-type="float" office:value="0">
            <text:p>0</text:p>
          </table:table-cell>
          <table:table-cell table:formula="of:=LEGACY.NORMSDIST([.N119])" office:value-type="float" office:value="0.999999999999999">
            <text:p>1</text:p>
          </table:table-cell>
          <table:table-cell table:formula="of:=ABS([.M119])" office:value-type="float" office:value="0.881917103688197">
            <text:p>0,881917103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делитель диапазона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2"/>
        </table:table-row>
      </table:table>
      <table:table table:name="Лист2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1</text:p>
          </table:table-cell>
          <table:covered-table-cell table:number-columns-repeated="3" table:style-name="Default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q</text:p>
          </table:table-cell>
          <table:table-cell table:style-name="ce2" office:value-type="string">
            <text:p>P</text:p>
          </table:table-cell>
          <table:table-cell table:style-name="ce2" office:value-type="string">
            <text:p>формула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table:number-columns-repeated="2" table:style-name="ce4" office:value-type="float" office:value="0.000137781">
            <text:p>0,0001378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table:style-name="ce4" office:value-type="float" office:value="0.3720087">
            <text:p>0,372008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number-columns-repeated="2" table:style-name="ce4" office:value-type="float" office:value="0.001536">
            <text:p>0,001536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2" table:style-name="ce4" office:value-type="float" office:value="0.003538944">
            <text:p>0,003538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table:number-columns-repeated="2" table:style-name="ce4" office:value-type="float" office:value="0.29647548">
            <text:p>0,296475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number-columns-repeated="2" table:style-name="ce4" office:value-type="float" office:value="0.0014880348">
            <text:p>0,001488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table:number-columns-repeated="2" table:style-name="ce4" office:value-type="float" office:value="0.036864">
            <text:p>0,036864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table:number-columns-repeated="2" table:style-name="ce4" office:value-type="float" office:value="0.00002268">
            <text:p>0,000022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table:number-columns-repeated="2" table:style-name="ce4" office:value-type="float" office:value="0.0972405">
            <text:p>0,097240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number-columns-repeated="2" table:style-name="ce4" office:value-type="float" office:value="0.00000409599999999999">
            <text:p>0,0000041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table:number-columns-repeated="2" table:style-name="ce4" office:value-type="float" office:value="0.120932352">
            <text:p>0,120932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table:number-columns-repeated="2" table:style-name="ce4" office:value-type="float" office:value="0.120932352">
            <text:p>0,120932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table:number-columns-repeated="2" table:style-name="ce4" office:value-type="float" office:value="0.176160768">
            <text:p>0,1761608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table:number-columns-repeated="2" table:style-name="ce4" office:value-type="float" office:value="0.057395628">
            <text:p>0,057395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table:number-columns-repeated="2" table:style-name="ce4" office:value-type="float" office:value="0.0774144">
            <text:p>0,077414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number-columns-repeated="2" table:style-name="ce4" office:value-type="float" office:value="0.002752512">
            <text:p>0,002752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table:number-columns-repeated="2" table:style-name="ce4" office:value-type="float" office:value="0.010206">
            <text:p>0,010206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table:number-columns-repeated="2" table:style-name="ce4" office:value-type="float" office:value="0.266827932">
            <text:p>0,266827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table:number-columns-repeated="2" office:value-type="float" office:value="7">
            <text:p>7</text:p>
          </table:table-cell>
          <table:table-cell office:value-type="float" office:value="0.4">
            <text:p>0,4</text:p>
          </table:table-cell>
          <table:table-cell table:number-columns-repeated="2" table:style-name="ce4" office:value-type="float" office:value="0.0279936">
            <text:p>0,027993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table:number-columns-repeated="2" table:style-name="ce4" office:value-type="float" office:value="0.017578125">
            <text:p>0,0175781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number-columns-repeated="2" table:style-name="ce4" office:value-type="float" office:value="0.03306744">
            <text:p>0,033067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table:number-columns-repeated="2" table:style-name="ce4" office:value-type="float" office:value="0.01000188">
            <text:p>0,010001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table:number-columns-repeated="2" table:style-name="ce4" office:value-type="float" office:value="0.036864">
            <text:p>0,036864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number-columns-repeated="2" table:style-name="ce4" office:value-type="float" office:value="0.0035721">
            <text:p>0,0035721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table:number-columns-repeated="2" table:style-name="ce4" office:value-type="float" office:value="0.03306744">
            <text:p>0,033067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2" table:number-columns-repeated="2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2</text:p>
          </table:table-cell>
          <table:covered-table-cell table:number-columns-repeated="3" table:style-name="Default"/>
          <table:table-cell table:style-name="Default"/>
          <table:table-cell/>
          <table:table-cell table:style-name="Default"/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формула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08">
            <text:p>0,00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table:style-name="ce5" office:value-type="float" office:value="0.104195634567021">
            <text:p>0,10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3">
            <text:p>0,003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2" table:style-name="ce5" office:value-type="float" office:value="0.123605529062865">
            <text:p>0,12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09">
            <text:p>0,009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table:style-name="ce5" office:value-type="float" office:value="0.0785755249534777">
            <text:p>0,079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05">
            <text:p>0,005</text:p>
          </table:table-cell>
          <table:table-cell office:value-type="float" office:value="3500">
            <text:p>3500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table:number-columns-repeated="2" table:style-name="ce5" office:value-type="float" office:value="0.0849019540610178">
            <text:p>0,085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2">
            <text:p>0,002</text:p>
          </table:table-cell>
          <table:table-cell office:value-type="float" office:value="2500">
            <text:p>25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0.104444862957054">
            <text:p>0,10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04">
            <text:p>0,004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5" office:value-type="float" office:value="0.137676978041126">
            <text:p>0,13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07">
            <text:p>0,007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table:style-name="ce5" office:value-type="float" office:value="0.130377432215046">
            <text:p>0,130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05">
            <text:p>0,005</text:p>
          </table:table-cell>
          <table:table-cell office:value-type="float" office:value="3500">
            <text:p>3500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table:number-columns-repeated="2" table:style-name="ce5" office:value-type="float" office:value="0.0849019540610178">
            <text:p>0,085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09">
            <text:p>0,00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2" table:style-name="ce5" office:value-type="float" office:value="0.128120143864584">
            <text:p>0,12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5">
            <text:p>0,005</text:p>
          </table:table-cell>
          <table:table-cell office:value-type="float" office:value="3000">
            <text:p>300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table:style-name="ce5" office:value-type="float" office:value="0.0956068088868986">
            <text:p>0,096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005">
            <text:p>0,005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table:style-name="ce5" office:value-type="float" office:value="0.0759541963702329">
            <text:p>0,076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1">
            <text:p>0,01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table:style-name="ce5" office:value-type="float" office:value="0.0759541963702329">
            <text:p>0,076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6">
            <text:p>0,006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9">
            <text:p>9</text:p>
          </table:table-cell>
          <table:table-cell table:number-columns-repeated="2" table:style-name="ce5" office:value-type="float" office:value="0.131755640009523">
            <text:p>0,13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1">
            <text:p>0,001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 table:style-name="ce5" office:value-type="float" office:value="0.0470665181563094">
            <text:p>0,047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6">
            <text:p>0,006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5" office:value-type="float" office:value="0.137676978041126">
            <text:p>0,138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04">
            <text:p>0,004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table:style-name="ce5" office:value-type="float" office:value="0.114367915509447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02">
            <text:p>0,002</text:p>
          </table:table-cell>
          <table:table-cell office:value-type="float" office:value="3500">
            <text:p>35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table:style-name="ce5" office:value-type="float" office:value="0.130377432215046">
            <text:p>0,130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09">
            <text:p>0,009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9">
            <text:p>9</text:p>
          </table:table-cell>
          <table:table-cell table:number-columns-repeated="2" table:style-name="ce5" office:value-type="float" office:value="0.131755640009523">
            <text:p>0,13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05">
            <text:p>0,005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office:value-type="float" office:value="7.5">
            <text:p>7,5</text:p>
          </table:table-cell>
          <table:table-cell table:number-columns-repeated="2" table:style-name="ce5" office:value-type="float" office:value="0.137328592653878">
            <text:p>0,137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6">
            <text:p>0,006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" table:style-name="ce5" office:value-type="float" office:value="0.0519818109721364">
            <text:p>0,05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04">
            <text:p>0,004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table:style-name="ce5" office:value-type="float" office:value="0.114367915509447">
            <text:p>0,114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03">
            <text:p>0,003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9">
            <text:p>9</text:p>
          </table:table-cell>
          <table:table-cell table:number-columns-repeated="2" table:style-name="ce5" office:value-type="float" office:value="0.131755640009523">
            <text:p>0,132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0.104444862957054">
            <text:p>0,104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004">
            <text:p>0,004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5" office:value-type="float" office:value="0.125110035721133">
            <text:p>0,125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02">
            <text:p>0,00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table:style-name="ce5" office:value-type="float" office:value="0.0153283100488101">
            <text:p>0,015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среднее</text:p>
          </table:table-cell>
          <table:covered-table-cell table:number-columns-repeated="2" table:style-name="Default"/>
          <table:table-cell table:style-name="Default" office:value-type="float" office:value="10">
            <text:p>10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3" office:value-type="string" table:number-columns-spanned="3" table:number-rows-spanned="1">
            <text:p>фактор дополнительного разброса</text:p>
          </table:table-cell>
          <table:covered-table-cell table:number-columns-repeated="2" table:style-name="Default"/>
          <table:table-cell table:style-name="Default"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3</text:p>
          </table:table-cell>
          <table:covered-table-cell table:number-columns-repeated="3" table:style-name="Default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"/>
          <table:table-cell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table:number-columns-repeated="2"/>
          <table:table-cell table:number-columns-repeated="2"/>
          <table:table-cell office:value-type="string">
            <text:p>n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sigma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</text:p>
          </table:table-cell>
          <table:table-cell table:style-name="ce1" office:value-type="string">
            <text:p>формула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400">
            <text:p>400</text:p>
          </table:table-cell>
          <table:table-cell office:value-type="float" office:value="203">
            <text:p>203</text:p>
          </table:table-cell>
          <table:table-cell/>
          <table:table-cell table:style-name="ce1"/>
          <table:table-cell table:number-columns-repeated="2"/>
          <table:table-cell office:value-type="float" office:value="200">
            <text:p>20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0">
            <text:p>10,00</text:p>
          </table:table-cell>
          <table:table-cell table:style-name="ce7" office:value-type="float" office:value="0.3">
            <text:p>0,30000</text:p>
          </table:table-cell>
          <table:table-cell table:number-columns-repeated="2" table:style-name="ce8" office:value-type="float" office:value="0.0381387815460524">
            <text:p>0,038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700">
            <text:p>700</text:p>
          </table:table-cell>
          <table:table-cell office:value-type="float" office:value="220">
            <text:p>220</text:p>
          </table:table-cell>
          <table:table-cell/>
          <table:table-cell table:style-name="ce1"/>
          <table:table-cell table:number-columns-repeated="2"/>
          <table:table-cell office:value-type="float" office:value="210">
            <text:p>21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2.1243556529821">
            <text:p>12,12</text:p>
          </table:table-cell>
          <table:table-cell table:style-name="ce7" office:value-type="float" office:value="0.824786098842323">
            <text:p>0,82479</text:p>
          </table:table-cell>
          <table:table-cell table:number-columns-repeated="2" table:style-name="ce8" office:value-type="float" office:value="0.0234170501978228">
            <text:p>0,023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400">
            <text:p>400</text:p>
          </table:table-cell>
          <table:table-cell office:value-type="float" office:value="122">
            <text:p>122</text:p>
          </table:table-cell>
          <table:table-cell/>
          <table:table-cell table:style-name="ce1"/>
          <table:table-cell table:number-columns-repeated="2"/>
          <table:table-cell office:value-type="float" office:value="120">
            <text:p>12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9.16515138991168">
            <text:p>9,17</text:p>
          </table:table-cell>
          <table:table-cell table:style-name="ce7" office:value-type="float" office:value="0.218217890235992">
            <text:p>0,21822</text:p>
          </table:table-cell>
          <table:table-cell table:number-columns-repeated="2" table:style-name="ce8" office:value-type="float" office:value="0.0425040269219419">
            <text:p>0,042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500">
            <text:p>500</text:p>
          </table:table-cell>
          <table:table-cell office:value-type="float" office:value="346">
            <text:p>346</text:p>
          </table:table-cell>
          <table:table-cell/>
          <table:table-cell table:style-name="ce1"/>
          <table:table-cell table:number-columns-repeated="2"/>
          <table:table-cell office:value-type="float" office:value="350">
            <text:p>35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0.2469507659596">
            <text:p>10,25</text:p>
          </table:table-cell>
          <table:table-cell table:style-name="ce7" office:value-type="float" office:value="0.390360029179413">
            <text:p>0,39036</text:p>
          </table:table-cell>
          <table:table-cell table:number-columns-repeated="2" table:style-name="ce8" office:value-type="float" office:value="0.0360766591219282">
            <text:p>0,036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500">
            <text:p>500</text:p>
          </table:table-cell>
          <table:table-cell office:value-type="float" office:value="113">
            <text:p>113</text:p>
          </table:table-cell>
          <table:table-cell/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8.94427190999916">
            <text:p>8,94</text:p>
          </table:table-cell>
          <table:table-cell table:style-name="ce7" office:value-type="float" office:value="1.45344418537486">
            <text:p>1,45344</text:p>
          </table:table-cell>
          <table:table-cell table:number-columns-repeated="2" table:style-name="ce8" office:value-type="float" office:value="0.0155110617152572">
            <text:p>0,0155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500">
            <text:p>500</text:p>
          </table:table-cell>
          <table:table-cell office:value-type="float" office:value="119">
            <text:p>119</text:p>
          </table:table-cell>
          <table:table-cell/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8.94427190999916">
            <text:p>8,94</text:p>
          </table:table-cell>
          <table:table-cell table:style-name="ce7" office:value-type="float" office:value="2.1242645786248">
            <text:p>2,12426</text:p>
          </table:table-cell>
          <table:table-cell table:number-columns-repeated="2" table:style-name="ce8" office:value-type="float" office:value="0.00467184200924841">
            <text:p>0,004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800">
            <text:p>800</text:p>
          </table:table-cell>
          <table:table-cell office:value-type="float" office:value="403">
            <text:p>403</text:p>
          </table:table-cell>
          <table:table-cell/>
          <table:table-cell table:style-name="ce1"/>
          <table:table-cell table:number-columns-repeated="2"/>
          <table:table-cell office:value-type="float" office:value="400">
            <text:p>40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4.142135623731">
            <text:p>14,14</text:p>
          </table:table-cell>
          <table:table-cell table:style-name="ce7" office:value-type="float" office:value="0.212132034355964">
            <text:p>0,21213</text:p>
          </table:table-cell>
          <table:table-cell table:number-columns-repeated="2" table:style-name="ce8" office:value-type="float" office:value="0.0275818531662706">
            <text:p>0,027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500">
            <text:p>500</text:p>
          </table:table-cell>
          <table:table-cell office:value-type="float" office:value="115">
            <text:p>115</text:p>
          </table:table-cell>
          <table:table-cell/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8.94427190999916">
            <text:p>8,94</text:p>
          </table:table-cell>
          <table:table-cell table:style-name="ce7" office:value-type="float" office:value="1.67705098312484">
            <text:p>1,67705</text:p>
          </table:table-cell>
          <table:table-cell table:number-columns-repeated="2" table:style-name="ce8" office:value-type="float" office:value="0.0109304604496336">
            <text:p>0,0109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500">
            <text:p>500</text:p>
          </table:table-cell>
          <table:table-cell office:value-type="float" office:value="155">
            <text:p>155</text:p>
          </table:table-cell>
          <table:table-cell/>
          <table:table-cell table:style-name="ce1"/>
          <table:table-cell table:number-columns-repeated="2"/>
          <table:table-cell office:value-type="float" office:value="150">
            <text:p>15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0.2469507659596">
            <text:p>10,25</text:p>
          </table:table-cell>
          <table:table-cell table:style-name="ce7" office:value-type="float" office:value="0.487950036474267">
            <text:p>0,48795</text:p>
          </table:table-cell>
          <table:table-cell table:number-columns-repeated="2" table:style-name="ce8" office:value-type="float" office:value="0.0345631799329252">
            <text:p>0,034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600">
            <text:p>600</text:p>
          </table:table-cell>
          <table:table-cell office:value-type="float" office:value="76">
            <text:p>76</text:p>
          </table:table-cell>
          <table:table-cell/>
          <table:table-cell table:style-name="ce1"/>
          <table:table-cell table:number-columns-repeated="2"/>
          <table:table-cell office:value-type="float" office:value="60">
            <text:p>60</text:p>
          </table:table-cell>
          <table:table-cell table:style-name="ce1" office:value-type="float" office:value="0.9">
            <text:p>0,9</text:p>
          </table:table-cell>
          <table:table-cell table:style-name="ce6" office:value-type="float" office:value="7.34846922834953">
            <text:p>7,35</text:p>
          </table:table-cell>
          <table:table-cell table:style-name="ce7" office:value-type="float" office:value="2.17732421580727">
            <text:p>2,17732</text:p>
          </table:table-cell>
          <table:table-cell table:number-columns-repeated="2" table:style-name="ce8" office:value-type="float" office:value="0.00507311157445742">
            <text:p>0,005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600">
            <text:p>600</text:p>
          </table:table-cell>
          <table:table-cell office:value-type="float" office:value="140">
            <text:p>140</text:p>
          </table:table-cell>
          <table:table-cell/>
          <table:table-cell table:style-name="ce1"/>
          <table:table-cell table:number-columns-repeated="2"/>
          <table:table-cell office:value-type="float" office:value="120">
            <text:p>12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9.79795897113271">
            <text:p>9,80</text:p>
          </table:table-cell>
          <table:table-cell table:style-name="ce7" office:value-type="float" office:value="2.04124145231932">
            <text:p>2,04124</text:p>
          </table:table-cell>
          <table:table-cell table:number-columns-repeated="2" table:style-name="ce8" office:value-type="float" office:value="0.00506984029298857">
            <text:p>0,005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/>
          <table:table-cell table:style-name="ce1"/>
          <table:table-cell table:number-columns-repeated="2"/>
          <table:table-cell office:value-type="float" office:value="50">
            <text:p>50</text:p>
          </table:table-cell>
          <table:table-cell table:style-name="ce1" office:value-type="float" office:value="0.9">
            <text:p>0,9</text:p>
          </table:table-cell>
          <table:table-cell table:style-name="ce6" office:value-type="float" office:value="6.70820393249937">
            <text:p>6,71</text:p>
          </table:table-cell>
          <table:table-cell table:style-name="ce7" office:value-type="float" office:value="3.27956636699969">
            <text:p>3,27957</text:p>
          </table:table-cell>
          <table:table-cell table:number-columns-repeated="2" table:style-name="ce8" office:value-type="float" office:value="0.000274640508893898">
            <text:p>0,000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800">
            <text:p>800</text:p>
          </table:table-cell>
          <table:table-cell office:value-type="float" office:value="263">
            <text:p>263</text:p>
          </table:table-cell>
          <table:table-cell/>
          <table:table-cell table:style-name="ce1"/>
          <table:table-cell table:number-columns-repeated="2"/>
          <table:table-cell office:value-type="float" office:value="240">
            <text:p>24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1.77448852456406">
            <text:p>1,77449</text:p>
          </table:table-cell>
          <table:table-cell table:number-columns-repeated="2" table:style-name="ce8" office:value-type="float" office:value="0.00637529263914844">
            <text:p>0,0064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800">
            <text:p>800</text:p>
          </table:table-cell>
          <table:table-cell office:value-type="float" office:value="555">
            <text:p>555</text:p>
          </table:table-cell>
          <table:table-cell/>
          <table:table-cell table:style-name="ce1"/>
          <table:table-cell table:number-columns-repeated="2"/>
          <table:table-cell office:value-type="float" office:value="560">
            <text:p>56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0.38575837490523">
            <text:p>0,38576</text:p>
          </table:table-cell>
          <table:table-cell table:number-columns-repeated="2" table:style-name="ce8" office:value-type="float" office:value="0.0285720793410783">
            <text:p>0,028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700">
            <text:p>700</text:p>
          </table:table-cell>
          <table:table-cell office:value-type="float" office:value="489">
            <text:p>489</text:p>
          </table:table-cell>
          <table:table-cell/>
          <table:table-cell table:style-name="ce1"/>
          <table:table-cell table:number-columns-repeated="2"/>
          <table:table-cell office:value-type="float" office:value="490">
            <text:p>49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2.1243556529821">
            <text:p>12,12</text:p>
          </table:table-cell>
          <table:table-cell table:style-name="ce7" office:value-type="float" office:value="0.0824786098842276">
            <text:p>0,08248</text:p>
          </table:table-cell>
          <table:table-cell table:number-columns-repeated="2" table:style-name="ce8" office:value-type="float" office:value="0.0327924757708347">
            <text:p>0,032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700">
            <text:p>700</text:p>
          </table:table-cell>
          <table:table-cell office:value-type="float" office:value="166">
            <text:p>166</text:p>
          </table:table-cell>
          <table:table-cell/>
          <table:table-cell table:style-name="ce1"/>
          <table:table-cell table:number-columns-repeated="2"/>
          <table:table-cell office:value-type="float" office:value="140">
            <text:p>14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10.5830052442584">
            <text:p>10,58</text:p>
          </table:table-cell>
          <table:table-cell table:style-name="ce7" office:value-type="float" office:value="2.45676907455998">
            <text:p>2,45677</text:p>
          </table:table-cell>
          <table:table-cell table:number-columns-repeated="2" table:style-name="ce8" office:value-type="float" office:value="0.00184358153719167">
            <text:p>0,001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600">
            <text:p>600</text:p>
          </table:table-cell>
          <table:table-cell office:value-type="float" office:value="195">
            <text:p>195</text:p>
          </table:table-cell>
          <table:table-cell/>
          <table:table-cell table:style-name="ce1"/>
          <table:table-cell table:number-columns-repeated="2"/>
          <table:table-cell office:value-type="float" office:value="180">
            <text:p>18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1.2249721603218">
            <text:p>11,22</text:p>
          </table:table-cell>
          <table:table-cell table:style-name="ce7" office:value-type="float" office:value="1.33630620956212">
            <text:p>1,33631</text:p>
          </table:table-cell>
          <table:table-cell table:number-columns-repeated="2" table:style-name="ce8" office:value-type="float" office:value="0.0145533127693553">
            <text:p>0,014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500">
            <text:p>500</text:p>
          </table:table-cell>
          <table:table-cell office:value-type="float" office:value="112">
            <text:p>112</text:p>
          </table:table-cell>
          <table:table-cell/>
          <table:table-cell table:style-name="ce1"/>
          <table:table-cell table:number-columns-repeated="2"/>
          <table:table-cell office:value-type="float" office:value="100">
            <text:p>10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8.94427190999916">
            <text:p>8,94</text:p>
          </table:table-cell>
          <table:table-cell table:style-name="ce7" office:value-type="float" office:value="1.34164078649987">
            <text:p>1,34164</text:p>
          </table:table-cell>
          <table:table-cell table:number-columns-repeated="2" table:style-name="ce8" office:value-type="float" office:value="0.0181342683709807">
            <text:p>0,018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700">
            <text:p>700</text:p>
          </table:table-cell>
          <table:table-cell office:value-type="float" office:value="229">
            <text:p>229</text:p>
          </table:table-cell>
          <table:table-cell/>
          <table:table-cell table:style-name="ce1"/>
          <table:table-cell table:number-columns-repeated="2"/>
          <table:table-cell office:value-type="float" office:value="210">
            <text:p>21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2.1243556529821">
            <text:p>12,12</text:p>
          </table:table-cell>
          <table:table-cell table:style-name="ce7" office:value-type="float" office:value="1.56709358780041">
            <text:p>1,56709</text:p>
          </table:table-cell>
          <table:table-cell table:number-columns-repeated="2" table:style-name="ce8" office:value-type="float" office:value="0.00963795834183366">
            <text:p>0,0096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55">
            <text:p>55</text:p>
          </table:table-cell>
          <table:table-cell/>
          <table:table-cell table:style-name="ce1"/>
          <table:table-cell table:number-columns-repeated="2"/>
          <table:table-cell office:value-type="float" office:value="50">
            <text:p>50</text:p>
          </table:table-cell>
          <table:table-cell table:style-name="ce1" office:value-type="float" office:value="0.9">
            <text:p>0,9</text:p>
          </table:table-cell>
          <table:table-cell table:style-name="ce6" office:value-type="float" office:value="6.70820393249937">
            <text:p>6,71</text:p>
          </table:table-cell>
          <table:table-cell table:style-name="ce7" office:value-type="float" office:value="0.74535599249993">
            <text:p>0,74536</text:p>
          </table:table-cell>
          <table:table-cell table:number-columns-repeated="2" table:style-name="ce8" office:value-type="float" office:value="0.0450470600905928">
            <text:p>0,0450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800">
            <text:p>800</text:p>
          </table:table-cell>
          <table:table-cell office:value-type="float" office:value="404">
            <text:p>404</text:p>
          </table:table-cell>
          <table:table-cell/>
          <table:table-cell table:style-name="ce1"/>
          <table:table-cell table:number-columns-repeated="2"/>
          <table:table-cell office:value-type="float" office:value="400">
            <text:p>40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4.142135623731">
            <text:p>14,14</text:p>
          </table:table-cell>
          <table:table-cell table:style-name="ce7" office:value-type="float" office:value="0.282842712474619">
            <text:p>0,28284</text:p>
          </table:table-cell>
          <table:table-cell table:number-columns-repeated="2" table:style-name="ce8" office:value-type="float" office:value="0.0271033696776216">
            <text:p>0,0271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800">
            <text:p>800</text:p>
          </table:table-cell>
          <table:table-cell office:value-type="float" office:value="480">
            <text:p>480</text:p>
          </table:table-cell>
          <table:table-cell/>
          <table:table-cell table:style-name="ce1"/>
          <table:table-cell table:number-columns-repeated="2"/>
          <table:table-cell office:value-type="float" office:value="480">
            <text:p>480</text:p>
          </table:table-cell>
          <table:table-cell table:style-name="ce1" office:value-type="float" office:value="0.4">
            <text:p>0,4</text:p>
          </table:table-cell>
          <table:table-cell table:style-name="ce6" office:value-type="float" office:value="13.856406460551">
            <text:p>13,86</text:p>
          </table:table-cell>
          <table:table-cell table:style-name="ce7" office:value-type="float" office:value="0">
            <text:p>0,00000</text:p>
          </table:table-cell>
          <table:table-cell table:number-columns-repeated="2" table:style-name="ce8" office:value-type="float" office:value="0.0287911791226113">
            <text:p>0,028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700">
            <text:p>700</text:p>
          </table:table-cell>
          <table:table-cell office:value-type="float" office:value="225">
            <text:p>225</text:p>
          </table:table-cell>
          <table:table-cell/>
          <table:table-cell table:style-name="ce1"/>
          <table:table-cell table:number-columns-repeated="2"/>
          <table:table-cell office:value-type="float" office:value="210">
            <text:p>21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2.1243556529821">
            <text:p>12,12</text:p>
          </table:table-cell>
          <table:table-cell table:style-name="ce7" office:value-type="float" office:value="1.23717914826348">
            <text:p>1,23718</text:p>
          </table:table-cell>
          <table:table-cell table:number-columns-repeated="2" table:style-name="ce8" office:value-type="float" office:value="0.0153067564649582">
            <text:p>0,0153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/>
          <table:table-cell table:style-name="ce1"/>
          <table:table-cell table:number-columns-repeated="2"/>
          <table:table-cell office:value-type="float" office:value="250">
            <text:p>25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1.180339887499">
            <text:p>11,18</text:p>
          </table:table-cell>
          <table:table-cell table:style-name="ce7" office:value-type="float" office:value="0">
            <text:p>0,00000</text:p>
          </table:table-cell>
          <table:table-cell table:number-columns-repeated="2" table:style-name="ce8" office:value-type="float" office:value="0.0356824823230554">
            <text:p>0,0357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600">
            <text:p>600</text:p>
          </table:table-cell>
          <table:table-cell office:value-type="float" office:value="415">
            <text:p>415</text:p>
          </table:table-cell>
          <table:table-cell/>
          <table:table-cell table:style-name="ce1"/>
          <table:table-cell table:number-columns-repeated="2"/>
          <table:table-cell office:value-type="float" office:value="420">
            <text:p>42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1.2249721603218">
            <text:p>11,22</text:p>
          </table:table-cell>
          <table:table-cell table:style-name="ce7" office:value-type="float" office:value="0.445435403187374">
            <text:p>0,44544</text:p>
          </table:table-cell>
          <table:table-cell table:number-columns-repeated="2" table:style-name="ce8" office:value-type="float" office:value="0.0321840002718869">
            <text:p>0,032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делитель диапазона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смещение серединки</text:p>
          </table:table-cell>
          <table:table-cell/>
          <table:table-cell table:style-name="Default" office:value-type="float" office:value="0.1">
            <text:p>0,1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4</text:p>
          </table:table-cell>
          <table:covered-table-cell table:number-columns-repeated="3" table:style-name="Default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1</text:p>
          </table:table-cell>
          <table:table-cell table:style-name="ce2" office:value-type="string">
            <text:p>k2</text:p>
          </table:table-cell>
          <table:table-cell table:number-columns-repeated="3"/>
          <table:table-cell office:value-type="string">
            <text:p>n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sigma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</text:p>
          </table:table-cell>
          <table:table-cell table:style-name="ce1" office:value-type="string">
            <text:p>ф2 табл.</text:p>
          </table:table-cell>
          <table:table-cell office:value-type="string">
            <text:p>ф1 табл.</text:p>
          </table:table-cell>
          <table:table-cell office:value-type="string">
            <text:p>Р табл.</text:p>
          </table:table-cell>
          <table:table-cell/>
          <table:table-cell office:value-type="string">
            <text:p>x1 abs</text:p>
          </table:table-cell>
          <table:table-cell table:number-columns-repeated="2"/>
          <table:table-cell office:value-type="string">
            <text:p>формула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800">
            <text:p>800</text:p>
          </table:table-cell>
          <table:table-cell office:value-type="float" office:value="504">
            <text:p>504</text:p>
          </table:table-cell>
          <table:table-cell office:value-type="float" office:value="584">
            <text:p>584</text:p>
          </table:table-cell>
          <table:table-cell table:number-columns-repeated="3"/>
          <table:table-cell office:value-type="float" office:value="560">
            <text:p>56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4.32049379893857">
            <text:p>-4,32049</text:p>
          </table:table-cell>
          <table:table-cell table:style-name="ce7" office:value-type="float" office:value="1.8516401995451">
            <text:p>1,85164</text:p>
          </table:table-cell>
          <table:table-cell table:style-name="ce8" office:value-type="float" office:value="0.4678">
            <text:p>0,4678</text:p>
          </table:table-cell>
          <table:table-cell office:value-type="float" office:value="0.49998">
            <text:p>0,49998</text:p>
          </table:table-cell>
          <table:table-cell office:value-type="float" office:value="0.96778">
            <text:p>0,96778</text:p>
          </table:table-cell>
          <table:table-cell office:value-type="float" office:value="0.96796124677447">
            <text:p>0,9679612468</text:p>
          </table:table-cell>
          <table:table-cell office:value-type="float" office:value="4.32049379893857">
            <text:p>4,3204937989</text:p>
          </table:table-cell>
          <table:table-cell office:value-type="float" office:value="0.00000778402156755752">
            <text:p>0,000007784</text:p>
          </table:table-cell>
          <table:table-cell office:value-type="float" office:value="0.96796124677447">
            <text:p>0,9679612468</text:p>
          </table:table-cell>
          <table:table-cell table:style-name="ce7" office:value-type="float" office:value="0.967953462752903">
            <text:p>0,9679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600">
            <text:p>600</text:p>
          </table:table-cell>
          <table:table-cell office:value-type="float" office:value="432">
            <text:p>432</text:p>
          </table:table-cell>
          <table:table-cell office:value-type="float" office:value="492">
            <text:p>492</text:p>
          </table:table-cell>
          <table:table-cell table:number-columns-repeated="3"/>
          <table:table-cell office:value-type="float" office:value="480">
            <text:p>480</text:p>
          </table:table-cell>
          <table:table-cell table:style-name="ce1" office:value-type="float" office:value="0.2">
            <text:p>0,2</text:p>
          </table:table-cell>
          <table:table-cell table:style-name="ce6" office:value-type="float" office:value="9.79795897113271">
            <text:p>9,80</text:p>
          </table:table-cell>
          <table:table-cell table:style-name="ce7" office:value-type="float" office:value="-4.89897948556636">
            <text:p>-4,89898</text:p>
          </table:table-cell>
          <table:table-cell table:style-name="ce7" office:value-type="float" office:value="1.22474487139159">
            <text:p>1,22474</text:p>
          </table:table-cell>
          <table:table-cell table:style-name="ce8" office:value-type="float" office:value="0.3883">
            <text:p>0,3883</text:p>
          </table:table-cell>
          <table:table-cell office:value-type="float" office:value="0.49999">
            <text:p>0,49999</text:p>
          </table:table-cell>
          <table:table-cell office:value-type="float" office:value="0.88829">
            <text:p>0,88829</text:p>
          </table:table-cell>
          <table:table-cell office:value-type="float" office:value="0.889664319040076">
            <text:p>0,889664319</text:p>
          </table:table-cell>
          <table:table-cell office:value-type="float" office:value="4.89897948556636">
            <text:p>4,8989794856</text:p>
          </table:table-cell>
          <table:table-cell office:value-type="float" office:value="0.000000481678504321548">
            <text:p>4,81678504321548E-007</text:p>
          </table:table-cell>
          <table:table-cell office:value-type="float" office:value="0.889664319040076">
            <text:p>0,889664319</text:p>
          </table:table-cell>
          <table:table-cell table:style-name="ce7" office:value-type="float" office:value="0.889663837361572">
            <text:p>0,8896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800">
            <text:p>800</text:p>
          </table:table-cell>
          <table:table-cell office:value-type="float" office:value="216">
            <text:p>216</text:p>
          </table:table-cell>
          <table:table-cell office:value-type="float" office:value="296">
            <text:p>296</text:p>
          </table:table-cell>
          <table:table-cell table:number-columns-repeated="3"/>
          <table:table-cell office:value-type="float" office:value="240">
            <text:p>24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1.8516401995451">
            <text:p>-1,85164</text:p>
          </table:table-cell>
          <table:table-cell table:style-name="ce7" office:value-type="float" office:value="4.32049379893857">
            <text:p>4,32049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92215978432">
            <text:p>0,999992216</text:p>
          </table:table-cell>
          <table:table-cell office:value-type="float" office:value="1.8516401995451">
            <text:p>1,8516401995</text:p>
          </table:table-cell>
          <table:table-cell office:value-type="float" office:value="0.0320387532255298">
            <text:p>0,0320387532</text:p>
          </table:table-cell>
          <table:table-cell office:value-type="float" office:value="0.999992215978432">
            <text:p>0,999992216</text:p>
          </table:table-cell>
          <table:table-cell table:style-name="ce7" office:value-type="float" office:value="0.967953462752903">
            <text:p>0,9679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700">
            <text:p>700</text:p>
          </table:table-cell>
          <table:table-cell office:value-type="float" office:value="378">
            <text:p>378</text:p>
          </table:table-cell>
          <table:table-cell office:value-type="float" office:value="448">
            <text:p>448</text:p>
          </table:table-cell>
          <table:table-cell table:number-columns-repeated="3"/>
          <table:table-cell office:value-type="float" office:value="420">
            <text:p>420</text:p>
          </table:table-cell>
          <table:table-cell table:style-name="ce1" office:value-type="float" office:value="0.4">
            <text:p>0,4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3.24037034920393">
            <text:p>-3,24037</text:p>
          </table:table-cell>
          <table:table-cell table:style-name="ce7" office:value-type="float" office:value="2.16024689946929">
            <text:p>2,16025</text:p>
          </table:table-cell>
          <table:table-cell table:style-name="ce8" office:value-type="float" office:value="0.4994">
            <text:p>0,4994</text:p>
          </table:table-cell>
          <table:table-cell office:value-type="float" office:value="0.4846">
            <text:p>0,4846</text:p>
          </table:table-cell>
          <table:table-cell office:value-type="float" office:value="0.984">
            <text:p>0,984</text:p>
          </table:table-cell>
          <table:table-cell office:value-type="float" office:value="0.984623219370363">
            <text:p>0,9846232194</text:p>
          </table:table-cell>
          <table:table-cell office:value-type="float" office:value="3.24037034920393">
            <text:p>3,2403703492</text:p>
          </table:table-cell>
          <table:table-cell office:value-type="float" office:value="0.000596872722436003">
            <text:p>0,0005968727</text:p>
          </table:table-cell>
          <table:table-cell office:value-type="float" office:value="0.984623219370363">
            <text:p>0,9846232194</text:p>
          </table:table-cell>
          <table:table-cell table:style-name="ce7" office:value-type="float" office:value="0.984026346647927">
            <text:p>0,9840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500">
            <text:p>500</text:p>
          </table:table-cell>
          <table:table-cell office:value-type="float" office:value="360">
            <text:p>360</text:p>
          </table:table-cell>
          <table:table-cell office:value-type="float" office:value="410">
            <text:p>410</text:p>
          </table:table-cell>
          <table:table-cell table:number-columns-repeated="3"/>
          <table:table-cell office:value-type="float" office:value="400">
            <text:p>400</text:p>
          </table:table-cell>
          <table:table-cell table:style-name="ce1" office:value-type="float" office:value="0.2">
            <text:p>0,2</text:p>
          </table:table-cell>
          <table:table-cell table:style-name="ce6" office:value-type="float" office:value="8.94427190999916">
            <text:p>8,94</text:p>
          </table:table-cell>
          <table:table-cell table:style-name="ce7" office:value-type="float" office:value="-4.47213595499958">
            <text:p>-4,47214</text:p>
          </table:table-cell>
          <table:table-cell table:style-name="ce7" office:value-type="float" office:value="1.1180339887499">
            <text:p>1,11803</text:p>
          </table:table-cell>
          <table:table-cell table:style-name="ce8" office:value-type="float" office:value="0.3686">
            <text:p>0,3686</text:p>
          </table:table-cell>
          <table:table-cell office:value-type="float" office:value="0.499997">
            <text:p>0,499997</text:p>
          </table:table-cell>
          <table:table-cell office:value-type="float" office:value="0.868597">
            <text:p>0,868597</text:p>
          </table:table-cell>
          <table:table-cell office:value-type="float" office:value="0.868223761358514">
            <text:p>0,8682237614</text:p>
          </table:table-cell>
          <table:table-cell office:value-type="float" office:value="4.47213595499958">
            <text:p>4,472135955</text:p>
          </table:table-cell>
          <table:table-cell office:value-type="float" office:value="0.00000387210821552203">
            <text:p>3,87210821552203E-006</text:p>
          </table:table-cell>
          <table:table-cell office:value-type="float" office:value="0.868223761358514">
            <text:p>0,8682237614</text:p>
          </table:table-cell>
          <table:table-cell table:style-name="ce7" office:value-type="float" office:value="0.868219889250298">
            <text:p>0,868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800">
            <text:p>800</text:p>
          </table:table-cell>
          <table:table-cell office:value-type="float" office:value="432">
            <text:p>432</text:p>
          </table:table-cell>
          <table:table-cell office:value-type="float" office:value="512">
            <text:p>512</text:p>
          </table:table-cell>
          <table:table-cell table:number-columns-repeated="3"/>
          <table:table-cell office:value-type="float" office:value="480">
            <text:p>480</text:p>
          </table:table-cell>
          <table:table-cell table:style-name="ce1" office:value-type="float" office:value="0.4">
            <text:p>0,4</text:p>
          </table:table-cell>
          <table:table-cell table:style-name="ce6" office:value-type="float" office:value="13.856406460551">
            <text:p>13,86</text:p>
          </table:table-cell>
          <table:table-cell table:style-name="ce7" office:value-type="float" office:value="-3.46410161513775">
            <text:p>-3,46410</text:p>
          </table:table-cell>
          <table:table-cell table:style-name="ce7" office:value-type="float" office:value="2.3094010767585">
            <text:p>2,3094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89539332331103">
            <text:p>0,9895393323</text:p>
          </table:table-cell>
          <table:table-cell office:value-type="float" office:value="3.46410161513775">
            <text:p>3,4641016151</text:p>
          </table:table-cell>
          <table:table-cell office:value-type="float" office:value="0.000266002752569625">
            <text:p>0,0002660028</text:p>
          </table:table-cell>
          <table:table-cell office:value-type="float" office:value="0.989539332331103">
            <text:p>0,9895393323</text:p>
          </table:table-cell>
          <table:table-cell table:style-name="ce7" office:value-type="float" office:value="0.989273329578533">
            <text:p>0,989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400">
            <text:p>400</text:p>
          </table:table-cell>
          <table:table-cell office:value-type="float" office:value="288">
            <text:p>288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float" office:value="320">
            <text:p>320</text:p>
          </table:table-cell>
          <table:table-cell table:style-name="ce1" office:value-type="float" office:value="0.2">
            <text:p>0,2</text:p>
          </table:table-cell>
          <table:table-cell table:style-name="ce6" office:value-type="float" office:value="8">
            <text:p>8,00</text:p>
          </table:table-cell>
          <table:table-cell table:style-name="ce7" office:value-type="float" office:value="-4">
            <text:p>-4,00000</text:p>
          </table:table-cell>
          <table:table-cell table:style-name="ce7" office:value-type="float" office:value="1">
            <text:p>1,00000</text:p>
          </table:table-cell>
          <table:table-cell table:style-name="ce8" office:value-type="float" office:value="0.3413">
            <text:p>0,3413</text:p>
          </table:table-cell>
          <table:table-cell office:value-type="float" office:value="0.499968">
            <text:p>0,499968</text:p>
          </table:table-cell>
          <table:table-cell office:value-type="float" office:value="0.841268">
            <text:p>0,841268</text:p>
          </table:table-cell>
          <table:table-cell office:value-type="float" office:value="0.841344746068543">
            <text:p>0,8413447461</text:p>
          </table:table-cell>
          <table:table-cell office:value-type="float" office:value="4">
            <text:p>4</text:p>
          </table:table-cell>
          <table:table-cell office:value-type="float" office:value="0.00003167124183312">
            <text:p>3,167124183312E-005</text:p>
          </table:table-cell>
          <table:table-cell office:value-type="float" office:value="0.841344746068543">
            <text:p>0,8413447461</text:p>
          </table:table-cell>
          <table:table-cell table:style-name="ce7" office:value-type="float" office:value="0.84131307482671">
            <text:p>0,8413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800">
            <text:p>800</text:p>
          </table:table-cell>
          <table:table-cell office:value-type="float" office:value="504">
            <text:p>504</text:p>
          </table:table-cell>
          <table:table-cell office:value-type="float" office:value="584">
            <text:p>584</text:p>
          </table:table-cell>
          <table:table-cell table:number-columns-repeated="3"/>
          <table:table-cell office:value-type="float" office:value="560">
            <text:p>56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4.32049379893857">
            <text:p>-4,32049</text:p>
          </table:table-cell>
          <table:table-cell table:style-name="ce7" office:value-type="float" office:value="1.8516401995451">
            <text:p>1,85164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6796124677447">
            <text:p>0,9679612468</text:p>
          </table:table-cell>
          <table:table-cell office:value-type="float" office:value="4.32049379893857">
            <text:p>4,3204937989</text:p>
          </table:table-cell>
          <table:table-cell office:value-type="float" office:value="0.00000778402156755752">
            <text:p>0,000007784</text:p>
          </table:table-cell>
          <table:table-cell office:value-type="float" office:value="0.96796124677447">
            <text:p>0,9679612468</text:p>
          </table:table-cell>
          <table:table-cell table:style-name="ce7" office:value-type="float" office:value="0.967953462752903">
            <text:p>0,9679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800">
            <text:p>800</text:p>
          </table:table-cell>
          <table:table-cell office:value-type="float" office:value="288">
            <text:p>288</text:p>
          </table:table-cell>
          <table:table-cell office:value-type="float" office:value="368">
            <text:p>368</text:p>
          </table:table-cell>
          <table:table-cell table:number-columns-repeated="3"/>
          <table:table-cell office:value-type="float" office:value="320">
            <text:p>320</text:p>
          </table:table-cell>
          <table:table-cell table:style-name="ce1" office:value-type="float" office:value="0.6">
            <text:p>0,6</text:p>
          </table:table-cell>
          <table:table-cell table:style-name="ce6" office:value-type="float" office:value="13.856406460551">
            <text:p>13,86</text:p>
          </table:table-cell>
          <table:table-cell table:style-name="ce7" office:value-type="float" office:value="-2.3094010767585">
            <text:p>-2,30940</text:p>
          </table:table-cell>
          <table:table-cell table:style-name="ce7" office:value-type="float" office:value="3.46410161513775">
            <text:p>3,4641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73399724743">
            <text:p>0,9997339972</text:p>
          </table:table-cell>
          <table:table-cell office:value-type="float" office:value="2.3094010767585">
            <text:p>2,3094010768</text:p>
          </table:table-cell>
          <table:table-cell office:value-type="float" office:value="0.010460667668897">
            <text:p>0,0104606677</text:p>
          </table:table-cell>
          <table:table-cell office:value-type="float" office:value="0.99973399724743">
            <text:p>0,9997339972</text:p>
          </table:table-cell>
          <table:table-cell table:style-name="ce7" office:value-type="float" office:value="0.989273329578533">
            <text:p>0,9892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700">
            <text:p>700</text:p>
          </table:table-cell>
          <table:table-cell office:value-type="float" office:value="126">
            <text:p>126</text:p>
          </table:table-cell>
          <table:table-cell office:value-type="float" office:value="196">
            <text:p>196</text:p>
          </table:table-cell>
          <table:table-cell table:number-columns-repeated="3"/>
          <table:table-cell office:value-type="float" office:value="140">
            <text:p>14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10.5830052442584">
            <text:p>10,58</text:p>
          </table:table-cell>
          <table:table-cell table:style-name="ce7" office:value-type="float" office:value="-1.3228756555323">
            <text:p>-1,32288</text:p>
          </table:table-cell>
          <table:table-cell table:style-name="ce7" office:value-type="float" office:value="5.29150262212918">
            <text:p>5,2915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99939342275">
            <text:p>0,9999999393</text:p>
          </table:table-cell>
          <table:table-cell office:value-type="float" office:value="1.3228756555323">
            <text:p>1,3228756555</text:p>
          </table:table-cell>
          <table:table-cell office:value-type="float" office:value="0.092938366182938">
            <text:p>0,0929383662</text:p>
          </table:table-cell>
          <table:table-cell office:value-type="float" office:value="0.999999939342275">
            <text:p>0,9999999393</text:p>
          </table:table-cell>
          <table:table-cell table:style-name="ce7" office:value-type="float" office:value="0.907061573159337">
            <text:p>0,90706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800">
            <text:p>800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1" office:value-type="float" office:value="0.9">
            <text:p>0,9</text:p>
          </table:table-cell>
          <table:table-cell table:style-name="ce6" office:value-type="float" office:value="8.48528137423857">
            <text:p>8,49</text:p>
          </table:table-cell>
          <table:table-cell table:style-name="ce7" office:value-type="float" office:value="-0.942809041582063">
            <text:p>-0,94281</text:p>
          </table:table-cell>
          <table:table-cell table:style-name="ce7" office:value-type="float" office:value="8.48528137423857">
            <text:p>8,48528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2809041582063">
            <text:p>0,9428090416</text:p>
          </table:table-cell>
          <table:table-cell office:value-type="float" office:value="0.17288929307558">
            <text:p>0,1728892931</text:p>
          </table:table-cell>
          <table:table-cell office:value-type="float" office:value="1">
            <text:p>1</text:p>
          </table:table-cell>
          <table:table-cell table:style-name="ce7" office:value-type="float" office:value="0.82711070692442">
            <text:p>0,827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700">
            <text:p>700</text:p>
          </table:table-cell>
          <table:table-cell office:value-type="float" office:value="252">
            <text:p>252</text:p>
          </table:table-cell>
          <table:table-cell office:value-type="float" office:value="322">
            <text:p>322</text:p>
          </table:table-cell>
          <table:table-cell table:number-columns-repeated="3"/>
          <table:table-cell office:value-type="float" office:value="280">
            <text:p>280</text:p>
          </table:table-cell>
          <table:table-cell table:style-name="ce1" office:value-type="float" office:value="0.6">
            <text:p>0,6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2.16024689946929">
            <text:p>-2,16025</text:p>
          </table:table-cell>
          <table:table-cell table:style-name="ce7" office:value-type="float" office:value="3.24037034920393">
            <text:p>3,24037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403127277564">
            <text:p>0,9994031273</text:p>
          </table:table-cell>
          <table:table-cell office:value-type="float" office:value="2.16024689946929">
            <text:p>2,1602468995</text:p>
          </table:table-cell>
          <table:table-cell office:value-type="float" office:value="0.0153767806296373">
            <text:p>0,0153767806</text:p>
          </table:table-cell>
          <table:table-cell office:value-type="float" office:value="0.999403127277564">
            <text:p>0,9994031273</text:p>
          </table:table-cell>
          <table:table-cell table:style-name="ce7" office:value-type="float" office:value="0.984026346647927">
            <text:p>0,9840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400">
            <text:p>400</text:p>
          </table:table-cell>
          <table:table-cell office:value-type="float" office:value="288">
            <text:p>288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float" office:value="320">
            <text:p>320</text:p>
          </table:table-cell>
          <table:table-cell table:style-name="ce1" office:value-type="float" office:value="0.2">
            <text:p>0,2</text:p>
          </table:table-cell>
          <table:table-cell table:style-name="ce6" office:value-type="float" office:value="8">
            <text:p>8,00</text:p>
          </table:table-cell>
          <table:table-cell table:style-name="ce7" office:value-type="float" office:value="-4">
            <text:p>-4,00000</text:p>
          </table:table-cell>
          <table:table-cell table:style-name="ce7" office:value-type="float" office:value="1">
            <text:p>1,0000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841344746068543">
            <text:p>0,8413447461</text:p>
          </table:table-cell>
          <table:table-cell office:value-type="float" office:value="4">
            <text:p>4</text:p>
          </table:table-cell>
          <table:table-cell office:value-type="float" office:value="0.00003167124183312">
            <text:p>3,167124183312E-005</text:p>
          </table:table-cell>
          <table:table-cell office:value-type="float" office:value="0.841344746068543">
            <text:p>0,8413447461</text:p>
          </table:table-cell>
          <table:table-cell table:style-name="ce7" office:value-type="float" office:value="0.84131307482671">
            <text:p>0,8413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160">
            <text:p>160</text:p>
          </table:table-cell>
          <table:table-cell table:style-name="ce1" office:value-type="float" office:value="0.6">
            <text:p>0,6</text:p>
          </table:table-cell>
          <table:table-cell table:style-name="ce6" office:value-type="float" office:value="9.79795897113271">
            <text:p>9,80</text:p>
          </table:table-cell>
          <table:table-cell table:style-name="ce7" office:value-type="float" office:value="-1.63299316185545">
            <text:p>-1,63299</text:p>
          </table:table-cell>
          <table:table-cell table:style-name="ce7" office:value-type="float" office:value="2.44948974278318">
            <text:p>2,44949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2847060782285">
            <text:p>0,9928470608</text:p>
          </table:table-cell>
          <table:table-cell office:value-type="float" office:value="1.63299316185545">
            <text:p>1,6329931619</text:p>
          </table:table-cell>
          <table:table-cell office:value-type="float" office:value="0.0512352174298747">
            <text:p>0,0512352174</text:p>
          </table:table-cell>
          <table:table-cell office:value-type="float" office:value="0.992847060782285">
            <text:p>0,9928470608</text:p>
          </table:table-cell>
          <table:table-cell table:style-name="ce7" office:value-type="float" office:value="0.94161184335241">
            <text:p>0,9416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700">
            <text:p>700</text:p>
          </table:table-cell>
          <table:table-cell office:value-type="float" office:value="126">
            <text:p>126</text:p>
          </table:table-cell>
          <table:table-cell office:value-type="float" office:value="196">
            <text:p>196</text:p>
          </table:table-cell>
          <table:table-cell table:number-columns-repeated="3"/>
          <table:table-cell office:value-type="float" office:value="140">
            <text:p>14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10.5830052442584">
            <text:p>10,58</text:p>
          </table:table-cell>
          <table:table-cell table:style-name="ce7" office:value-type="float" office:value="-1.3228756555323">
            <text:p>-1,32288</text:p>
          </table:table-cell>
          <table:table-cell table:style-name="ce7" office:value-type="float" office:value="5.29150262212918">
            <text:p>5,2915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99939342275">
            <text:p>0,9999999393</text:p>
          </table:table-cell>
          <table:table-cell office:value-type="float" office:value="1.3228756555323">
            <text:p>1,3228756555</text:p>
          </table:table-cell>
          <table:table-cell office:value-type="float" office:value="0.092938366182938">
            <text:p>0,0929383662</text:p>
          </table:table-cell>
          <table:table-cell office:value-type="float" office:value="0.999999939342275">
            <text:p>0,9999999393</text:p>
          </table:table-cell>
          <table:table-cell table:style-name="ce7" office:value-type="float" office:value="0.907061573159337">
            <text:p>0,9070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600">
            <text:p>600</text:p>
          </table:table-cell>
          <table:table-cell office:value-type="float" office:value="162">
            <text:p>162</text:p>
          </table:table-cell>
          <table:table-cell office:value-type="float" office:value="222">
            <text:p>222</text:p>
          </table:table-cell>
          <table:table-cell table:number-columns-repeated="3"/>
          <table:table-cell office:value-type="float" office:value="180">
            <text:p>18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1.2249721603218">
            <text:p>11,22</text:p>
          </table:table-cell>
          <table:table-cell table:style-name="ce7" office:value-type="float" office:value="-1.60356745147455">
            <text:p>-1,60357</text:p>
          </table:table-cell>
          <table:table-cell table:style-name="ce7" office:value-type="float" office:value="3.74165738677394">
            <text:p>3,74166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08594683509">
            <text:p>0,9999085947</text:p>
          </table:table-cell>
          <table:table-cell office:value-type="float" office:value="1.60356745147455">
            <text:p>1,6035674515</text:p>
          </table:table-cell>
          <table:table-cell office:value-type="float" office:value="0.0544047150202728">
            <text:p>0,054404715</text:p>
          </table:table-cell>
          <table:table-cell office:value-type="float" office:value="0.999908594683509">
            <text:p>0,9999085947</text:p>
          </table:table-cell>
          <table:table-cell table:style-name="ce7" office:value-type="float" office:value="0.945503879663236">
            <text:p>0,9455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1" office:value-type="float" office:value="0.8">
            <text:p>0,8</text:p>
          </table:table-cell>
          <table:table-cell table:style-name="ce6" office:value-type="float" office:value="8">
            <text:p>8,00</text:p>
          </table:table-cell>
          <table:table-cell table:style-name="ce7" office:value-type="float" office:value="-1">
            <text:p>-1,00000</text:p>
          </table:table-cell>
          <table:table-cell table:style-name="ce7" office:value-type="float" office:value="4">
            <text:p>4,00000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68328758167">
            <text:p>0,9999683288</text:p>
          </table:table-cell>
          <table:table-cell office:value-type="float" office:value="1">
            <text:p>1</text:p>
          </table:table-cell>
          <table:table-cell office:value-type="float" office:value="0.158655253931457">
            <text:p>0,1586552539</text:p>
          </table:table-cell>
          <table:table-cell office:value-type="float" office:value="0.999968328758167">
            <text:p>0,9999683288</text:p>
          </table:table-cell>
          <table:table-cell table:style-name="ce7" office:value-type="float" office:value="0.84131307482671">
            <text:p>0,8413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500">
            <text:p>500</text:p>
          </table:table-cell>
          <table:table-cell office:value-type="float" office:value="315">
            <text:p>315</text:p>
          </table:table-cell>
          <table:table-cell office:value-type="float" office:value="365">
            <text:p>365</text:p>
          </table:table-cell>
          <table:table-cell table:number-columns-repeated="3"/>
          <table:table-cell office:value-type="float" office:value="350">
            <text:p>35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0.2469507659596">
            <text:p>10,25</text:p>
          </table:table-cell>
          <table:table-cell table:style-name="ce7" office:value-type="float" office:value="-3.41565025531987">
            <text:p>-3,41565</text:p>
          </table:table-cell>
          <table:table-cell table:style-name="ce7" office:value-type="float" office:value="1.4638501094228">
            <text:p>1,46385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28382546237665">
            <text:p>0,9283825462</text:p>
          </table:table-cell>
          <table:table-cell office:value-type="float" office:value="3.41565025531987">
            <text:p>3,4156502553</text:p>
          </table:table-cell>
          <table:table-cell office:value-type="float" office:value="0.000318149570620104">
            <text:p>0,0003181496</text:p>
          </table:table-cell>
          <table:table-cell office:value-type="float" office:value="0.928382546237665">
            <text:p>0,9283825462</text:p>
          </table:table-cell>
          <table:table-cell table:style-name="ce7" office:value-type="float" office:value="0.928064396667045">
            <text:p>0,9280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700">
            <text:p>700</text:p>
          </table:table-cell>
          <table:table-cell office:value-type="float" office:value="315">
            <text:p>315</text:p>
          </table:table-cell>
          <table:table-cell office:value-type="float" office:value="385">
            <text:p>385</text:p>
          </table:table-cell>
          <table:table-cell table:number-columns-repeated="3"/>
          <table:table-cell office:value-type="float" office:value="350">
            <text:p>35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3.228756555323">
            <text:p>13,23</text:p>
          </table:table-cell>
          <table:table-cell table:style-name="ce7" office:value-type="float" office:value="-2.64575131106459">
            <text:p>-2,64575</text:p>
          </table:table-cell>
          <table:table-cell table:style-name="ce7" office:value-type="float" office:value="2.64575131106459">
            <text:p>2,64575</text:p>
          </table:table-cell>
          <table:table-cell table:style-name="ce8" office:value-type="float" office:value="0.496">
            <text:p>0,4960</text:p>
          </table:table-cell>
          <table:table-cell office:value-type="float" office:value="0.496">
            <text:p>0,496</text:p>
          </table:table-cell>
          <table:table-cell office:value-type="float" office:value="0.992">
            <text:p>0,992</text:p>
          </table:table-cell>
          <table:table-cell office:value-type="float" office:value="0.995924514203249">
            <text:p>0,9959245142</text:p>
          </table:table-cell>
          <table:table-cell office:value-type="float" office:value="2.64575131106459">
            <text:p>2,6457513111</text:p>
          </table:table-cell>
          <table:table-cell office:value-type="float" office:value="0.00407548579675135">
            <text:p>0,0040754858</text:p>
          </table:table-cell>
          <table:table-cell office:value-type="float" office:value="0.995924514203249">
            <text:p>0,9959245142</text:p>
          </table:table-cell>
          <table:table-cell table:style-name="ce7" office:value-type="float" office:value="0.991849028406497">
            <text:p>0,9918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table:number-columns-repeated="3"/>
          <table:table-cell office:value-type="float" office:value="150">
            <text:p>15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0.2469507659596">
            <text:p>10,25</text:p>
          </table:table-cell>
          <table:table-cell table:style-name="ce7" office:value-type="float" office:value="-1.4638501094228">
            <text:p>-1,46385</text:p>
          </table:table-cell>
          <table:table-cell table:style-name="ce7" office:value-type="float" office:value="3.41565025531987">
            <text:p>3,41565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68185042938">
            <text:p>0,9996818504</text:p>
          </table:table-cell>
          <table:table-cell office:value-type="float" office:value="1.4638501094228">
            <text:p>1,4638501094</text:p>
          </table:table-cell>
          <table:table-cell office:value-type="float" office:value="0.0716174537623348">
            <text:p>0,0716174538</text:p>
          </table:table-cell>
          <table:table-cell office:value-type="float" office:value="0.99968185042938">
            <text:p>0,9996818504</text:p>
          </table:table-cell>
          <table:table-cell table:style-name="ce7" office:value-type="float" office:value="0.928064396667045">
            <text:p>0,9280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500">
            <text:p>500</text:p>
          </table:table-cell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table:number-columns-repeated="3"/>
          <table:table-cell office:value-type="float" office:value="150">
            <text:p>150</text:p>
          </table:table-cell>
          <table:table-cell table:style-name="ce1" office:value-type="float" office:value="0.7">
            <text:p>0,7</text:p>
          </table:table-cell>
          <table:table-cell table:style-name="ce6" office:value-type="float" office:value="10.2469507659596">
            <text:p>10,25</text:p>
          </table:table-cell>
          <table:table-cell table:style-name="ce7" office:value-type="float" office:value="-1.4638501094228">
            <text:p>-1,46385</text:p>
          </table:table-cell>
          <table:table-cell table:style-name="ce7" office:value-type="float" office:value="3.41565025531987">
            <text:p>3,41565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68185042938">
            <text:p>0,9996818504</text:p>
          </table:table-cell>
          <table:table-cell office:value-type="float" office:value="1.4638501094228">
            <text:p>1,4638501094</text:p>
          </table:table-cell>
          <table:table-cell office:value-type="float" office:value="0.0716174537623348">
            <text:p>0,0716174538</text:p>
          </table:table-cell>
          <table:table-cell office:value-type="float" office:value="0.99968185042938">
            <text:p>0,9996818504</text:p>
          </table:table-cell>
          <table:table-cell table:style-name="ce7" office:value-type="float" office:value="0.928064396667045">
            <text:p>0,9280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600">
            <text:p>600</text:p>
          </table:table-cell>
          <table:table-cell office:value-type="float" office:value="216">
            <text:p>216</text:p>
          </table:table-cell>
          <table:table-cell office:value-type="float" office:value="276">
            <text:p>276</text:p>
          </table:table-cell>
          <table:table-cell table:number-columns-repeated="3"/>
          <table:table-cell office:value-type="float" office:value="240">
            <text:p>240</text:p>
          </table:table-cell>
          <table:table-cell table:style-name="ce1" office:value-type="float" office:value="0.6">
            <text:p>0,6</text:p>
          </table:table-cell>
          <table:table-cell table:style-name="ce6" office:value-type="float" office:value="12">
            <text:p>12,00</text:p>
          </table:table-cell>
          <table:table-cell table:style-name="ce7" office:value-type="float" office:value="-2">
            <text:p>-2,00000</text:p>
          </table:table-cell>
          <table:table-cell table:style-name="ce7" office:value-type="float" office:value="3">
            <text:p>3,00000</text:p>
          </table:table-cell>
          <table:table-cell table:style-name="ce8" office:value-type="float" office:value="0.4772">
            <text:p>0,4772</text:p>
          </table:table-cell>
          <table:table-cell office:value-type="float" office:value="0.49865">
            <text:p>0,49865</text:p>
          </table:table-cell>
          <table:table-cell office:value-type="float" office:value="0.97585">
            <text:p>0,97585</text:p>
          </table:table-cell>
          <table:table-cell office:value-type="float" office:value="0.99865010196837">
            <text:p>0,998650102</text:p>
          </table:table-cell>
          <table:table-cell office:value-type="float" office:value="2">
            <text:p>2</text:p>
          </table:table-cell>
          <table:table-cell office:value-type="float" office:value="0.0227501319481792">
            <text:p>0,0227501319</text:p>
          </table:table-cell>
          <table:table-cell office:value-type="float" office:value="0.99865010196837">
            <text:p>0,998650102</text:p>
          </table:table-cell>
          <table:table-cell table:style-name="ce7" office:value-type="float" office:value="0.975899970020191">
            <text:p>0,9759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800">
            <text:p>800</text:p>
          </table:table-cell>
          <table:table-cell office:value-type="float" office:value="504">
            <text:p>504</text:p>
          </table:table-cell>
          <table:table-cell office:value-type="float" office:value="584">
            <text:p>584</text:p>
          </table:table-cell>
          <table:table-cell table:number-columns-repeated="3"/>
          <table:table-cell office:value-type="float" office:value="560">
            <text:p>560</text:p>
          </table:table-cell>
          <table:table-cell table:style-name="ce1" office:value-type="float" office:value="0.3">
            <text:p>0,3</text:p>
          </table:table-cell>
          <table:table-cell table:style-name="ce6" office:value-type="float" office:value="12.9614813968157">
            <text:p>12,96</text:p>
          </table:table-cell>
          <table:table-cell table:style-name="ce7" office:value-type="float" office:value="-4.32049379893857">
            <text:p>-4,32049</text:p>
          </table:table-cell>
          <table:table-cell table:style-name="ce7" office:value-type="float" office:value="1.8516401995451">
            <text:p>1,85164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6796124677447">
            <text:p>0,9679612468</text:p>
          </table:table-cell>
          <table:table-cell office:value-type="float" office:value="4.32049379893857">
            <text:p>4,3204937989</text:p>
          </table:table-cell>
          <table:table-cell office:value-type="float" office:value="0.00000778402156755752">
            <text:p>0,000007784</text:p>
          </table:table-cell>
          <table:table-cell office:value-type="float" office:value="0.96796124677447">
            <text:p>0,9679612468</text:p>
          </table:table-cell>
          <table:table-cell table:style-name="ce7" office:value-type="float" office:value="0.967953462752903">
            <text:p>0,96795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700">
            <text:p>700</text:p>
          </table:table-cell>
          <table:table-cell office:value-type="float" office:value="315">
            <text:p>315</text:p>
          </table:table-cell>
          <table:table-cell office:value-type="float" office:value="385">
            <text:p>385</text:p>
          </table:table-cell>
          <table:table-cell table:number-columns-repeated="3"/>
          <table:table-cell office:value-type="float" office:value="350">
            <text:p>350</text:p>
          </table:table-cell>
          <table:table-cell table:style-name="ce1" office:value-type="float" office:value="0.5">
            <text:p>0,5</text:p>
          </table:table-cell>
          <table:table-cell table:style-name="ce6" office:value-type="float" office:value="13.228756555323">
            <text:p>13,23</text:p>
          </table:table-cell>
          <table:table-cell table:style-name="ce7" office:value-type="float" office:value="-2.64575131106459">
            <text:p>-2,64575</text:p>
          </table:table-cell>
          <table:table-cell table:style-name="ce7" office:value-type="float" office:value="2.64575131106459">
            <text:p>2,64575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5924514203249">
            <text:p>0,9959245142</text:p>
          </table:table-cell>
          <table:table-cell office:value-type="float" office:value="2.64575131106459">
            <text:p>2,6457513111</text:p>
          </table:table-cell>
          <table:table-cell office:value-type="float" office:value="0.00407548579675135">
            <text:p>0,0040754858</text:p>
          </table:table-cell>
          <table:table-cell office:value-type="float" office:value="0.995924514203249">
            <text:p>0,9959245142</text:p>
          </table:table-cell>
          <table:table-cell table:style-name="ce7" office:value-type="float" office:value="0.991849028406497">
            <text:p>0,9918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700">
            <text:p>700</text:p>
          </table:table-cell>
          <table:table-cell office:value-type="float" office:value="63">
            <text:p>63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float" office:value="70">
            <text:p>70</text:p>
          </table:table-cell>
          <table:table-cell table:style-name="ce1" office:value-type="float" office:value="0.9">
            <text:p>0,9</text:p>
          </table:table-cell>
          <table:table-cell table:style-name="ce6" office:value-type="float" office:value="7.93725393319377">
            <text:p>7,94</text:p>
          </table:table-cell>
          <table:table-cell table:style-name="ce7" office:value-type="float" office:value="-0.881917103688197">
            <text:p>-0,88192</text:p>
          </table:table-cell>
          <table:table-cell table:style-name="ce7" office:value-type="float" office:value="7.93725393319377">
            <text:p>7,93725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office:value-type="float" office:value="0.999999999999999">
            <text:p>1</text:p>
          </table:table-cell>
          <table:table-cell office:value-type="float" office:value="0.881917103688197">
            <text:p>0,881917103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делитель диапазона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12"/>
        </table:table-row>
      </table:table>
      <table:table table:name="Лист3" table:style-name="ta1"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column table:style-name="co2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7"/>
        <table:table-column table:style-name="co9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1</text:p>
          </table:table-cell>
          <table:covered-table-cell table:number-columns-repeated="3"/>
          <table:table-cell table:style-name="Default"/>
          <table:table-cell table:style-name="ce9" office:value-type="string" table:number-columns-spanned="4" table:number-rows-spanned="1">
            <text:p>Задание 2</text:p>
          </table:table-cell>
          <table:covered-table-cell table:number-columns-repeated="3"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0" office:value-type="string" table:number-columns-spanned="1" table:number-rows-spanned="26">
            <text:p>Вариант</text:p>
          </table:table-cell>
          <table:table-cell table:style-name="ce12"/>
          <table:table-cell table:style-name="ce13" office:value-type="string">
            <text:p>p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k</text:p>
          </table:table-cell>
          <table:table-cell table:style-name="ce2"/>
          <table:table-cell table:style-name="ce21"/>
          <table:table-cell table:style-name="ce22" office:value-type="string">
            <text:p>p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k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">
            <text:p>1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6">
            <text:p>6</text:p>
          </table:table-cell>
          <table:table-cell/>
          <table:table-cell table:style-name="ce22" office:value-type="float" office:value="1">
            <text:p>1</text:p>
          </table:table-cell>
          <table:table-cell office:value-type="float" office:value="0.008">
            <text:p>0,00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">
            <text:p>2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/>
          <table:table-cell table:style-name="ce22" office:value-type="float" office:value="2">
            <text:p>2</text:p>
          </table:table-cell>
          <table:table-cell office:value-type="float" office:value="0.003">
            <text:p>0,003</text:p>
          </table:table-cell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3">
            <text:p>3</text:p>
          </table:table-cell>
          <table:table-cell table:style-name="ce17" office:value-type="float" office:value="0.8">
            <text:p>0,8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22" office:value-type="float" office:value="3">
            <text:p>3</text:p>
          </table:table-cell>
          <table:table-cell office:value-type="float" office:value="0.009">
            <text:p>0,009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4">
            <text:p>4</text:p>
          </table:table-cell>
          <table:table-cell table:style-name="ce17" office:value-type="float" office:value="0.6">
            <text:p>0,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22" office:value-type="float" office:value="4">
            <text:p>4</text:p>
          </table:table-cell>
          <table:table-cell office:value-type="float" office:value="0.005">
            <text:p>0,005</text:p>
          </table:table-cell>
          <table:table-cell office:value-type="float" office:value="3500">
            <text:p>3500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5">
            <text:p>5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/>
          <table:table-cell table:style-name="ce22" office:value-type="float" office:value="5">
            <text:p>5</text:p>
          </table:table-cell>
          <table:table-cell office:value-type="float" office:value="0.002">
            <text:p>0,002</text:p>
          </table:table-cell>
          <table:table-cell office:value-type="float" office:value="2500">
            <text:p>250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6">
            <text:p>6</text:p>
          </table:table-cell>
          <table:table-cell table:style-name="ce17" office:value-type="float" office:value="0.9">
            <text:p>0,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5">
            <text:p>5</text:p>
          </table:table-cell>
          <table:table-cell/>
          <table:table-cell table:style-name="ce22" office:value-type="float" office:value="6">
            <text:p>6</text:p>
          </table:table-cell>
          <table:table-cell office:value-type="float" office:value="0.004">
            <text:p>0,004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7">
            <text:p>7</text:p>
          </table:table-cell>
          <table:table-cell table:style-name="ce17" office:value-type="float" office:value="0.4">
            <text:p>0,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22" office:value-type="float" office:value="7">
            <text:p>7</text:p>
          </table:table-cell>
          <table:table-cell office:value-type="float" office:value="0.007">
            <text:p>0,007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8">
            <text:p>8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/>
          <table:table-cell table:style-name="ce22" office:value-type="float" office:value="8">
            <text:p>8</text:p>
          </table:table-cell>
          <table:table-cell office:value-type="float" office:value="0.005">
            <text:p>0,005</text:p>
          </table:table-cell>
          <table:table-cell office:value-type="float" office:value="3500">
            <text:p>3500</text:p>
          </table:table-cell>
          <table:table-cell office:value-type="float" office:value="15">
            <text:p>15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9">
            <text:p>9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4">
            <text:p>4</text:p>
          </table:table-cell>
          <table:table-cell/>
          <table:table-cell table:style-name="ce22" office:value-type="float" office:value="9">
            <text:p>9</text:p>
          </table:table-cell>
          <table:table-cell office:value-type="float" office:value="0.009">
            <text:p>0,00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0">
            <text:p>10</text:p>
          </table:table-cell>
          <table:table-cell table:style-name="ce17" office:value-type="float" office:value="0.8">
            <text:p>0,8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/>
          <table:table-cell table:style-name="ce22" office:value-type="float" office:value="10">
            <text:p>10</text:p>
          </table:table-cell>
          <table:table-cell office:value-type="float" office:value="0.005">
            <text:p>0,005</text:p>
          </table:table-cell>
          <table:table-cell office:value-type="float" office:value="3000">
            <text:p>3000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1">
            <text:p>11</text:p>
          </table:table-cell>
          <table:table-cell table:style-name="ce17" office:value-type="float" office:value="0.4">
            <text:p>0,4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">
            <text:p>2</text:p>
          </table:table-cell>
          <table:table-cell/>
          <table:table-cell table:style-name="ce22" office:value-type="float" office:value="11">
            <text:p>11</text:p>
          </table:table-cell>
          <table:table-cell office:value-type="float" office:value="0.005">
            <text:p>0,005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2">
            <text:p>12</text:p>
          </table:table-cell>
          <table:table-cell table:style-name="ce17" office:value-type="float" office:value="0.6">
            <text:p>0,6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8">
            <text:p>8</text:p>
          </table:table-cell>
          <table:table-cell/>
          <table:table-cell table:style-name="ce22" office:value-type="float" office:value="12">
            <text:p>12</text:p>
          </table:table-cell>
          <table:table-cell office:value-type="float" office:value="0.01">
            <text:p>0,01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3">
            <text:p>13</text:p>
          </table:table-cell>
          <table:table-cell table:style-name="ce17" office:value-type="float" office:value="0.8">
            <text:p>0,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/>
          <table:table-cell table:style-name="ce22" office:value-type="float" office:value="13">
            <text:p>13</text:p>
          </table:table-cell>
          <table:table-cell office:value-type="float" office:value="0.006">
            <text:p>0,006</text:p>
          </table:table-cell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4">
            <text:p>14</text:p>
          </table:table-cell>
          <table:table-cell table:style-name="ce17" office:value-type="float" office:value="0.9">
            <text:p>0,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7">
            <text:p>7</text:p>
          </table:table-cell>
          <table:table-cell/>
          <table:table-cell table:style-name="ce22" office:value-type="float" office:value="14">
            <text:p>14</text:p>
          </table:table-cell>
          <table:table-cell office:value-type="float" office:value="0.001">
            <text:p>0,001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5">
            <text:p>15</text:p>
          </table:table-cell>
          <table:table-cell table:style-name="ce17" office:value-type="float" office:value="0.6">
            <text:p>0,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2">
            <text:p>2</text:p>
          </table:table-cell>
          <table:table-cell/>
          <table:table-cell table:style-name="ce22" office:value-type="float" office:value="15">
            <text:p>15</text:p>
          </table:table-cell>
          <table:table-cell office:value-type="float" office:value="0.006">
            <text:p>0,006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6">
            <text:p>16</text:p>
          </table:table-cell>
          <table:table-cell table:style-name="ce17" office:value-type="float" office:value="0.8">
            <text:p>0,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22" office:value-type="float" office:value="16">
            <text:p>16</text:p>
          </table:table-cell>
          <table:table-cell office:value-type="float" office:value="0.004">
            <text:p>0,004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7">
            <text:p>17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22" office:value-type="float" office:value="17">
            <text:p>17</text:p>
          </table:table-cell>
          <table:table-cell office:value-type="float" office:value="0.002">
            <text:p>0,002</text:p>
          </table:table-cell>
          <table:table-cell office:value-type="float" office:value="3500">
            <text:p>350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8">
            <text:p>18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22" office:value-type="float" office:value="18">
            <text:p>18</text:p>
          </table:table-cell>
          <table:table-cell office:value-type="float" office:value="0.009">
            <text:p>0,009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19">
            <text:p>19</text:p>
          </table:table-cell>
          <table:table-cell table:style-name="ce17" office:value-type="float" office:value="0.6">
            <text:p>0,6</text:p>
          </table:table-cell>
          <table:table-cell table:number-columns-repeated="2" table:style-name="ce17" office:value-type="float" office:value="7">
            <text:p>7</text:p>
          </table:table-cell>
          <table:table-cell/>
          <table:table-cell table:style-name="ce22" office:value-type="float" office:value="19">
            <text:p>19</text:p>
          </table:table-cell>
          <table:table-cell office:value-type="float" office:value="0.005">
            <text:p>0,005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0">
            <text:p>20</text:p>
          </table:table-cell>
          <table:table-cell table:style-name="ce17" office:value-type="float" office:value="0.5">
            <text:p>0,5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/>
          <table:table-cell table:style-name="ce22" office:value-type="float" office:value="20">
            <text:p>20</text:p>
          </table:table-cell>
          <table:table-cell office:value-type="float" office:value="0.006">
            <text:p>0,006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1">
            <text:p>21</text:p>
          </table:table-cell>
          <table:table-cell table:style-name="ce17" office:value-type="float" office:value="0.9">
            <text:p>0,9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22" office:value-type="float" office:value="21">
            <text:p>21</text:p>
          </table:table-cell>
          <table:table-cell office:value-type="float" office:value="0.004">
            <text:p>0,004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2">
            <text:p>22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/>
          <table:table-cell table:style-name="ce22" office:value-type="float" office:value="22">
            <text:p>22</text:p>
          </table:table-cell>
          <table:table-cell office:value-type="float" office:value="0.003">
            <text:p>0,003</text:p>
          </table:table-cell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3">
            <text:p>23</text:p>
          </table:table-cell>
          <table:table-cell table:style-name="ce17" office:value-type="float" office:value="0.4">
            <text:p>0,4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22" office:value-type="float" office:value="23">
            <text:p>23</text:p>
          </table:table-cell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4">
            <text:p>24</text:p>
          </table:table-cell>
          <table:table-cell table:style-name="ce17" office:value-type="float" office:value="0.7">
            <text:p>0,7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/>
          <table:table-cell table:style-name="ce22" office:value-type="float" office:value="24">
            <text:p>24</text:p>
          </table:table-cell>
          <table:table-cell office:value-type="float" office:value="0.004">
            <text:p>0,004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covered-table-cell/>
          <table:table-cell table:style-name="ce13" office:value-type="float" office:value="25">
            <text:p>25</text:p>
          </table:table-cell>
          <table:table-cell table:style-name="ce17" office:value-type="float" office:value="0.1">
            <text:p>0,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">
            <text:p>3</text:p>
          </table:table-cell>
          <table:table-cell/>
          <table:table-cell table:style-name="ce22" office:value-type="float" office:value="25">
            <text:p>25</text:p>
          </table:table-cell>
          <table:table-cell office:value-type="float" office:value="0.002">
            <text:p>0,00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style-name="ce2" table:number-columns-repeated="2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style-name="ce5" table:number-columns-repeated="2"/>
          <table:table-cell table:number-columns-repeated="12"/>
        </table:table-row>
        <table:table-row table:style-name="ro3">
          <table:table-cell/>
          <table:table-cell table:style-name="ce14" office:value-type="string" table:number-columns-spanned="10" table:number-rows-spanned="1">
            <text:p><text:span text:style-name="T1">Задание 1.</text:span> Стрелок стреляет по мишени <text:span text:style-name="T1">n</text:span> раз, вероятность попадания в каждом выстреле <text:span text:style-name="T1">p</text:span>, какова вероятность того, что он сделает ровно <text:span text:style-name="T1">k</text:span> попаданий?</text:p>
          </table:table-cell>
          <table:covered-table-cell table:number-columns-repeated="3" table:style-name="ce15"/>
          <table:covered-table-cell table:number-columns-repeated="3" table:style-name="ce19"/>
          <table:covered-table-cell table:number-columns-repeated="2" table:style-name="ce23"/>
          <table:covered-table-cell table:style-name="ce15"/>
          <table:table-cell table:number-columns-repeated="11"/>
        </table:table-row>
        <table:table-row table:style-name="ro1" table:number-rows-repeated="2">
          <table:table-cell/>
          <table:table-cell table:style-name="ce15" table:number-columns-repeated="4"/>
          <table:table-cell table:style-name="ce20"/>
          <table:table-cell table:style-name="ce23" table:number-columns-repeated="4"/>
          <table:table-cell table:style-name="ce15"/>
          <table:table-cell table:number-columns-repeated="11"/>
        </table:table-row>
        <table:table-row table:style-name="ro1">
          <table:table-cell/>
          <table:table-cell table:style-name="ce14" office:value-type="string" table:number-columns-spanned="10" table:number-rows-spanned="3">
            <text:p><text:span text:style-name="T1">Зазание 2.</text:span> Вероятность выиграть джекпот равна <text:span text:style-name="T1">p</text:span>. Какова вероятность <text:span text:style-name="T1">k</text:span> выигрышей за <text:span text:style-name="T1">n</text:span> попыток?</text:p>
          </table:table-cell>
          <table:covered-table-cell table:number-columns-repeated="3" table:style-name="ce15"/>
          <table:covered-table-cell table:style-name="ce20"/>
          <table:covered-table-cell table:number-columns-repeated="4" table:style-name="ce23"/>
          <table:covered-table-cell table:style-name="ce15"/>
          <table:table-cell table:number-columns-repeated="11"/>
        </table:table-row>
        <table:table-row table:style-name="ro1">
          <table:table-cell/>
          <table:covered-table-cell table:number-columns-repeated="5"/>
          <table:covered-table-cell table:number-columns-repeated="4" table:style-name="ce5"/>
          <table:covered-table-cell/>
          <table:table-cell table:number-columns-repeated="11"/>
        </table:table-row>
        <table:table-row table:style-name="ro1">
          <table:table-cell/>
          <table:covered-table-cell table:number-columns-repeated="5"/>
          <table:covered-table-cell table:number-columns-repeated="4" table:style-name="ce5"/>
          <table:covered-table-cell/>
          <table:table-cell table:number-columns-repeated="11"/>
        </table:table-row>
        <table:table-row table:style-name="ro1" table:number-rows-repeated="4">
          <table:table-cell table:number-columns-repeated="6"/>
          <table:table-cell table:style-name="ce5" table:number-columns-repeated="4"/>
          <table:table-cell table:number-columns-repeated="12"/>
        </table:table-row>
        <table:table-row table:style-name="ro1" table:number-rows-repeated="13">
          <table:table-cell table:number-columns-repeated="6"/>
          <table:table-cell table:style-name="ce5" table:number-columns-repeated="4"/>
          <table:table-cell table:number-columns-repeated="12"/>
        </table:table-row>
        <table:table-row table:style-name="ro1" table:number-rows-repeated="3">
          <table:table-cell table:number-columns-repeated="6"/>
          <table:table-cell table:style-name="ce5"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 table:visibility="collapse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 table:visibility="collapse">
          <table: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 table:visibility="collapse">
          <table: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 table:visibility="collapse" table:number-rows-repeated="2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/>
          <table:table-cell table:style-name="ce9" office:value-type="string" table:number-columns-spanned="4" table:number-rows-spanned="1">
            <text:p>Задание 3</text:p>
          </table:table-cell>
          <table:covered-table-cell table:number-columns-repeated="3"/>
          <table:table-cell table:style-name="Default"/>
          <table:table-cell table:style-name="ce9" office:value-type="string" table:number-columns-spanned="4" table:number-rows-spanned="1">
            <text:p>Задание 4</text:p>
          </table:table-cell>
          <table:covered-table-cell table:number-columns-repeated="3"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11" office:value-type="string" table:number-columns-spanned="1" table:number-rows-spanned="26">
            <text:p>Вариант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k</text:p>
          </table:table-cell>
          <table:table-cell table:style-name="ce2"/>
          <table:table-cell table:style-name="ce24"/>
          <table:table-cell table:style-name="ce24" office:value-type="string">
            <text:p>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k1</text:p>
          </table:table-cell>
          <table:table-cell table:style-name="ce24" office:value-type="string">
            <text:p>k2</text:p>
          </table:table-cell>
          <table:table-cell table:style-name="ce1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203">
            <text:p>203</text:p>
          </table:table-cell>
          <table:table-cell/>
          <table:table-cell table:style-name="ce24" office:value-type="float" office:value="1">
            <text:p>1</text:p>
          </table:table-cell>
          <table:table-cell table:style-name="ce26" office:value-type="float" office:value="0.7">
            <text:p>0,7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504">
            <text:p>504</text:p>
          </table:table-cell>
          <table:table-cell table:style-name="ce26" office:value-type="float" office:value="584">
            <text:p>584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">
            <text:p>2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220">
            <text:p>220</text:p>
          </table:table-cell>
          <table:table-cell/>
          <table:table-cell table:style-name="ce24" office:value-type="float" office:value="2">
            <text:p>2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600">
            <text:p>600</text:p>
          </table:table-cell>
          <table:table-cell table:style-name="ce26" office:value-type="float" office:value="432">
            <text:p>432</text:p>
          </table:table-cell>
          <table:table-cell table:style-name="ce26" office:value-type="float" office:value="492">
            <text:p>49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3">
            <text:p>3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122">
            <text:p>122</text:p>
          </table:table-cell>
          <table:table-cell/>
          <table:table-cell table:style-name="ce24" office:value-type="float" office:value="3">
            <text:p>3</text:p>
          </table:table-cell>
          <table:table-cell table:style-name="ce26" office:value-type="float" office:value="0.3">
            <text:p>0,3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296">
            <text:p>296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4">
            <text:p>4</text:p>
          </table:table-cell>
          <table:table-cell table:style-name="ce18" office:value-type="float" office:value="0.7">
            <text:p>0,7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346">
            <text:p>346</text:p>
          </table:table-cell>
          <table:table-cell/>
          <table:table-cell table:style-name="ce24" office:value-type="float" office:value="4">
            <text:p>4</text:p>
          </table:table-cell>
          <table:table-cell table:style-name="ce26" office:value-type="float" office:value="0.6">
            <text:p>0,6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378">
            <text:p>378</text:p>
          </table:table-cell>
          <table:table-cell table:style-name="ce26" office:value-type="float" office:value="448">
            <text:p>448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5">
            <text:p>5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113">
            <text:p>113</text:p>
          </table:table-cell>
          <table:table-cell/>
          <table:table-cell table:style-name="ce24" office:value-type="float" office:value="5">
            <text:p>5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500">
            <text:p>500</text:p>
          </table:table-cell>
          <table:table-cell table:style-name="ce26" office:value-type="float" office:value="360">
            <text:p>360</text:p>
          </table:table-cell>
          <table:table-cell table:style-name="ce26" office:value-type="float" office:value="410">
            <text:p>410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6">
            <text:p>6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119">
            <text:p>119</text:p>
          </table:table-cell>
          <table:table-cell/>
          <table:table-cell table:style-name="ce24" office:value-type="float" office:value="6">
            <text:p>6</text:p>
          </table:table-cell>
          <table:table-cell table:style-name="ce26" office:value-type="float" office:value="0.6">
            <text:p>0,6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432">
            <text:p>432</text:p>
          </table:table-cell>
          <table:table-cell table:style-name="ce26" office:value-type="float" office:value="512">
            <text:p>51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7">
            <text:p>7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403">
            <text:p>403</text:p>
          </table:table-cell>
          <table:table-cell/>
          <table:table-cell table:style-name="ce24" office:value-type="float" office:value="7">
            <text:p>7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400">
            <text:p>400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328">
            <text:p>328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8">
            <text:p>8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115">
            <text:p>115</text:p>
          </table:table-cell>
          <table:table-cell/>
          <table:table-cell table:style-name="ce24" office:value-type="float" office:value="8">
            <text:p>8</text:p>
          </table:table-cell>
          <table:table-cell table:style-name="ce26" office:value-type="float" office:value="0.7">
            <text:p>0,7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504">
            <text:p>504</text:p>
          </table:table-cell>
          <table:table-cell table:style-name="ce26" office:value-type="float" office:value="584">
            <text:p>584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9">
            <text:p>9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155">
            <text:p>155</text:p>
          </table:table-cell>
          <table:table-cell/>
          <table:table-cell table:style-name="ce24" office:value-type="float" office:value="9">
            <text:p>9</text:p>
          </table:table-cell>
          <table:table-cell table:style-name="ce26" office:value-type="float" office:value="0.4">
            <text:p>0,4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368">
            <text:p>368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0">
            <text:p>10</text:p>
          </table:table-cell>
          <table:table-cell table:style-name="ce18" office:value-type="float" office:value="0.1">
            <text:p>0,1</text:p>
          </table:table-cell>
          <table:table-cell table:style-name="ce18" office:value-type="float" office:value="600">
            <text:p>600</text:p>
          </table:table-cell>
          <table:table-cell table:style-name="ce18" office:value-type="float" office:value="76">
            <text:p>76</text:p>
          </table:table-cell>
          <table:table-cell/>
          <table:table-cell table:style-name="ce24" office:value-type="float" office:value="10">
            <text:p>10</text:p>
          </table:table-cell>
          <table:table-cell table:style-name="ce26" office:value-type="float" office:value="0.2">
            <text:p>0,2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196">
            <text:p>196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1">
            <text:p>11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600">
            <text:p>600</text:p>
          </table:table-cell>
          <table:table-cell table:style-name="ce18" office:value-type="float" office:value="140">
            <text:p>140</text:p>
          </table:table-cell>
          <table:table-cell/>
          <table:table-cell table:style-name="ce24" office:value-type="float" office:value="11">
            <text:p>11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152">
            <text:p>15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2">
            <text:p>12</text:p>
          </table:table-cell>
          <table:table-cell table:style-name="ce18" office:value-type="float" office:value="0.1">
            <text:p>0,1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2">
            <text:p>72</text:p>
          </table:table-cell>
          <table:table-cell/>
          <table:table-cell table:style-name="ce24" office:value-type="float" office:value="12">
            <text:p>12</text:p>
          </table:table-cell>
          <table:table-cell table:style-name="ce26" office:value-type="float" office:value="0.4">
            <text:p>0,4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252">
            <text:p>252</text:p>
          </table:table-cell>
          <table:table-cell table:style-name="ce26" office:value-type="float" office:value="322">
            <text:p>32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3">
            <text:p>13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263">
            <text:p>263</text:p>
          </table:table-cell>
          <table:table-cell/>
          <table:table-cell table:style-name="ce24" office:value-type="float" office:value="13">
            <text:p>13</text:p>
          </table:table-cell>
          <table:table-cell table:style-name="ce26" office:value-type="float" office:value="0.8">
            <text:p>0,8</text:p>
          </table:table-cell>
          <table:table-cell table:style-name="ce26" office:value-type="float" office:value="400">
            <text:p>400</text:p>
          </table:table-cell>
          <table:table-cell table:style-name="ce26" office:value-type="float" office:value="288">
            <text:p>288</text:p>
          </table:table-cell>
          <table:table-cell table:style-name="ce26" office:value-type="float" office:value="328">
            <text:p>328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4">
            <text:p>14</text:p>
          </table:table-cell>
          <table:table-cell table:style-name="ce18" office:value-type="float" office:value="0.7">
            <text:p>0,7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555">
            <text:p>555</text:p>
          </table:table-cell>
          <table:table-cell/>
          <table:table-cell table:style-name="ce24" office:value-type="float" office:value="14">
            <text:p>14</text:p>
          </table:table-cell>
          <table:table-cell table:style-name="ce26" office:value-type="float" office:value="0.4">
            <text:p>0,4</text:p>
          </table:table-cell>
          <table:table-cell table:style-name="ce26" office:value-type="float" office:value="400">
            <text:p>400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184">
            <text:p>184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5">
            <text:p>15</text:p>
          </table:table-cell>
          <table:table-cell table:style-name="ce18" office:value-type="float" office:value="0.7">
            <text:p>0,7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489">
            <text:p>489</text:p>
          </table:table-cell>
          <table:table-cell/>
          <table:table-cell table:style-name="ce24" office:value-type="float" office:value="15">
            <text:p>15</text:p>
          </table:table-cell>
          <table:table-cell table:style-name="ce26" office:value-type="float" office:value="0.2">
            <text:p>0,2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126">
            <text:p>126</text:p>
          </table:table-cell>
          <table:table-cell table:style-name="ce26" office:value-type="float" office:value="196">
            <text:p>196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6">
            <text:p>16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166">
            <text:p>166</text:p>
          </table:table-cell>
          <table:table-cell/>
          <table:table-cell table:style-name="ce24" office:value-type="float" office:value="16">
            <text:p>16</text:p>
          </table:table-cell>
          <table:table-cell table:style-name="ce26" office:value-type="float" office:value="0.3">
            <text:p>0,3</text:p>
          </table:table-cell>
          <table:table-cell table:style-name="ce26" office:value-type="float" office:value="600">
            <text:p>600</text:p>
          </table:table-cell>
          <table:table-cell table:style-name="ce26" office:value-type="float" office:value="162">
            <text:p>162</text:p>
          </table:table-cell>
          <table:table-cell table:style-name="ce26" office:value-type="float" office:value="222">
            <text:p>22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7">
            <text:p>17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600">
            <text:p>600</text:p>
          </table:table-cell>
          <table:table-cell table:style-name="ce18" office:value-type="float" office:value="195">
            <text:p>195</text:p>
          </table:table-cell>
          <table:table-cell/>
          <table:table-cell table:style-name="ce24" office:value-type="float" office:value="17">
            <text:p>17</text:p>
          </table:table-cell>
          <table:table-cell table:style-name="ce26" office:value-type="float" office:value="0.2">
            <text:p>0,2</text:p>
          </table:table-cell>
          <table:table-cell table:style-name="ce26" office:value-type="float" office:value="400">
            <text:p>40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112">
            <text:p>112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8">
            <text:p>18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112">
            <text:p>112</text:p>
          </table:table-cell>
          <table:table-cell/>
          <table:table-cell table:style-name="ce24" office:value-type="float" office:value="18">
            <text:p>18</text:p>
          </table:table-cell>
          <table:table-cell table:style-name="ce26" office:value-type="float" office:value="0.7">
            <text:p>0,7</text:p>
          </table:table-cell>
          <table:table-cell table:style-name="ce26" office:value-type="float" office:value="500">
            <text:p>500</text:p>
          </table:table-cell>
          <table:table-cell table:style-name="ce26" office:value-type="float" office:value="315">
            <text:p>315</text:p>
          </table:table-cell>
          <table:table-cell table:style-name="ce26" office:value-type="float" office:value="365">
            <text:p>365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19">
            <text:p>19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229">
            <text:p>229</text:p>
          </table:table-cell>
          <table:table-cell/>
          <table:table-cell table:style-name="ce24" office:value-type="float" office:value="19">
            <text:p>19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315">
            <text:p>315</text:p>
          </table:table-cell>
          <table:table-cell table:style-name="ce26" office:value-type="float" office:value="385">
            <text:p>385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0">
            <text:p>20</text:p>
          </table:table-cell>
          <table:table-cell table:style-name="ce18" office:value-type="float" office:value="0.1">
            <text:p>0,1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55">
            <text:p>55</text:p>
          </table:table-cell>
          <table:table-cell/>
          <table:table-cell table:style-name="ce24" office:value-type="float" office:value="20">
            <text:p>20</text:p>
          </table:table-cell>
          <table:table-cell table:style-name="ce26" office:value-type="float" office:value="0.3">
            <text:p>0,3</text:p>
          </table:table-cell>
          <table:table-cell table:style-name="ce26" office:value-type="float" office:value="500">
            <text:p>500</text:p>
          </table:table-cell>
          <table:table-cell table:style-name="ce26" office:value-type="float" office:value="135">
            <text:p>135</text:p>
          </table:table-cell>
          <table:table-cell table:style-name="ce26" office:value-type="float" office:value="185">
            <text:p>185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1">
            <text:p>21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404">
            <text:p>404</text:p>
          </table:table-cell>
          <table:table-cell/>
          <table:table-cell table:style-name="ce24" office:value-type="float" office:value="21">
            <text:p>21</text:p>
          </table:table-cell>
          <table:table-cell table:style-name="ce26" office:value-type="float" office:value="0.3">
            <text:p>0,3</text:p>
          </table:table-cell>
          <table:table-cell table:style-name="ce26" office:value-type="float" office:value="500">
            <text:p>500</text:p>
          </table:table-cell>
          <table:table-cell table:style-name="ce26" office:value-type="float" office:value="135">
            <text:p>135</text:p>
          </table:table-cell>
          <table:table-cell table:style-name="ce26" office:value-type="float" office:value="185">
            <text:p>185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2">
            <text:p>22</text:p>
          </table:table-cell>
          <table:table-cell table:style-name="ce18" office:value-type="float" office:value="0.6">
            <text:p>0,6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480">
            <text:p>480</text:p>
          </table:table-cell>
          <table:table-cell/>
          <table:table-cell table:style-name="ce24" office:value-type="float" office:value="22">
            <text:p>22</text:p>
          </table:table-cell>
          <table:table-cell table:style-name="ce26" office:value-type="float" office:value="0.4">
            <text:p>0,4</text:p>
          </table:table-cell>
          <table:table-cell table:style-name="ce26" office:value-type="float" office:value="600">
            <text:p>600</text:p>
          </table:table-cell>
          <table:table-cell table:style-name="ce26" office:value-type="float" office:value="216">
            <text:p>216</text:p>
          </table:table-cell>
          <table:table-cell table:style-name="ce26" office:value-type="float" office:value="276">
            <text:p>276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3">
            <text:p>23</text:p>
          </table:table-cell>
          <table:table-cell table:style-name="ce18" office:value-type="float" office:value="0.3">
            <text:p>0,3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225">
            <text:p>225</text:p>
          </table:table-cell>
          <table:table-cell/>
          <table:table-cell table:style-name="ce24" office:value-type="float" office:value="23">
            <text:p>23</text:p>
          </table:table-cell>
          <table:table-cell table:style-name="ce26" office:value-type="float" office:value="0.7">
            <text:p>0,7</text:p>
          </table:table-cell>
          <table:table-cell table:style-name="ce26" office:value-type="float" office:value="800">
            <text:p>800</text:p>
          </table:table-cell>
          <table:table-cell table:style-name="ce26" office:value-type="float" office:value="504">
            <text:p>504</text:p>
          </table:table-cell>
          <table:table-cell table:style-name="ce26" office:value-type="float" office:value="584">
            <text:p>584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4">
            <text:p>24</text:p>
          </table:table-cell>
          <table:table-cell table:style-name="ce18" office:value-type="float" office:value="0.5">
            <text:p>0,5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250">
            <text:p>250</text:p>
          </table:table-cell>
          <table:table-cell/>
          <table:table-cell table:style-name="ce24" office:value-type="float" office:value="24">
            <text:p>24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315">
            <text:p>315</text:p>
          </table:table-cell>
          <table:table-cell table:style-name="ce26" office:value-type="float" office:value="385">
            <text:p>385</text:p>
          </table:table-cell>
          <table:table-cell table:style-name="ce6"/>
          <table:table-cell table:number-columns-repeated="10"/>
        </table:table-row>
        <table:table-row table:style-name="ro1">
          <table:covered-table-cell table:style-name="ce1"/>
          <table:table-cell table:style-name="ce16" office:value-type="float" office:value="25">
            <text:p>25</text:p>
          </table:table-cell>
          <table:table-cell table:style-name="ce18" office:value-type="float" office:value="0.7">
            <text:p>0,7</text:p>
          </table:table-cell>
          <table:table-cell table:style-name="ce18" office:value-type="float" office:value="600">
            <text:p>600</text:p>
          </table:table-cell>
          <table:table-cell table:style-name="ce18" office:value-type="float" office:value="415">
            <text:p>415</text:p>
          </table:table-cell>
          <table:table-cell/>
          <table:table-cell table:style-name="ce24" office:value-type="float" office:value="25">
            <text:p>25</text:p>
          </table:table-cell>
          <table:table-cell table:style-name="ce26" office:value-type="float" office:value="0.1">
            <text:p>0,1</text:p>
          </table:table-cell>
          <table:table-cell table:style-name="ce26" office:value-type="float" office:value="700">
            <text:p>700</text:p>
          </table:table-cell>
          <table:table-cell table:style-name="ce26" office:value-type="float" office:value="63">
            <text:p>63</text:p>
          </table:table-cell>
          <table:table-cell table:style-name="ce26" office:value-type="float" office:value="133">
            <text:p>133</text:p>
          </table:table-cell>
          <table:table-cell table:style-name="ce6"/>
          <table:table-cell table:number-columns-repeated="10"/>
        </table:table-row>
        <table:table-row table:style-name="ro1">
          <table:table-cell table:style-name="ce1" table:number-columns-repeated="5"/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 table:visibility="collapse" table:number-rows-repeated="3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4" office:value-type="string" table:number-columns-spanned="10" table:number-rows-spanned="3">
            <text:p><text:span text:style-name="T1">Задание 3.</text:span> Вероятность брака на китайском заводе равна <text:span text:style-name="T1">p</text:span>. Какова вероятность того, что <text:span text:style-name="T1">k</text:span> изделий из <text:span text:style-name="T1">n</text:span> купленных в Китае окажутся бракованными?</text:p>
          </table:table-cell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1"/>
        </table:table-row>
        <table:table-row table:style-name="ro1">
          <table:table-cell/>
          <table:covered-table-cell table:number-columns-repeated="4"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1"/>
        </table:table-row>
        <table:table-row table:style-name="ro1">
          <table:table-cell/>
          <table:covered-table-cell table:number-columns-repeated="4"/>
          <table:covered-table-cell table:style-name="Default"/>
          <table:covered-table-cell/>
          <table:covered-table-cell table:number-columns-repeated="4" table:style-name="ce1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" table:number-columns-repeated="4"/>
          <table:table-cell table:style-name="ce6"/>
          <table:table-cell table:style-name="ce7" table:number-columns-repeated="2"/>
          <table:table-cell table:style-name="ce8"/>
          <table:table-cell table:number-columns-repeated="6"/>
          <table:table-cell table:style-name="ce7"/>
        </table:table-row>
        <table:table-row table:style-name="ro1">
          <table:table-cell/>
          <table:table-cell table:style-name="ce14" office:value-type="string" table:number-columns-spanned="10" table:number-rows-spanned="3">
            <text:p><text:span text:style-name="T1">Задание 4.</text:span> Пулеметная лента содержит <text:span text:style-name="T1">n</text:span> партонов. Какова вероятность того, что в цель попадет от <text:span text:style-name="T1">k1</text:span> до <text:span text:style-name="T1">k2</text:span> выстрелов, если вероятность попадания в одном выстреле равна <text:span text:style-name="T1">p</text:span>?</text:p>
          </table:table-cell>
          <table:covered-table-cell table:number-columns-repeated="3"/>
          <table:covered-table-cell table:style-name="Default"/>
          <table:covered-table-cell/>
          <table:covered-table-cell table:number-columns-repeated="4" table:style-name="ce1"/>
          <table:table-cell table:style-name="ce6"/>
          <table:table-cell table:style-name="ce7" table:number-columns-repeated="2"/>
          <table:table-cell table:style-name="ce8"/>
          <table:table-cell table:number-columns-repeated="6"/>
          <table:table-cell table:style-name="ce7"/>
        </table:table-row>
        <table:table-row table:style-name="ro1">
          <table:table-cell/>
          <table:covered-table-cell table:number-columns-repeated="4"/>
          <table:covered-table-cell table:style-name="Default"/>
          <table:covered-table-cell/>
          <table:covered-table-cell table:number-columns-repeated="4" table:style-name="ce1"/>
          <table:table-cell table:style-name="ce6"/>
          <table:table-cell table:style-name="ce7" table:number-columns-repeated="2"/>
          <table:table-cell table:style-name="ce8"/>
          <table:table-cell table:number-columns-repeated="6"/>
          <table:table-cell table:style-name="ce7"/>
        </table:table-row>
        <table:table-row table:style-name="ro1">
          <table:table-cell/>
          <table:covered-table-cell table:number-columns-repeated="4"/>
          <table:covered-table-cell table:style-name="Default"/>
          <table:covered-table-cell/>
          <table:covered-table-cell table:number-columns-repeated="4" table:style-name="ce1"/>
          <table:table-cell table:style-name="ce6"/>
          <table:table-cell table:style-name="ce7" table:number-columns-repeated="2"/>
          <table:table-cell table:style-name="ce8"/>
          <table:table-cell table:number-columns-repeated="6"/>
          <table:table-cell table:style-name="ce7"/>
        </table:table-row>
        <table:table-row table:style-name="ro1" table:number-rows-repeated="20">
          <table:table-cell table:number-columns-repeated="5"/>
          <table:table-cell table:style-name="Default"/>
          <table:table-cell/>
          <table:table-cell table:style-name="ce1" table:number-columns-repeated="4"/>
          <table:table-cell table:style-name="ce6"/>
          <table:table-cell table:style-name="ce7" table:number-columns-repeated="2"/>
          <table:table-cell table:style-name="ce8"/>
          <table:table-cell table:number-columns-repeated="6"/>
          <table:table-cell table:style-name="ce7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" table:number-columns-repeated="4"/>
          <table:table-cell table:style-name="ce6"/>
          <table:table-cell table:style-name="ce7" table:number-columns-repeated="2"/>
          <table:table-cell table:style-name="ce8"/>
          <table:table-cell table:number-columns-repeated="7"/>
        </table:table-row>
        <table:table-row table:style-name="ro1">
          <table:table-cell/>
          <table:table-cell table:style-name="ce1" table:number-columns-repeated="4"/>
          <table:table-cell/>
          <table:table-cell table:style-name="ce1" table:number-columns-repeated="9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00ff00"/>
    </style:style>
    <style:style style:name="Безымянный2" style:family="table-cell" style:parent-style-name="Default">
      <style:table-cell-properties fo:background-color="#ccffff"/>
    </style:style>
    <style:style style:name="й" style:family="table-cell" style:parent-style-name="Default"/>
    <style:style style:name="Безымянный3" style:family="table-cell" style:parent-style-name="Default">
      <style:table-cell-properties fo:background-color="#ffcc99"/>
    </style:style>
    <style:style style:name="Безымянный4" style:family="table-cell" style:parent-style-name="Default">
      <style:table-cell-properties fo:background-color="#ffff99"/>
    </style:style>
    <style:style style:name="Безымянный5" style:family="table-cell" style:parent-style-name="Default">
      <style:table-cell-properties fo:background-color="#cccccc"/>
    </style:style>
    <style:style style:name="Безымянный6" style:family="table-cell" style:parent-style-name="Default">
      <style:table-cell-properties fo:background-color="#ff0000"/>
    </style:style>
    <style:style style:name="Безымянный7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25.11.2014</text:date>, <text:time>10:42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4-11-18T10:07:49</meta:creation-date>
    <dc:date>2014-11-25T10:42:34</dc:date>
    <dc:creator>a </dc:creator>
    <meta:editing-duration>P1DT4H3M</meta:editing-duration>
    <meta:editing-cycles>5</meta:editing-cycles>
    <meta:generator>LibreOffice/3.4$Linux LibreOffice_project/340m1$Build-402</meta:generator>
    <meta:document-statistic meta:table-count="3" meta:cell-count="2600" meta:object-count="0"/>
  </office:meta>
</office:document-meta>
</file>